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Normal_32_2" style:data-style-name="N0">
      <style:table-cell-properties style:vertical-align="automatic" fo:background-color="transparent" style:cell-protect="protected"/>
      <style:text-properties style:font-name="Liberation Sans1" style:font-name-asian="Liberation Sans1" style:font-name-complex="Liberation Sans1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IndBonheurPourVersionSQL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office:value-type="string" table:style-name="ce1">
            <text:p>IdPays</text:p>
          </table:table-cell>
          <table:table-cell office:value-type="string" table:style-name="ce1">
            <text:p>Valeur</text:p>
          </table:table-cell>
          <table:table-cell office:value-type="string" table:style-name="ce1">
            <text:p>Annee</text:p>
          </table:table-cell>
          <table:table-cell office:value-type="string" table:style-name="ce1">
            <text:p>IdBonheur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2"/>
          <table:table-cell office:value-type="float" office:value="2000" table:formula="of:=2000" table:style-name="ce1">
            <text:p>2000</text:p>
          </table:table-cell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0" table:formula="of:=2000" table:style-name="ce1">
            <text:p>2000</text:p>
          </table:table-cell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1" table:style-name="ce1">
            <text:p>30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2" table:style-name="ce1">
            <text:p>30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03" table:style-name="ce1">
            <text:p>30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4" table:style-name="ce1">
            <text:p>30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5" table:style-name="ce1">
            <text:p>30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6" table:style-name="ce1">
            <text:p>30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7" table:style-name="ce1">
            <text:p>30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8" table:style-name="ce1">
            <text:p>30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09" table:style-name="ce1">
            <text:p>30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0" table:style-name="ce1">
            <text:p>31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1" table:style-name="ce1">
            <text:p>31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2" table:style-name="ce1">
            <text:p>31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3" table:style-name="ce1">
            <text:p>31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14" table:style-name="ce1">
            <text:p>31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5" table:style-name="ce1">
            <text:p>31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6" table:style-name="ce1">
            <text:p>31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7" table:style-name="ce1">
            <text:p>31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8" table:style-name="ce1">
            <text:p>31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19" table:style-name="ce1">
            <text:p>31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0" table:style-name="ce1">
            <text:p>32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1" table:style-name="ce1">
            <text:p>32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2" table:style-name="ce1">
            <text:p>32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3" table:style-name="ce1">
            <text:p>32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4" table:style-name="ce1">
            <text:p>32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5" table:style-name="ce1">
            <text:p>32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6" table:style-name="ce1">
            <text:p>32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7" table:style-name="ce1">
            <text:p>32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28" table:style-name="ce1">
            <text:p>32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29" table:style-name="ce1">
            <text:p>32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0" table:style-name="ce1">
            <text:p>33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1" table:style-name="ce1">
            <text:p>33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2" table:style-name="ce1">
            <text:p>33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3" table:style-name="ce1">
            <text:p>33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4" table:style-name="ce1">
            <text:p>33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5" table:style-name="ce1">
            <text:p>33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6" table:style-name="ce1">
            <text:p>33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7" table:style-name="ce1">
            <text:p>33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38" table:style-name="ce1">
            <text:p>33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39" table:style-name="ce1">
            <text:p>33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0" table:style-name="ce1">
            <text:p>34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1" table:style-name="ce1">
            <text:p>34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2" table:style-name="ce1">
            <text:p>34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3" table:style-name="ce1">
            <text:p>34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4" table:style-name="ce1">
            <text:p>34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5" table:style-name="ce1">
            <text:p>34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6" table:style-name="ce1">
            <text:p>34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47" table:style-name="ce1">
            <text:p>34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8" table:style-name="ce1">
            <text:p>34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49" table:style-name="ce1">
            <text:p>34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0" table:style-name="ce1">
            <text:p>35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1" table:style-name="ce1">
            <text:p>35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2" table:style-name="ce1">
            <text:p>35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3" table:style-name="ce1">
            <text:p>35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4" table:style-name="ce1">
            <text:p>35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5" table:style-name="ce1">
            <text:p>35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6" table:style-name="ce1">
            <text:p>35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7" table:style-name="ce1">
            <text:p>35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8" table:style-name="ce1">
            <text:p>35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59" table:style-name="ce1">
            <text:p>35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0" table:style-name="ce1">
            <text:p>36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1" table:style-name="ce1">
            <text:p>36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2" table:style-name="ce1">
            <text:p>36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3" table:style-name="ce1">
            <text:p>36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4" table:style-name="ce1">
            <text:p>36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5" table:style-name="ce1">
            <text:p>36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6" table:style-name="ce1">
            <text:p>36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7" table:style-name="ce1">
            <text:p>36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68" table:style-name="ce1">
            <text:p>36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69" table:style-name="ce1">
            <text:p>36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0" table:style-name="ce1">
            <text:p>37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1" table:style-name="ce1">
            <text:p>37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2" table:style-name="ce1">
            <text:p>37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3" table:style-name="ce1">
            <text:p>37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4" table:style-name="ce1">
            <text:p>37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5" table:style-name="ce1">
            <text:p>37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6" table:style-name="ce1">
            <text:p>37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7" table:style-name="ce1">
            <text:p>37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8" table:style-name="ce1">
            <text:p>37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79" table:style-name="ce1">
            <text:p>37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0" table:style-name="ce1">
            <text:p>38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1" table:style-name="ce1">
            <text:p>38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2" table:style-name="ce1">
            <text:p>38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3" table:style-name="ce1">
            <text:p>38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4" table:style-name="ce1">
            <text:p>38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5" table:style-name="ce1">
            <text:p>38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6" table:style-name="ce1">
            <text:p>38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7" table:style-name="ce1">
            <text:p>38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8" table:style-name="ce1">
            <text:p>38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89" table:style-name="ce1">
            <text:p>38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0" table:style-name="ce1">
            <text:p>39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1" table:style-name="ce1">
            <text:p>39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2" table:style-name="ce1">
            <text:p>39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3" table:style-name="ce1">
            <text:p>39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4" table:style-name="ce1">
            <text:p>39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5" table:style-name="ce1">
            <text:p>39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6" table:style-name="ce1">
            <text:p>39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7" table:style-name="ce1">
            <text:p>39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2"/>
          <table:table-cell office:value-type="float" office:value="2001" table:formula="of:=2001" table:style-name="ce1">
            <text:p>2001</text:p>
          </table:table-cell>
          <table:table-cell office:value-type="float" office:value="398" table:style-name="ce1">
            <text:p>39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399" table:style-name="ce1">
            <text:p>39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0" table:style-name="ce1">
            <text:p>40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1" table:style-name="ce1">
            <text:p>40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2" table:style-name="ce1">
            <text:p>40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3" table:style-name="ce1">
            <text:p>40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4" table:style-name="ce1">
            <text:p>40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5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1" table:formula="of:=2001" table:style-name="ce1">
            <text:p>2001</text:p>
          </table:table-cell>
          <table:table-cell office:value-type="float" office:value="406" table:style-name="ce1">
            <text:p>40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7" table:style-name="ce1">
            <text:p>40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8" table:style-name="ce1">
            <text:p>40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09" table:style-name="ce1">
            <text:p>40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0" table:style-name="ce1">
            <text:p>41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1" table:style-name="ce1">
            <text:p>41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2" table:style-name="ce1">
            <text:p>41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3" table:style-name="ce1">
            <text:p>41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14" table:style-name="ce1">
            <text:p>41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5" table:style-name="ce1">
            <text:p>41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6" table:style-name="ce1">
            <text:p>41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7" table:style-name="ce1">
            <text:p>41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8" table:style-name="ce1">
            <text:p>41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19" table:style-name="ce1">
            <text:p>41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0" table:style-name="ce1">
            <text:p>42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1" table:style-name="ce1">
            <text:p>42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2" table:style-name="ce1">
            <text:p>42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3" table:style-name="ce1">
            <text:p>42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4" table:style-name="ce1">
            <text:p>42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5" table:style-name="ce1">
            <text:p>42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6" table:style-name="ce1">
            <text:p>42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7" table:style-name="ce1">
            <text:p>42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28" table:style-name="ce1">
            <text:p>42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29" table:style-name="ce1">
            <text:p>42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0" table:style-name="ce1">
            <text:p>43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1" table:style-name="ce1">
            <text:p>43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2" table:style-name="ce1">
            <text:p>43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3" table:style-name="ce1">
            <text:p>43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4" table:style-name="ce1">
            <text:p>43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5" table:style-name="ce1">
            <text:p>43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6" table:style-name="ce1">
            <text:p>43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7" table:style-name="ce1">
            <text:p>43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8" table:style-name="ce1">
            <text:p>43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39" table:style-name="ce1">
            <text:p>43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0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1" table:style-name="ce1">
            <text:p>44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2" table:style-name="ce1">
            <text:p>44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3" table:style-name="ce1">
            <text:p>44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4" table:style-name="ce1">
            <text:p>44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5" table:style-name="ce1">
            <text:p>44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6" table:style-name="ce1">
            <text:p>44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7" table:style-name="ce1">
            <text:p>44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8" table:style-name="ce1">
            <text:p>44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49" table:style-name="ce1">
            <text:p>44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0" table:style-name="ce1">
            <text:p>45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1" table:style-name="ce1">
            <text:p>45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2" table:style-name="ce1">
            <text:p>45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3" table:style-name="ce1">
            <text:p>45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4" table:style-name="ce1">
            <text:p>45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5" table:style-name="ce1">
            <text:p>45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6" table:style-name="ce1">
            <text:p>45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7" table:style-name="ce1">
            <text:p>45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8" table:style-name="ce1">
            <text:p>45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59" table:style-name="ce1">
            <text:p>45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0" table:style-name="ce1">
            <text:p>46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1" table:style-name="ce1">
            <text:p>46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2" table:style-name="ce1">
            <text:p>46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3" table:style-name="ce1">
            <text:p>46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4" table:style-name="ce1">
            <text:p>46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5" table:style-name="ce1">
            <text:p>46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6" table:style-name="ce1">
            <text:p>46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7" table:style-name="ce1">
            <text:p>46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8" table:style-name="ce1">
            <text:p>46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69" table:style-name="ce1">
            <text:p>46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0" table:style-name="ce1">
            <text:p>47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1" table:style-name="ce1">
            <text:p>47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2" table:style-name="ce1">
            <text:p>47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3" table:style-name="ce1">
            <text:p>47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4" table:style-name="ce1">
            <text:p>47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5" table:style-name="ce1">
            <text:p>47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6" table:style-name="ce1">
            <text:p>47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7" table:style-name="ce1">
            <text:p>47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78" table:style-name="ce1">
            <text:p>47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79" table:style-name="ce1">
            <text:p>47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0" table:style-name="ce1">
            <text:p>48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1" table:style-name="ce1">
            <text:p>48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2" table:style-name="ce1">
            <text:p>48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483" table:style-name="ce1">
            <text:p>48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4" table:style-name="ce1">
            <text:p>48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5" table:style-name="ce1">
            <text:p>48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6" table:style-name="ce1">
            <text:p>48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7" table:style-name="ce1">
            <text:p>48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8" table:style-name="ce1">
            <text:p>48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89" table:style-name="ce1">
            <text:p>48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0" table:style-name="ce1">
            <text:p>49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1" table:style-name="ce1">
            <text:p>49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2" table:style-name="ce1">
            <text:p>49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3" table:style-name="ce1">
            <text:p>49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4" table:style-name="ce1">
            <text:p>49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5" table:style-name="ce1">
            <text:p>49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6" table:style-name="ce1">
            <text:p>49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7" table:style-name="ce1">
            <text:p>49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8" table:style-name="ce1">
            <text:p>49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499" table:style-name="ce1">
            <text:p>49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0" table:style-name="ce1">
            <text:p>50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1" table:style-name="ce1">
            <text:p>50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2" table:style-name="ce1">
            <text:p>50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3" table:style-name="ce1">
            <text:p>50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4" table:style-name="ce1">
            <text:p>50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5" table:style-name="ce1">
            <text:p>50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06" table:style-name="ce1">
            <text:p>50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7" table:style-name="ce1">
            <text:p>50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8" table:style-name="ce1">
            <text:p>50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09" table:style-name="ce1">
            <text:p>50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0" table:style-name="ce1">
            <text:p>51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1" table:style-name="ce1">
            <text:p>51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2" table:style-name="ce1">
            <text:p>51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3" table:style-name="ce1">
            <text:p>51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4" table:style-name="ce1">
            <text:p>51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5" table:style-name="ce1">
            <text:p>51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6" table:style-name="ce1">
            <text:p>51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17" table:style-name="ce1">
            <text:p>51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8" table:style-name="ce1">
            <text:p>51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19" table:style-name="ce1">
            <text:p>51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0" table:style-name="ce1">
            <text:p>52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1" table:style-name="ce1">
            <text:p>52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2" table:style-name="ce1">
            <text:p>52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3" table:style-name="ce1">
            <text:p>52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4" table:style-name="ce1">
            <text:p>52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5" table:style-name="ce1">
            <text:p>52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6" table:style-name="ce1">
            <text:p>52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7" table:style-name="ce1">
            <text:p>52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28" table:style-name="ce1">
            <text:p>52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29" table:style-name="ce1">
            <text:p>52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0" table:style-name="ce1">
            <text:p>53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1" table:style-name="ce1">
            <text:p>53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2" table:style-name="ce1">
            <text:p>53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3" table:style-name="ce1">
            <text:p>53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4" table:style-name="ce1">
            <text:p>53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5" table:style-name="ce1">
            <text:p>53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6" table:style-name="ce1">
            <text:p>53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37" table:style-name="ce1">
            <text:p>53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8" table:style-name="ce1">
            <text:p>53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39" table:style-name="ce1">
            <text:p>53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0" table:style-name="ce1">
            <text:p>54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1" table:style-name="ce1">
            <text:p>54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2" table:style-name="ce1">
            <text:p>54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3" table:style-name="ce1">
            <text:p>54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4" table:style-name="ce1">
            <text:p>54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5" table:style-name="ce1">
            <text:p>54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6" table:style-name="ce1">
            <text:p>54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7" table:style-name="ce1">
            <text:p>54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48" table:style-name="ce1">
            <text:p>54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49" table:style-name="ce1">
            <text:p>54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50" table:style-name="ce1">
            <text:p>55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1" table:style-name="ce1">
            <text:p>55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2" table:style-name="ce1">
            <text:p>55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3" table:style-name="ce1">
            <text:p>55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4" table:style-name="ce1">
            <text:p>55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5" table:style-name="ce1">
            <text:p>55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6" table:style-name="ce1">
            <text:p>55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7" table:style-name="ce1">
            <text:p>55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8" table:style-name="ce1">
            <text:p>55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59" table:style-name="ce1">
            <text:p>55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0" table:style-name="ce1">
            <text:p>56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1" table:style-name="ce1">
            <text:p>56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2" table:style-name="ce1">
            <text:p>56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3" table:style-name="ce1">
            <text:p>56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4" table:style-name="ce1">
            <text:p>56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5" table:style-name="ce1">
            <text:p>56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66" table:style-name="ce1">
            <text:p>56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7" table:style-name="ce1">
            <text:p>56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8" table:style-name="ce1">
            <text:p>56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69" table:style-name="ce1">
            <text:p>56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0" table:style-name="ce1">
            <text:p>57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1" table:style-name="ce1">
            <text:p>57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72" table:style-name="ce1">
            <text:p>57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3" table:style-name="ce1">
            <text:p>57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4" table:style-name="ce1">
            <text:p>57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5" table:style-name="ce1">
            <text:p>57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6" table:style-name="ce1">
            <text:p>57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7" table:style-name="ce1">
            <text:p>57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8" table:style-name="ce1">
            <text:p>57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79" table:style-name="ce1">
            <text:p>57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0" table:style-name="ce1">
            <text:p>58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1" table:style-name="ce1">
            <text:p>58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2" table:style-name="ce1">
            <text:p>58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3" table:style-name="ce1">
            <text:p>58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4" table:style-name="ce1">
            <text:p>58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5" table:style-name="ce1">
            <text:p>58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6" table:style-name="ce1">
            <text:p>58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7" table:style-name="ce1">
            <text:p>58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8" table:style-name="ce1">
            <text:p>58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89" table:style-name="ce1">
            <text:p>58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0" table:style-name="ce1">
            <text:p>59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1" table:style-name="ce1">
            <text:p>59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2" table:style-name="ce1">
            <text:p>59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3" table:style-name="ce1">
            <text:p>59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4" table:style-name="ce1">
            <text:p>59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5" table:style-name="ce1">
            <text:p>59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596" table:style-name="ce1">
            <text:p>59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7" table:style-name="ce1">
            <text:p>59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8" table:style-name="ce1">
            <text:p>59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599" table:style-name="ce1">
            <text:p>59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0" table:style-name="ce1">
            <text:p>60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2"/>
          <table:table-cell office:value-type="float" office:value="2002" table:formula="of:=2002" table:style-name="ce1">
            <text:p>2002</text:p>
          </table:table-cell>
          <table:table-cell office:value-type="float" office:value="601" table:style-name="ce1">
            <text:p>60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2" table:style-name="ce1">
            <text:p>60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3" table:style-name="ce1">
            <text:p>60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4" table:style-name="ce1">
            <text:p>60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5" table:style-name="ce1">
            <text:p>60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6" table:style-name="ce1">
            <text:p>60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7" table:style-name="ce1">
            <text:p>60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8" table:style-name="ce1">
            <text:p>60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2" table:formula="of:=2002" table:style-name="ce1">
            <text:p>2002</text:p>
          </table:table-cell>
          <table:table-cell office:value-type="float" office:value="609" table:style-name="ce1">
            <text:p>60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0" table:style-name="ce1">
            <text:p>61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1" table:style-name="ce1">
            <text:p>61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2" table:style-name="ce1">
            <text:p>61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3" table:style-name="ce1">
            <text:p>61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4" table:style-name="ce1">
            <text:p>61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5" table:style-name="ce1">
            <text:p>61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6" table:style-name="ce1">
            <text:p>61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17" table:style-name="ce1">
            <text:p>61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8" table:style-name="ce1">
            <text:p>61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19" table:style-name="ce1">
            <text:p>61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0" table:style-name="ce1">
            <text:p>62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1" table:style-name="ce1">
            <text:p>62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2" table:style-name="ce1">
            <text:p>62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3" table:style-name="ce1">
            <text:p>62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4" table:style-name="ce1">
            <text:p>62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5" table:style-name="ce1">
            <text:p>62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6" table:style-name="ce1">
            <text:p>62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7" table:style-name="ce1">
            <text:p>62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8" table:style-name="ce1">
            <text:p>62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29" table:style-name="ce1">
            <text:p>62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0" table:style-name="ce1">
            <text:p>63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1" table:style-name="ce1">
            <text:p>63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32" table:style-name="ce1">
            <text:p>63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3" table:style-name="ce1">
            <text:p>63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4" table:style-name="ce1">
            <text:p>63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5" table:style-name="ce1">
            <text:p>63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6" table:style-name="ce1">
            <text:p>63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7" table:style-name="ce1">
            <text:p>63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8" table:style-name="ce1">
            <text:p>63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39" table:style-name="ce1">
            <text:p>63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0" table:style-name="ce1">
            <text:p>64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1" table:style-name="ce1">
            <text:p>64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2" table:style-name="ce1">
            <text:p>64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3" table:style-name="ce1">
            <text:p>64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4" table:style-name="ce1">
            <text:p>64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5" table:style-name="ce1">
            <text:p>64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6" table:style-name="ce1">
            <text:p>64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7" table:style-name="ce1">
            <text:p>64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8" table:style-name="ce1">
            <text:p>64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49" table:style-name="ce1">
            <text:p>64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0" table:style-name="ce1">
            <text:p>65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1" table:style-name="ce1">
            <text:p>65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2" table:style-name="ce1">
            <text:p>65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3" table:style-name="ce1">
            <text:p>65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4" table:style-name="ce1">
            <text:p>65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5" table:style-name="ce1">
            <text:p>65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6" table:style-name="ce1">
            <text:p>65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7" table:style-name="ce1">
            <text:p>65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8" table:style-name="ce1">
            <text:p>65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59" table:style-name="ce1">
            <text:p>65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0" table:style-name="ce1">
            <text:p>66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1" table:style-name="ce1">
            <text:p>66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2" table:style-name="ce1">
            <text:p>66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3" table:style-name="ce1">
            <text:p>66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4" table:style-name="ce1">
            <text:p>66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5" table:style-name="ce1">
            <text:p>66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6" table:style-name="ce1">
            <text:p>66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7" table:style-name="ce1">
            <text:p>66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8" table:style-name="ce1">
            <text:p>66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69" table:style-name="ce1">
            <text:p>66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0" table:style-name="ce1">
            <text:p>67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1" table:style-name="ce1">
            <text:p>67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2" table:style-name="ce1">
            <text:p>67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3" table:style-name="ce1">
            <text:p>67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74" table:style-name="ce1">
            <text:p>67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5" table:style-name="ce1">
            <text:p>67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6" table:style-name="ce1">
            <text:p>67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7" table:style-name="ce1">
            <text:p>67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8" table:style-name="ce1">
            <text:p>67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79" table:style-name="ce1">
            <text:p>67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0" table:style-name="ce1">
            <text:p>68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1" table:style-name="ce1">
            <text:p>68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2" table:style-name="ce1">
            <text:p>68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3" table:style-name="ce1">
            <text:p>68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4" table:style-name="ce1">
            <text:p>68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5" table:style-name="ce1">
            <text:p>68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686" table:style-name="ce1">
            <text:p>68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7" table:style-name="ce1">
            <text:p>68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8" table:style-name="ce1">
            <text:p>68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89" table:style-name="ce1">
            <text:p>68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0" table:style-name="ce1">
            <text:p>69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1" table:style-name="ce1">
            <text:p>69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2" table:style-name="ce1">
            <text:p>69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3" table:style-name="ce1">
            <text:p>69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4" table:style-name="ce1">
            <text:p>69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5" table:style-name="ce1">
            <text:p>69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6" table:style-name="ce1">
            <text:p>69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7" table:style-name="ce1">
            <text:p>69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8" table:style-name="ce1">
            <text:p>69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699" table:style-name="ce1">
            <text:p>69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0" table:style-name="ce1">
            <text:p>70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1" table:style-name="ce1">
            <text:p>70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2" table:style-name="ce1">
            <text:p>70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3" table:style-name="ce1">
            <text:p>70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4" table:style-name="ce1">
            <text:p>70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5" table:style-name="ce1">
            <text:p>70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6" table:style-name="ce1">
            <text:p>70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7" table:style-name="ce1">
            <text:p>70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08" table:style-name="ce1">
            <text:p>70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09" table:style-name="ce1">
            <text:p>70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0" table:style-name="ce1">
            <text:p>71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1" table:style-name="ce1">
            <text:p>71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2" table:style-name="ce1">
            <text:p>71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3" table:style-name="ce1">
            <text:p>71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4" table:style-name="ce1">
            <text:p>71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5" table:style-name="ce1">
            <text:p>71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6" table:style-name="ce1">
            <text:p>71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17" table:style-name="ce1">
            <text:p>71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8" table:style-name="ce1">
            <text:p>71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19" table:style-name="ce1">
            <text:p>71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20" table:style-name="ce1">
            <text:p>72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1" table:style-name="ce1">
            <text:p>72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2" table:style-name="ce1">
            <text:p>72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3" table:style-name="ce1">
            <text:p>72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4" table:style-name="ce1">
            <text:p>72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5" table:style-name="ce1">
            <text:p>72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6" table:style-name="ce1">
            <text:p>72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7" table:style-name="ce1">
            <text:p>72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8" table:style-name="ce1">
            <text:p>72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29" table:style-name="ce1">
            <text:p>72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0" table:style-name="ce1">
            <text:p>73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1" table:style-name="ce1">
            <text:p>73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2" table:style-name="ce1">
            <text:p>73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3" table:style-name="ce1">
            <text:p>73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34" table:style-name="ce1">
            <text:p>73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5" table:style-name="ce1">
            <text:p>73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6" table:style-name="ce1">
            <text:p>73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7" table:style-name="ce1">
            <text:p>73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8" table:style-name="ce1">
            <text:p>73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39" table:style-name="ce1">
            <text:p>73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0" table:style-name="ce1">
            <text:p>74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1" table:style-name="ce1">
            <text:p>74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2" table:style-name="ce1">
            <text:p>74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3" table:style-name="ce1">
            <text:p>74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4" table:style-name="ce1">
            <text:p>74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45" table:style-name="ce1">
            <text:p>74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6" table:style-name="ce1">
            <text:p>74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7" table:style-name="ce1">
            <text:p>74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8" table:style-name="ce1">
            <text:p>74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49" table:style-name="ce1">
            <text:p>74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0" table:style-name="ce1">
            <text:p>75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1" table:style-name="ce1">
            <text:p>75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2" table:style-name="ce1">
            <text:p>75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53" table:style-name="ce1">
            <text:p>75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4" table:style-name="ce1">
            <text:p>75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5" table:style-name="ce1">
            <text:p>75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6" table:style-name="ce1">
            <text:p>75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7" table:style-name="ce1">
            <text:p>75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8" table:style-name="ce1">
            <text:p>75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59" table:style-name="ce1">
            <text:p>75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0" table:style-name="ce1">
            <text:p>76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1" table:style-name="ce1">
            <text:p>76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2" table:style-name="ce1">
            <text:p>76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3" table:style-name="ce1">
            <text:p>76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4" table:style-name="ce1">
            <text:p>76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5" table:style-name="ce1">
            <text:p>76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6" table:style-name="ce1">
            <text:p>76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7" table:style-name="ce1">
            <text:p>76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8" table:style-name="ce1">
            <text:p>76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69" table:style-name="ce1">
            <text:p>76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0" table:style-name="ce1">
            <text:p>77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1" table:style-name="ce1">
            <text:p>77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2" table:style-name="ce1">
            <text:p>77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3" table:style-name="ce1">
            <text:p>77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4" table:style-name="ce1">
            <text:p>77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75" table:style-name="ce1">
            <text:p>77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6" table:style-name="ce1">
            <text:p>77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7" table:style-name="ce1">
            <text:p>77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8" table:style-name="ce1">
            <text:p>77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79" table:style-name="ce1">
            <text:p>77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0" table:style-name="ce1">
            <text:p>78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1" table:style-name="ce1">
            <text:p>78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2" table:style-name="ce1">
            <text:p>78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3" table:style-name="ce1">
            <text:p>78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4" table:style-name="ce1">
            <text:p>78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5" table:style-name="ce1">
            <text:p>78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6" table:style-name="ce1">
            <text:p>78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7" table:style-name="ce1">
            <text:p>78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8" table:style-name="ce1">
            <text:p>78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89" table:style-name="ce1">
            <text:p>78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0" table:style-name="ce1">
            <text:p>79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1" table:style-name="ce1">
            <text:p>79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2" table:style-name="ce1">
            <text:p>79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3" table:style-name="ce1">
            <text:p>79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4" table:style-name="ce1">
            <text:p>79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5" table:style-name="ce1">
            <text:p>79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6" table:style-name="ce1">
            <text:p>79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7" table:style-name="ce1">
            <text:p>79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798" table:style-name="ce1">
            <text:p>79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799" table:style-name="ce1">
            <text:p>79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0" table:style-name="ce1">
            <text:p>80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1" table:style-name="ce1">
            <text:p>80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2" table:style-name="ce1">
            <text:p>80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3" table:style-name="ce1">
            <text:p>80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2"/>
          <table:table-cell office:value-type="float" office:value="2003" table:formula="of:=2003" table:style-name="ce1">
            <text:p>2003</text:p>
          </table:table-cell>
          <table:table-cell office:value-type="float" office:value="804" table:style-name="ce1">
            <text:p>80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5" table:style-name="ce1">
            <text:p>80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6" table:style-name="ce1">
            <text:p>80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7" table:style-name="ce1">
            <text:p>80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8" table:style-name="ce1">
            <text:p>80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09" table:style-name="ce1">
            <text:p>80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0" table:style-name="ce1">
            <text:p>81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1" table:style-name="ce1">
            <text:p>81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3" table:formula="of:=2003" table:style-name="ce1">
            <text:p>2003</text:p>
          </table:table-cell>
          <table:table-cell office:value-type="float" office:value="812" table:style-name="ce1">
            <text:p>81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3" table:style-name="ce1">
            <text:p>81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4" table:style-name="ce1">
            <text:p>81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5" table:style-name="ce1">
            <text:p>81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6" table:style-name="ce1">
            <text:p>81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7" table:style-name="ce1">
            <text:p>81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18" table:style-name="ce1">
            <text:p>81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19" table:style-name="ce1">
            <text:p>81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20" table:style-name="ce1">
            <text:p>82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1" table:style-name="ce1">
            <text:p>82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2" table:style-name="ce1">
            <text:p>82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3" table:style-name="ce1">
            <text:p>82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4" table:style-name="ce1">
            <text:p>82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5" table:style-name="ce1">
            <text:p>82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6" table:style-name="ce1">
            <text:p>82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7" table:style-name="ce1">
            <text:p>82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8" table:style-name="ce1">
            <text:p>82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29" table:style-name="ce1">
            <text:p>82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0" table:style-name="ce1">
            <text:p>83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1" table:style-name="ce1">
            <text:p>83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2" table:style-name="ce1">
            <text:p>83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3" table:style-name="ce1">
            <text:p>83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4" table:style-name="ce1">
            <text:p>83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35" table:style-name="ce1">
            <text:p>83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6" table:style-name="ce1">
            <text:p>83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7" table:style-name="ce1">
            <text:p>83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8" table:style-name="ce1">
            <text:p>83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39" table:style-name="ce1">
            <text:p>83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0" table:style-name="ce1">
            <text:p>84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1" table:style-name="ce1">
            <text:p>84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2" table:style-name="ce1">
            <text:p>84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3" table:style-name="ce1">
            <text:p>84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4" table:style-name="ce1">
            <text:p>84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5" table:style-name="ce1">
            <text:p>84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6" table:style-name="ce1">
            <text:p>84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7" table:style-name="ce1">
            <text:p>84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8" table:style-name="ce1">
            <text:p>84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49" table:style-name="ce1">
            <text:p>84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0" table:style-name="ce1">
            <text:p>85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1" table:style-name="ce1">
            <text:p>85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2" table:style-name="ce1">
            <text:p>85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3" table:style-name="ce1">
            <text:p>85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4" table:style-name="ce1">
            <text:p>85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5" table:style-name="ce1">
            <text:p>85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6" table:style-name="ce1">
            <text:p>85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7" table:style-name="ce1">
            <text:p>85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8" table:style-name="ce1">
            <text:p>85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59" table:style-name="ce1">
            <text:p>85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0" table:style-name="ce1">
            <text:p>86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1" table:style-name="ce1">
            <text:p>86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2" table:style-name="ce1">
            <text:p>86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3" table:style-name="ce1">
            <text:p>86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4" table:style-name="ce1">
            <text:p>86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5" table:style-name="ce1">
            <text:p>86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6" table:style-name="ce1">
            <text:p>86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7" table:style-name="ce1">
            <text:p>86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8" table:style-name="ce1">
            <text:p>86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69" table:style-name="ce1">
            <text:p>86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0" table:style-name="ce1">
            <text:p>87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1" table:style-name="ce1">
            <text:p>87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2" table:style-name="ce1">
            <text:p>87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3" table:style-name="ce1">
            <text:p>87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4" table:style-name="ce1">
            <text:p>87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5" table:style-name="ce1">
            <text:p>87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6" table:style-name="ce1">
            <text:p>87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77" table:style-name="ce1">
            <text:p>87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8" table:style-name="ce1">
            <text:p>87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79" table:style-name="ce1">
            <text:p>87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0" table:style-name="ce1">
            <text:p>88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1" table:style-name="ce1">
            <text:p>88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2" table:style-name="ce1">
            <text:p>88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3" table:style-name="ce1">
            <text:p>88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4" table:style-name="ce1">
            <text:p>88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5" table:style-name="ce1">
            <text:p>88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6" table:style-name="ce1">
            <text:p>88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7" table:style-name="ce1">
            <text:p>88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88" table:style-name="ce1">
            <text:p>88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889" table:style-name="ce1">
            <text:p>88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0" table:style-name="ce1">
            <text:p>89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1" table:style-name="ce1">
            <text:p>89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2" table:style-name="ce1">
            <text:p>89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3" table:style-name="ce1">
            <text:p>89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4" table:style-name="ce1">
            <text:p>89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5" table:style-name="ce1">
            <text:p>89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6" table:style-name="ce1">
            <text:p>89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7" table:style-name="ce1">
            <text:p>89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8" table:style-name="ce1">
            <text:p>89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899" table:style-name="ce1">
            <text:p>89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0" table:style-name="ce1">
            <text:p>90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1" table:style-name="ce1">
            <text:p>90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2" table:style-name="ce1">
            <text:p>90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3" table:style-name="ce1">
            <text:p>90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4" table:style-name="ce1">
            <text:p>90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5" table:style-name="ce1">
            <text:p>90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6" table:style-name="ce1">
            <text:p>90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7" table:style-name="ce1">
            <text:p>90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8" table:style-name="ce1">
            <text:p>90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09" table:style-name="ce1">
            <text:p>90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0" table:style-name="ce1">
            <text:p>91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1" table:style-name="ce1">
            <text:p>91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12" table:style-name="ce1">
            <text:p>91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3" table:style-name="ce1">
            <text:p>91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4" table:style-name="ce1">
            <text:p>91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5" table:style-name="ce1">
            <text:p>91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6" table:style-name="ce1">
            <text:p>91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7" table:style-name="ce1">
            <text:p>91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8" table:style-name="ce1">
            <text:p>91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19" table:style-name="ce1">
            <text:p>91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0" table:style-name="ce1">
            <text:p>92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1" table:style-name="ce1">
            <text:p>92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2" table:style-name="ce1">
            <text:p>92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23" table:style-name="ce1">
            <text:p>92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4" table:style-name="ce1">
            <text:p>92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5" table:style-name="ce1">
            <text:p>92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6" table:style-name="ce1">
            <text:p>92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7" table:style-name="ce1">
            <text:p>92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8" table:style-name="ce1">
            <text:p>92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29" table:style-name="ce1">
            <text:p>92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0" table:style-name="ce1">
            <text:p>93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1" table:style-name="ce1">
            <text:p>93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2" table:style-name="ce1">
            <text:p>93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3" table:style-name="ce1">
            <text:p>93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4" table:style-name="ce1">
            <text:p>93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5" table:style-name="ce1">
            <text:p>93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6" table:style-name="ce1">
            <text:p>93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37" table:style-name="ce1">
            <text:p>93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8" table:style-name="ce1">
            <text:p>93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39" table:style-name="ce1">
            <text:p>93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0" table:style-name="ce1">
            <text:p>94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1" table:style-name="ce1">
            <text:p>94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2" table:style-name="ce1">
            <text:p>94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3" table:style-name="ce1">
            <text:p>94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4" table:style-name="ce1">
            <text:p>94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5" table:style-name="ce1">
            <text:p>94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6" table:style-name="ce1">
            <text:p>94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7" table:style-name="ce1">
            <text:p>94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48" table:style-name="ce1">
            <text:p>94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49" table:style-name="ce1">
            <text:p>94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0" table:style-name="ce1">
            <text:p>95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1" table:style-name="ce1">
            <text:p>95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2" table:style-name="ce1">
            <text:p>95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3" table:style-name="ce1">
            <text:p>95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4" table:style-name="ce1">
            <text:p>95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5" table:style-name="ce1">
            <text:p>95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56" table:style-name="ce1">
            <text:p>95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7" table:style-name="ce1">
            <text:p>95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8" table:style-name="ce1">
            <text:p>95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59" table:style-name="ce1">
            <text:p>95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0" table:style-name="ce1">
            <text:p>96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1" table:style-name="ce1">
            <text:p>96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2" table:style-name="ce1">
            <text:p>96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3" table:style-name="ce1">
            <text:p>96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4" table:style-name="ce1">
            <text:p>96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5" table:style-name="ce1">
            <text:p>96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6" table:style-name="ce1">
            <text:p>96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7" table:style-name="ce1">
            <text:p>96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8" table:style-name="ce1">
            <text:p>96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69" table:style-name="ce1">
            <text:p>96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0" table:style-name="ce1">
            <text:p>97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1" table:style-name="ce1">
            <text:p>97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2" table:style-name="ce1">
            <text:p>97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3" table:style-name="ce1">
            <text:p>97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4" table:style-name="ce1">
            <text:p>97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5" table:style-name="ce1">
            <text:p>97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6" table:style-name="ce1">
            <text:p>97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7" table:style-name="ce1">
            <text:p>97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978" table:style-name="ce1">
            <text:p>97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79" table:style-name="ce1">
            <text:p>97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0" table:style-name="ce1">
            <text:p>98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1" table:style-name="ce1">
            <text:p>98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2" table:style-name="ce1">
            <text:p>98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3" table:style-name="ce1">
            <text:p>98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4" table:style-name="ce1">
            <text:p>98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5" table:style-name="ce1">
            <text:p>98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6" table:style-name="ce1">
            <text:p>98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7" table:style-name="ce1">
            <text:p>98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8" table:style-name="ce1">
            <text:p>98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89" table:style-name="ce1">
            <text:p>98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0" table:style-name="ce1">
            <text:p>99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1" table:style-name="ce1">
            <text:p>99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2" table:style-name="ce1">
            <text:p>99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3" table:style-name="ce1">
            <text:p>99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4" table:style-name="ce1">
            <text:p>99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5" table:style-name="ce1">
            <text:p>99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6" table:style-name="ce1">
            <text:p>99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7" table:style-name="ce1">
            <text:p>99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8" table:style-name="ce1">
            <text:p>99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999" table:style-name="ce1">
            <text:p>99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0" table:style-name="ce1">
            <text:p>100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1" table:style-name="ce1">
            <text:p>100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2" table:style-name="ce1">
            <text:p>100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3" table:style-name="ce1">
            <text:p>100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4" table:style-name="ce1">
            <text:p>100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5" table:style-name="ce1">
            <text:p>100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6" table:style-name="ce1">
            <text:p>100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2"/>
          <table:table-cell office:value-type="float" office:value="2004" table:formula="of:=2004" table:style-name="ce1">
            <text:p>2004</text:p>
          </table:table-cell>
          <table:table-cell office:value-type="float" office:value="1007" table:style-name="ce1">
            <text:p>100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8" table:style-name="ce1">
            <text:p>100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09" table:style-name="ce1">
            <text:p>100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0" table:style-name="ce1">
            <text:p>101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1" table:style-name="ce1">
            <text:p>101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2" table:style-name="ce1">
            <text:p>101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3" table:style-name="ce1">
            <text:p>101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4" table:style-name="ce1">
            <text:p>101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4" table:formula="of:=2004" table:style-name="ce1">
            <text:p>2004</text:p>
          </table:table-cell>
          <table:table-cell office:value-type="float" office:value="1015" table:style-name="ce1">
            <text:p>101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6" table:style-name="ce1">
            <text:p>101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7" table:style-name="ce1">
            <text:p>101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8" table:style-name="ce1">
            <text:p>101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19" table:style-name="ce1">
            <text:p>101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6.2" table:style-name="ce1">
            <text:p>66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0" table:style-name="ce1">
            <text:p>102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1" table:style-name="ce1">
            <text:p>102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2" table:style-name="ce1">
            <text:p>102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3" table:style-name="ce1">
            <text:p>102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0.8" table:style-name="ce1">
            <text:p>70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4" table:style-name="ce1">
            <text:p>102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5" table:style-name="ce1">
            <text:p>102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6" table:style-name="ce1">
            <text:p>102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27" table:style-name="ce1">
            <text:p>102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8" table:style-name="ce1">
            <text:p>102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29" table:style-name="ce1">
            <text:p>102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0" table:style-name="ce1">
            <text:p>103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1" table:style-name="ce1">
            <text:p>103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2" table:style-name="ce1">
            <text:p>103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3" table:style-name="ce1">
            <text:p>103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4" table:style-name="ce1">
            <text:p>103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35" table:style-name="ce1">
            <text:p>103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6" table:style-name="ce1">
            <text:p>103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7" table:style-name="ce1">
            <text:p>103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8" table:style-name="ce1">
            <text:p>103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39" table:style-name="ce1">
            <text:p>103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0" table:style-name="ce1">
            <text:p>104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1" table:style-name="ce1">
            <text:p>104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2" table:style-name="ce1">
            <text:p>104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6.400000000000006" table:style-name="ce1">
            <text:p>66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43" table:style-name="ce1">
            <text:p>104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4" table:style-name="ce1">
            <text:p>104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5" table:style-name="ce1">
            <text:p>104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6" table:style-name="ce1">
            <text:p>104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7" table:style-name="ce1">
            <text:p>104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8" table:style-name="ce1">
            <text:p>104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49" table:style-name="ce1">
            <text:p>104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0" table:style-name="ce1">
            <text:p>105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4.2" table:style-name="ce1">
            <text:p>74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51" table:style-name="ce1">
            <text:p>105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2" table:style-name="ce1">
            <text:p>105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3" table:style-name="ce1">
            <text:p>105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4" table:style-name="ce1">
            <text:p>105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5" table:style-name="ce1">
            <text:p>105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6" table:style-name="ce1">
            <text:p>105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7" table:style-name="ce1">
            <text:p>105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8" table:style-name="ce1">
            <text:p>105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59" table:style-name="ce1">
            <text:p>105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0" table:style-name="ce1">
            <text:p>106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1" table:style-name="ce1">
            <text:p>106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2" table:style-name="ce1">
            <text:p>106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3" table:style-name="ce1">
            <text:p>106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4" table:style-name="ce1">
            <text:p>106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80.2" table:style-name="ce1">
            <text:p>80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5" table:style-name="ce1">
            <text:p>106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6" table:style-name="ce1">
            <text:p>106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7" table:style-name="ce1">
            <text:p>106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68" table:style-name="ce1">
            <text:p>106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1.7" table:style-name="ce1">
            <text:p>51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69" table:style-name="ce1">
            <text:p>106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0" table:style-name="ce1">
            <text:p>107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1" table:style-name="ce1">
            <text:p>107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2" table:style-name="ce1">
            <text:p>107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3" table:style-name="ce1">
            <text:p>107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1.5" table:style-name="ce1">
            <text:p>71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74" table:style-name="ce1">
            <text:p>107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5" table:style-name="ce1">
            <text:p>107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6" table:style-name="ce1">
            <text:p>107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7" table:style-name="ce1">
            <text:p>107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8" table:style-name="ce1">
            <text:p>107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79" table:style-name="ce1">
            <text:p>107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0" table:style-name="ce1">
            <text:p>108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1" table:style-name="ce1">
            <text:p>108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0.900000000000006" table:style-name="ce1">
            <text:p>70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2" table:style-name="ce1">
            <text:p>108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3" table:style-name="ce1">
            <text:p>108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4" table:style-name="ce1">
            <text:p>108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5" table:style-name="ce1">
            <text:p>108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6" table:style-name="ce1">
            <text:p>108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7" table:style-name="ce1">
            <text:p>108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0.1" table:style-name="ce1">
            <text:p>60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088" table:style-name="ce1">
            <text:p>108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89" table:style-name="ce1">
            <text:p>108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0" table:style-name="ce1">
            <text:p>109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1" table:style-name="ce1">
            <text:p>109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2" table:style-name="ce1">
            <text:p>109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3" table:style-name="ce1">
            <text:p>109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4" table:style-name="ce1">
            <text:p>109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5" table:style-name="ce1">
            <text:p>109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6" table:style-name="ce1">
            <text:p>109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7" table:style-name="ce1">
            <text:p>109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8" table:style-name="ce1">
            <text:p>109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099" table:style-name="ce1">
            <text:p>109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1.9" table:style-name="ce1">
            <text:p>51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0" table:style-name="ce1">
            <text:p>110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1" table:style-name="ce1">
            <text:p>110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2" table:style-name="ce1">
            <text:p>110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3.1" table:style-name="ce1">
            <text:p>53,1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3" table:style-name="ce1">
            <text:p>110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4" table:style-name="ce1">
            <text:p>110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5" table:style-name="ce1">
            <text:p>110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6" table:style-name="ce1">
            <text:p>110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7" table:style-name="ce1">
            <text:p>110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8.5" table:style-name="ce1">
            <text:p>68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08" table:style-name="ce1">
            <text:p>110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09" table:style-name="ce1">
            <text:p>110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5.2" table:style-name="ce1">
            <text:p>65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0" table:style-name="ce1">
            <text:p>111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2.9" table:style-name="ce1">
            <text:p>62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11" table:style-name="ce1">
            <text:p>111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2" table:style-name="ce1">
            <text:p>111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3" table:style-name="ce1">
            <text:p>111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4" table:style-name="ce1">
            <text:p>111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5" table:style-name="ce1">
            <text:p>111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6" table:style-name="ce1">
            <text:p>111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7" table:style-name="ce1">
            <text:p>111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8" table:style-name="ce1">
            <text:p>111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19" table:style-name="ce1">
            <text:p>111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4.9" table:style-name="ce1">
            <text:p>54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20" table:style-name="ce1">
            <text:p>112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1" table:style-name="ce1">
            <text:p>112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2" table:style-name="ce1">
            <text:p>112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3" table:style-name="ce1">
            <text:p>112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4" table:style-name="ce1">
            <text:p>112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5" table:style-name="ce1">
            <text:p>112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6" table:style-name="ce1">
            <text:p>112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7" table:style-name="ce1">
            <text:p>112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8" table:style-name="ce1">
            <text:p>112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29" table:style-name="ce1">
            <text:p>112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0" table:style-name="ce1">
            <text:p>113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1" table:style-name="ce1">
            <text:p>113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2" table:style-name="ce1">
            <text:p>113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3" table:style-name="ce1">
            <text:p>113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4" table:style-name="ce1">
            <text:p>113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5" table:style-name="ce1">
            <text:p>113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6" table:style-name="ce1">
            <text:p>113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5.8" table:style-name="ce1">
            <text:p>65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37" table:style-name="ce1">
            <text:p>113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8" table:style-name="ce1">
            <text:p>113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39" table:style-name="ce1">
            <text:p>113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0" table:style-name="ce1">
            <text:p>114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1" table:style-name="ce1">
            <text:p>114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2" table:style-name="ce1">
            <text:p>114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3" table:style-name="ce1">
            <text:p>114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4" table:style-name="ce1">
            <text:p>114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5" table:style-name="ce1">
            <text:p>114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6" table:style-name="ce1">
            <text:p>114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7" table:style-name="ce1">
            <text:p>114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8" table:style-name="ce1">
            <text:p>114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49" table:style-name="ce1">
            <text:p>114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0" table:style-name="ce1">
            <text:p>115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1" table:style-name="ce1">
            <text:p>115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2" table:style-name="ce1">
            <text:p>115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3" table:style-name="ce1">
            <text:p>115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4" table:style-name="ce1">
            <text:p>115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5" table:style-name="ce1">
            <text:p>115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6" table:style-name="ce1">
            <text:p>115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2.2" table:style-name="ce1">
            <text:p>52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57" table:style-name="ce1">
            <text:p>115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8" table:style-name="ce1">
            <text:p>115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59" table:style-name="ce1">
            <text:p>115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0" table:style-name="ce1">
            <text:p>116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1" table:style-name="ce1">
            <text:p>116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2" table:style-name="ce1">
            <text:p>116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3" table:style-name="ce1">
            <text:p>116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4" table:style-name="ce1">
            <text:p>116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5" table:style-name="ce1">
            <text:p>116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5.9" table:style-name="ce1">
            <text:p>55,9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66" table:style-name="ce1">
            <text:p>116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7" table:style-name="ce1">
            <text:p>116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8" table:style-name="ce1">
            <text:p>116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69" table:style-name="ce1">
            <text:p>116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0" table:style-name="ce1">
            <text:p>117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0.5" table:style-name="ce1">
            <text:p>50,5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1" table:style-name="ce1">
            <text:p>117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9.8" table:style-name="ce1">
            <text:p>69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72" table:style-name="ce1">
            <text:p>117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3" table:style-name="ce1">
            <text:p>117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4" table:style-name="ce1">
            <text:p>117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5" table:style-name="ce1">
            <text:p>117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6" table:style-name="ce1">
            <text:p>117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7" table:style-name="ce1">
            <text:p>117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8" table:style-name="ce1">
            <text:p>117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79" table:style-name="ce1">
            <text:p>117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0" table:style-name="ce1">
            <text:p>118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1" table:style-name="ce1">
            <text:p>118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2" table:style-name="ce1">
            <text:p>118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3" table:style-name="ce1">
            <text:p>118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4" table:style-name="ce1">
            <text:p>118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5" table:style-name="ce1">
            <text:p>118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6" table:style-name="ce1">
            <text:p>118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7" table:style-name="ce1">
            <text:p>118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8" table:style-name="ce1">
            <text:p>118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89" table:style-name="ce1">
            <text:p>118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0" table:style-name="ce1">
            <text:p>119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1" table:style-name="ce1">
            <text:p>119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2" table:style-name="ce1">
            <text:p>119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3" table:style-name="ce1">
            <text:p>119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3.8" table:style-name="ce1">
            <text:p>73,8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194" table:style-name="ce1">
            <text:p>119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5" table:style-name="ce1">
            <text:p>119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6" table:style-name="ce1">
            <text:p>119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7" table:style-name="ce1">
            <text:p>119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8" table:style-name="ce1">
            <text:p>119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199" table:style-name="ce1">
            <text:p>119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0" table:style-name="ce1">
            <text:p>120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1" table:style-name="ce1">
            <text:p>120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2" table:style-name="ce1">
            <text:p>120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3" table:style-name="ce1">
            <text:p>120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4" table:style-name="ce1">
            <text:p>120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5" table:style-name="ce1">
            <text:p>120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6" table:style-name="ce1">
            <text:p>120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7" table:style-name="ce1">
            <text:p>120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08" table:style-name="ce1">
            <text:p>120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7.2" table:style-name="ce1">
            <text:p>47,2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09" table:style-name="ce1">
            <text:p>120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0" table:style-name="ce1">
            <text:p>121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1" table:style-name="ce1">
            <text:p>121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2" table:style-name="ce1">
            <text:p>121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3" table:style-name="ce1">
            <text:p>121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71.7" table:style-name="ce1">
            <text:p>71,7</text:p>
          </table:table-cell>
          <table:table-cell office:value-type="float" office:value="2005" table:formula="of:=2005" table:style-name="ce1">
            <text:p>2005</text:p>
          </table:table-cell>
          <table:table-cell office:value-type="float" office:value="1214" table:style-name="ce1">
            <text:p>121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5" table:style-name="ce1">
            <text:p>121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6" table:style-name="ce1">
            <text:p>121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7" table:style-name="ce1">
            <text:p>121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05" table:formula="of:=2005" table:style-name="ce1">
            <text:p>2005</text:p>
          </table:table-cell>
          <table:table-cell office:value-type="float" office:value="1218" table:style-name="ce1">
            <text:p>121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19" table:style-name="ce1">
            <text:p>121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0.8" table:style-name="ce1">
            <text:p>50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0" table:style-name="ce1">
            <text:p>122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1" table:style-name="ce1">
            <text:p>122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2" table:style-name="ce1">
            <text:p>122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3" table:style-name="ce1">
            <text:p>122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4" table:style-name="ce1">
            <text:p>122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5" table:style-name="ce1">
            <text:p>122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6" table:style-name="ce1">
            <text:p>122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27" table:style-name="ce1">
            <text:p>122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3.1" table:style-name="ce1">
            <text:p>63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8" table:style-name="ce1">
            <text:p>122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.9" table:style-name="ce1">
            <text:p>42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29" table:style-name="ce1">
            <text:p>122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0" table:style-name="ce1">
            <text:p>123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1.2" table:style-name="ce1">
            <text:p>71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1" table:style-name="ce1">
            <text:p>123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7.3" table:style-name="ce1">
            <text:p>47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2" table:style-name="ce1">
            <text:p>123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3" table:style-name="ce1">
            <text:p>123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4" table:style-name="ce1">
            <text:p>123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.2" table:style-name="ce1">
            <text:p>43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5" table:style-name="ce1">
            <text:p>123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6" table:style-name="ce1">
            <text:p>123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6.6" table:style-name="ce1">
            <text:p>56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37" table:style-name="ce1">
            <text:p>123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8" table:style-name="ce1">
            <text:p>123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39" table:style-name="ce1">
            <text:p>123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0" table:style-name="ce1">
            <text:p>124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1" table:style-name="ce1">
            <text:p>124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2" table:style-name="ce1">
            <text:p>124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.7" table:style-name="ce1">
            <text:p>53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3" table:style-name="ce1">
            <text:p>124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4" table:style-name="ce1">
            <text:p>124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7.4" table:style-name="ce1">
            <text:p>47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5" table:style-name="ce1">
            <text:p>124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6" table:style-name="ce1">
            <text:p>124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7" table:style-name="ce1">
            <text:p>124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48" table:style-name="ce1">
            <text:p>124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" table:style-name="ce1">
            <text:p>3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49" table:style-name="ce1">
            <text:p>124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0" table:style-name="ce1">
            <text:p>125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1" table:style-name="ce1">
            <text:p>125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2" table:style-name="ce1">
            <text:p>125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8.5" table:style-name="ce1">
            <text:p>38,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3" table:style-name="ce1">
            <text:p>125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4" table:style-name="ce1">
            <text:p>125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0.6" table:style-name="ce1">
            <text:p>60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5" table:style-name="ce1">
            <text:p>125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5.6" table:style-name="ce1">
            <text:p>45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6" table:style-name="ce1">
            <text:p>125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2.4" table:style-name="ce1">
            <text:p>62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7" table:style-name="ce1">
            <text:p>125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0.2" table:style-name="ce1">
            <text:p>60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58" table:style-name="ce1">
            <text:p>125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59" table:style-name="ce1">
            <text:p>125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0" table:style-name="ce1">
            <text:p>126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1" table:style-name="ce1">
            <text:p>126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.3" table:style-name="ce1">
            <text:p>53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2" table:style-name="ce1">
            <text:p>126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3" table:style-name="ce1">
            <text:p>126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0.8" table:style-name="ce1">
            <text:p>70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4" table:style-name="ce1">
            <text:p>126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5" table:style-name="ce1">
            <text:p>126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6" table:style-name="ce1">
            <text:p>126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54.2" table:style-name="ce1">
            <text:p>54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67" table:style-name="ce1">
            <text:p>126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8" table:style-name="ce1">
            <text:p>126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69" table:style-name="ce1">
            <text:p>126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0.9" table:style-name="ce1">
            <text:p>50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0" table:style-name="ce1">
            <text:p>127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1" table:style-name="ce1">
            <text:p>127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2" table:style-name="ce1">
            <text:p>127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7" table:style-name="ce1">
            <text:p>5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3" table:style-name="ce1">
            <text:p>127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7.3" table:style-name="ce1">
            <text:p>67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4" table:style-name="ce1">
            <text:p>127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0.2" table:style-name="ce1">
            <text:p>50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5" table:style-name="ce1">
            <text:p>127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6" table:style-name="ce1">
            <text:p>127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7" table:style-name="ce1">
            <text:p>127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3.7" table:style-name="ce1">
            <text:p>53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78" table:style-name="ce1">
            <text:p>127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79" table:style-name="ce1">
            <text:p>127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1.8" table:style-name="ce1">
            <text:p>71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0" table:style-name="ce1">
            <text:p>128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1" table:style-name="ce1">
            <text:p>128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2" table:style-name="ce1">
            <text:p>128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3" table:style-name="ce1">
            <text:p>128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6.7" table:style-name="ce1">
            <text:p>76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4" table:style-name="ce1">
            <text:p>128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5.8" table:style-name="ce1">
            <text:p>65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5" table:style-name="ce1">
            <text:p>128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6" table:style-name="ce1">
            <text:p>128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87" table:style-name="ce1">
            <text:p>128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8" table:style-name="ce1">
            <text:p>128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5.4" table:style-name="ce1">
            <text:p>45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89" table:style-name="ce1">
            <text:p>128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0" table:style-name="ce1">
            <text:p>129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1" table:style-name="ce1">
            <text:p>129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2" table:style-name="ce1">
            <text:p>129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3" table:style-name="ce1">
            <text:p>129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9" table:style-name="ce1">
            <text:p>5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294" table:style-name="ce1">
            <text:p>129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5" table:style-name="ce1">
            <text:p>129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6" table:style-name="ce1">
            <text:p>129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7" table:style-name="ce1">
            <text:p>129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8" table:style-name="ce1">
            <text:p>129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299" table:style-name="ce1">
            <text:p>129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7.5" table:style-name="ce1">
            <text:p>37,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4" table:style-name="ce1">
            <text:p>5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1" table:style-name="ce1">
            <text:p>130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5.1" table:style-name="ce1">
            <text:p>55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2" table:style-name="ce1">
            <text:p>130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3" table:style-name="ce1">
            <text:p>130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3.5" table:style-name="ce1">
            <text:p>53,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4" table:style-name="ce1">
            <text:p>130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9.5" table:style-name="ce1">
            <text:p>49,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5" table:style-name="ce1">
            <text:p>130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6" table:style-name="ce1">
            <text:p>130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7" table:style-name="ce1">
            <text:p>130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08" table:style-name="ce1">
            <text:p>130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09" table:style-name="ce1">
            <text:p>130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1.7" table:style-name="ce1">
            <text:p>71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0" table:style-name="ce1">
            <text:p>131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1" table:style-name="ce1">
            <text:p>131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62.1" table:style-name="ce1">
            <text:p>62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2" table:style-name="ce1">
            <text:p>13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3" table:style-name="ce1">
            <text:p>131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4" table:style-name="ce1">
            <text:p>131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4.8" table:style-name="ce1">
            <text:p>54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5" table:style-name="ce1">
            <text:p>131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2.2" table:style-name="ce1">
            <text:p>42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6" table:style-name="ce1">
            <text:p>131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6.4" table:style-name="ce1">
            <text:p>46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7" table:style-name="ce1">
            <text:p>131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18" table:style-name="ce1">
            <text:p>131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0.8" table:style-name="ce1">
            <text:p>60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19" table:style-name="ce1">
            <text:p>131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50.8" table:style-name="ce1">
            <text:p>50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0" table:style-name="ce1">
            <text:p>132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1" table:style-name="ce1">
            <text:p>132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7.1" table:style-name="ce1">
            <text:p>47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2" table:style-name="ce1">
            <text:p>132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6.5" table:style-name="ce1">
            <text:p>46,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3" table:style-name="ce1">
            <text:p>132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4" table:style-name="ce1">
            <text:p>132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5" table:style-name="ce1">
            <text:p>132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6" table:style-name="ce1">
            <text:p>132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9.5" table:style-name="ce1">
            <text:p>59,5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27" table:style-name="ce1">
            <text:p>132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8" table:style-name="ce1">
            <text:p>132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29" table:style-name="ce1">
            <text:p>132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0" table:style-name="ce1">
            <text:p>133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1" table:style-name="ce1">
            <text:p>133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60.1" table:style-name="ce1">
            <text:p>60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2" table:style-name="ce1">
            <text:p>133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3" table:style-name="ce1">
            <text:p>133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4" table:style-name="ce1">
            <text:p>133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0.1" table:style-name="ce1">
            <text:p>40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35" table:style-name="ce1">
            <text:p>133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6" table:style-name="ce1">
            <text:p>133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7" table:style-name="ce1">
            <text:p>133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8" table:style-name="ce1">
            <text:p>133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39" table:style-name="ce1">
            <text:p>133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0" table:style-name="ce1">
            <text:p>134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1" table:style-name="ce1">
            <text:p>134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1" table:style-name="ce1">
            <text:p>5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2" table:style-name="ce1">
            <text:p>134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3" table:style-name="ce1">
            <text:p>134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4" table:style-name="ce1">
            <text:p>134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5" table:style-name="ce1">
            <text:p>134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5.9" table:style-name="ce1">
            <text:p>45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46" table:style-name="ce1">
            <text:p>134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7" table:style-name="ce1">
            <text:p>134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8" table:style-name="ce1">
            <text:p>134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49" table:style-name="ce1">
            <text:p>134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5.7" table:style-name="ce1">
            <text:p>45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0" table:style-name="ce1">
            <text:p>135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4.6" table:style-name="ce1">
            <text:p>44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1" table:style-name="ce1">
            <text:p>135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7.4" table:style-name="ce1">
            <text:p>37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2" table:style-name="ce1">
            <text:p>135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7.1" table:style-name="ce1">
            <text:p>47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3" table:style-name="ce1">
            <text:p>135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4" table:style-name="ce1">
            <text:p>135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4.2" table:style-name="ce1">
            <text:p>74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5" table:style-name="ce1">
            <text:p>135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6" table:style-name="ce1">
            <text:p>135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57" table:style-name="ce1">
            <text:p>135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7.299999999999997" table:style-name="ce1">
            <text:p>37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8" table:style-name="ce1">
            <text:p>135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2.3" table:style-name="ce1">
            <text:p>52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59" table:style-name="ce1">
            <text:p>135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0" table:style-name="ce1">
            <text:p>136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1" table:style-name="ce1">
            <text:p>136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7.2" table:style-name="ce1">
            <text:p>47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2" table:style-name="ce1">
            <text:p>136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1.3" table:style-name="ce1">
            <text:p>61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3" table:style-name="ce1">
            <text:p>136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4" table:style-name="ce1">
            <text:p>136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47.3" table:style-name="ce1">
            <text:p>47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5" table:style-name="ce1">
            <text:p>136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6" table:style-name="ce1">
            <text:p>136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48.1" table:style-name="ce1">
            <text:p>48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7" table:style-name="ce1">
            <text:p>136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6.7" table:style-name="ce1">
            <text:p>46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68" table:style-name="ce1">
            <text:p>136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69" table:style-name="ce1">
            <text:p>136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4.1" table:style-name="ce1">
            <text:p>54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0" table:style-name="ce1">
            <text:p>137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1" table:style-name="ce1">
            <text:p>137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2" table:style-name="ce1">
            <text:p>137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3" table:style-name="ce1">
            <text:p>137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4" table:style-name="ce1">
            <text:p>137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5" table:style-name="ce1">
            <text:p>137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49.6" table:style-name="ce1">
            <text:p>49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6" table:style-name="ce1">
            <text:p>137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2.1" table:style-name="ce1">
            <text:p>42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77" table:style-name="ce1">
            <text:p>137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8" table:style-name="ce1">
            <text:p>137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79" table:style-name="ce1">
            <text:p>137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0" table:style-name="ce1">
            <text:p>138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1" table:style-name="ce1">
            <text:p>138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2" table:style-name="ce1">
            <text:p>138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3" table:style-name="ce1">
            <text:p>138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4" table:style-name="ce1">
            <text:p>138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5" table:style-name="ce1">
            <text:p>138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4.2" table:style-name="ce1">
            <text:p>44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6" table:style-name="ce1">
            <text:p>138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7" table:style-name="ce1">
            <text:p>138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88" table:style-name="ce1">
            <text:p>138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6.299999999999997" table:style-name="ce1">
            <text:p>36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89" table:style-name="ce1">
            <text:p>138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0" table:style-name="ce1">
            <text:p>139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2.6" table:style-name="ce1">
            <text:p>52,6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1" table:style-name="ce1">
            <text:p>139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8.1" table:style-name="ce1">
            <text:p>58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2" table:style-name="ce1">
            <text:p>139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3" table:style-name="ce1">
            <text:p>139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4" table:style-name="ce1">
            <text:p>139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5" table:style-name="ce1">
            <text:p>139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3.4" table:style-name="ce1">
            <text:p>43,4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6" table:style-name="ce1">
            <text:p>139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7" table:style-name="ce1">
            <text:p>139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4.7" table:style-name="ce1">
            <text:p>74,7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398" table:style-name="ce1">
            <text:p>139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399" table:style-name="ce1">
            <text:p>139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6.1" table:style-name="ce1">
            <text:p>46,1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0" table:style-name="ce1">
            <text:p>140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1.9" table:style-name="ce1">
            <text:p>61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1" table:style-name="ce1">
            <text:p>140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2" table:style-name="ce1">
            <text:p>140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4.299999999999997" table:style-name="ce1">
            <text:p>34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3" table:style-name="ce1">
            <text:p>140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4" table:style-name="ce1">
            <text:p>140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8.9" table:style-name="ce1">
            <text:p>58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5" table:style-name="ce1">
            <text:p>140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6" table:style-name="ce1">
            <text:p>140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2" table:style-name="ce1">
            <text:p>3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7" table:style-name="ce1">
            <text:p>140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08" table:style-name="ce1">
            <text:p>140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58.3" table:style-name="ce1">
            <text:p>58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09" table:style-name="ce1">
            <text:p>140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0" table:style-name="ce1">
            <text:p>141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1" table:style-name="ce1">
            <text:p>141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2" table:style-name="ce1">
            <text:p>141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3" table:style-name="ce1">
            <text:p>141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8" table:style-name="ce1">
            <text:p>48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4" table:style-name="ce1">
            <text:p>141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57.9" table:style-name="ce1">
            <text:p>57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5" table:style-name="ce1">
            <text:p>141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6" table:style-name="ce1">
            <text:p>141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65.3" table:style-name="ce1">
            <text:p>65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7" table:style-name="ce1">
            <text:p>141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2.9" table:style-name="ce1">
            <text:p>52,9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18" table:style-name="ce1">
            <text:p>141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6" table:formula="of:=2006" table:style-name="ce1">
            <text:p>2006</text:p>
          </table:table-cell>
          <table:table-cell office:value-type="float" office:value="1419" table:style-name="ce1">
            <text:p>141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8.2" table:style-name="ce1">
            <text:p>48,2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20" table:style-name="ce1">
            <text:p>142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06" table:formula="of:=2006" table:style-name="ce1">
            <text:p>2006</text:p>
          </table:table-cell>
          <table:table-cell office:value-type="float" office:value="1421" table:style-name="ce1">
            <text:p>142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2" table:style-name="ce1">
            <text:p>142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2" table:style-name="ce1">
            <text:p>5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3" table:style-name="ce1">
            <text:p>142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6.3" table:style-name="ce1">
            <text:p>46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4" table:style-name="ce1">
            <text:p>142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5" table:style-name="ce1">
            <text:p>142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4.2" table:style-name="ce1">
            <text:p>64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26" table:style-name="ce1">
            <text:p>142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7" table:style-name="ce1">
            <text:p>142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8" table:style-name="ce1">
            <text:p>142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29" table:style-name="ce1">
            <text:p>142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72.7" table:style-name="ce1">
            <text:p>72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0" table:style-name="ce1">
            <text:p>143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.7" table:style-name="ce1">
            <text:p>60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1" table:style-name="ce1">
            <text:p>143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8.8" table:style-name="ce1">
            <text:p>48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2" table:style-name="ce1">
            <text:p>143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3" table:style-name="ce1">
            <text:p>143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4" table:style-name="ce1">
            <text:p>143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.7" table:style-name="ce1">
            <text:p>45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5" table:style-name="ce1">
            <text:p>143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6" table:style-name="ce1">
            <text:p>143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7" table:style-name="ce1">
            <text:p>143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6.1" table:style-name="ce1">
            <text:p>46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38" table:style-name="ce1">
            <text:p>143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39" table:style-name="ce1">
            <text:p>143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6.2" table:style-name="ce1">
            <text:p>56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0" table:style-name="ce1">
            <text:p>144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2.2" table:style-name="ce1">
            <text:p>72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1" table:style-name="ce1">
            <text:p>144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64.5" table:style-name="ce1">
            <text:p>64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2" table:style-name="ce1">
            <text:p>144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3" table:style-name="ce1">
            <text:p>144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4" table:style-name="ce1">
            <text:p>144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5" table:style-name="ce1">
            <text:p>144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6.3" table:style-name="ce1">
            <text:p>56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6" table:style-name="ce1">
            <text:p>144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9" table:style-name="ce1">
            <text:p>4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7" table:style-name="ce1">
            <text:p>144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48" table:style-name="ce1">
            <text:p>144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.2" table:style-name="ce1">
            <text:p>63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49" table:style-name="ce1">
            <text:p>144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0" table:style-name="ce1">
            <text:p>145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8.4" table:style-name="ce1">
            <text:p>38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1" table:style-name="ce1">
            <text:p>145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.200000000000003" table:style-name="ce1">
            <text:p>40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2" table:style-name="ce1">
            <text:p>145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3" table:style-name="ce1">
            <text:p>145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54" table:style-name="ce1">
            <text:p>145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1.6" table:style-name="ce1">
            <text:p>41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5" table:style-name="ce1">
            <text:p>145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3.5" table:style-name="ce1">
            <text:p>43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6" table:style-name="ce1">
            <text:p>145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4.8" table:style-name="ce1">
            <text:p>74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7" table:style-name="ce1">
            <text:p>145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7" table:style-name="ce1">
            <text:p>5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8" table:style-name="ce1">
            <text:p>145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8.6" table:style-name="ce1">
            <text:p>48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59" table:style-name="ce1">
            <text:p>145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0" table:style-name="ce1">
            <text:p>146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1.4" table:style-name="ce1">
            <text:p>61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1" table:style-name="ce1">
            <text:p>146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2" table:style-name="ce1">
            <text:p>146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3" table:style-name="ce1">
            <text:p>146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4" table:style-name="ce1">
            <text:p>146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7.7" table:style-name="ce1">
            <text:p>57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5" table:style-name="ce1">
            <text:p>146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6" table:style-name="ce1">
            <text:p>146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4.3" table:style-name="ce1">
            <text:p>74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7" table:style-name="ce1">
            <text:p>146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68" table:style-name="ce1">
            <text:p>146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8.2" table:style-name="ce1">
            <text:p>58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69" table:style-name="ce1">
            <text:p>146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0" table:style-name="ce1">
            <text:p>147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8.3" table:style-name="ce1">
            <text:p>78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1" table:style-name="ce1">
            <text:p>147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2" table:style-name="ce1">
            <text:p>147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0.8" table:style-name="ce1">
            <text:p>50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3" table:style-name="ce1">
            <text:p>147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4" table:style-name="ce1">
            <text:p>147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5.4" table:style-name="ce1">
            <text:p>55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5" table:style-name="ce1">
            <text:p>147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3" table:style-name="ce1">
            <text:p>5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6" table:style-name="ce1">
            <text:p>147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7" table:style-name="ce1">
            <text:p>147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0" table:style-name="ce1">
            <text:p>5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78" table:style-name="ce1">
            <text:p>147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79" table:style-name="ce1">
            <text:p>147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9.900000000000006" table:style-name="ce1">
            <text:p>69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0" table:style-name="ce1">
            <text:p>148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3.3" table:style-name="ce1">
            <text:p>53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1" table:style-name="ce1">
            <text:p>148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2" table:style-name="ce1">
            <text:p>148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83" table:style-name="ce1">
            <text:p>148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4" table:style-name="ce1">
            <text:p>148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5" table:style-name="ce1">
            <text:p>148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6" table:style-name="ce1">
            <text:p>148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7" table:style-name="ce1">
            <text:p>148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8" table:style-name="ce1">
            <text:p>148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89" table:style-name="ce1">
            <text:p>148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0" table:style-name="ce1">
            <text:p>149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7.1" table:style-name="ce1">
            <text:p>37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1" table:style-name="ce1">
            <text:p>149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2.2" table:style-name="ce1">
            <text:p>52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2" table:style-name="ce1">
            <text:p>149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3" table:style-name="ce1">
            <text:p>149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6.5" table:style-name="ce1">
            <text:p>66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4" table:style-name="ce1">
            <text:p>149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5" table:style-name="ce1">
            <text:p>149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6" table:style-name="ce1">
            <text:p>149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3.3" table:style-name="ce1">
            <text:p>63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497" table:style-name="ce1">
            <text:p>149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8" table:style-name="ce1">
            <text:p>149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499" table:style-name="ce1">
            <text:p>149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0" table:style-name="ce1">
            <text:p>150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1" table:style-name="ce1">
            <text:p>150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9.9" table:style-name="ce1">
            <text:p>59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2" table:style-name="ce1">
            <text:p>150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3" table:style-name="ce1">
            <text:p>150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1" table:style-name="ce1">
            <text:p>5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4" table:style-name="ce1">
            <text:p>150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05" table:style-name="ce1">
            <text:p>150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9.5" table:style-name="ce1">
            <text:p>49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6" table:style-name="ce1">
            <text:p>150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0.3" table:style-name="ce1">
            <text:p>50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7" table:style-name="ce1">
            <text:p>150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1" table:style-name="ce1">
            <text:p>5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8" table:style-name="ce1">
            <text:p>150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3.4" table:style-name="ce1">
            <text:p>53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09" table:style-name="ce1">
            <text:p>150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0" table:style-name="ce1">
            <text:p>151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1" table:style-name="ce1">
            <text:p>151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2" table:style-name="ce1">
            <text:p>15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3" table:style-name="ce1">
            <text:p>15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5.7" table:style-name="ce1">
            <text:p>65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4" table:style-name="ce1">
            <text:p>151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15" table:style-name="ce1">
            <text:p>151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2.4" table:style-name="ce1">
            <text:p>62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6" table:style-name="ce1">
            <text:p>151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6" table:style-name="ce1">
            <text:p>5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7" table:style-name="ce1">
            <text:p>151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7.2" table:style-name="ce1">
            <text:p>57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8" table:style-name="ce1">
            <text:p>151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5.8" table:style-name="ce1">
            <text:p>45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19" table:style-name="ce1">
            <text:p>151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7" table:style-name="ce1">
            <text:p>4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0" table:style-name="ce1">
            <text:p>152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1" table:style-name="ce1">
            <text:p>152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2" table:style-name="ce1">
            <text:p>152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53.6" table:style-name="ce1">
            <text:p>53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3" table:style-name="ce1">
            <text:p>152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4" table:style-name="ce1">
            <text:p>152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6.7" table:style-name="ce1">
            <text:p>46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5" table:style-name="ce1">
            <text:p>152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6" table:style-name="ce1">
            <text:p>152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7" table:style-name="ce1">
            <text:p>3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27" table:style-name="ce1">
            <text:p>152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8" table:style-name="ce1">
            <text:p>152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29" table:style-name="ce1">
            <text:p>152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8.1" table:style-name="ce1">
            <text:p>58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0" table:style-name="ce1">
            <text:p>153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1" table:style-name="ce1">
            <text:p>153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2" table:style-name="ce1">
            <text:p>153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4.9" table:style-name="ce1">
            <text:p>44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3" table:style-name="ce1">
            <text:p>153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4" table:style-name="ce1">
            <text:p>153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62.4" table:style-name="ce1">
            <text:p>62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5" table:style-name="ce1">
            <text:p>153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8.9" table:style-name="ce1">
            <text:p>48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36" table:style-name="ce1">
            <text:p>153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7" table:style-name="ce1">
            <text:p>153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8" table:style-name="ce1">
            <text:p>153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39" table:style-name="ce1">
            <text:p>153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0" table:style-name="ce1">
            <text:p>154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1" table:style-name="ce1">
            <text:p>154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1.5" table:style-name="ce1">
            <text:p>41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2" table:style-name="ce1">
            <text:p>154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5.3" table:style-name="ce1">
            <text:p>65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3" table:style-name="ce1">
            <text:p>154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4" table:style-name="ce1">
            <text:p>154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7.7" table:style-name="ce1">
            <text:p>47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5" table:style-name="ce1">
            <text:p>154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46" table:style-name="ce1">
            <text:p>154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6.1" table:style-name="ce1">
            <text:p>46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7" table:style-name="ce1">
            <text:p>154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2" table:style-name="ce1">
            <text:p>5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8" table:style-name="ce1">
            <text:p>154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8.3" table:style-name="ce1">
            <text:p>48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49" table:style-name="ce1">
            <text:p>154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0" table:style-name="ce1">
            <text:p>155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8.9" table:style-name="ce1">
            <text:p>48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1" table:style-name="ce1">
            <text:p>155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2" table:style-name="ce1">
            <text:p>155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7.5" table:style-name="ce1">
            <text:p>47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3" table:style-name="ce1">
            <text:p>155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9.4" table:style-name="ce1">
            <text:p>49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4" table:style-name="ce1">
            <text:p>155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2.8" table:style-name="ce1">
            <text:p>42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5" table:style-name="ce1">
            <text:p>155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8.9" table:style-name="ce1">
            <text:p>48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6" table:style-name="ce1">
            <text:p>155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7" table:style-name="ce1">
            <text:p>155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58" table:style-name="ce1">
            <text:p>155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6" table:style-name="ce1">
            <text:p>7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59" table:style-name="ce1">
            <text:p>155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0" table:style-name="ce1">
            <text:p>156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4.6" table:style-name="ce1">
            <text:p>44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1" table:style-name="ce1">
            <text:p>156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2" table:style-name="ce1">
            <text:p>156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6.7" table:style-name="ce1">
            <text:p>56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3" table:style-name="ce1">
            <text:p>156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4" table:style-name="ce1">
            <text:p>156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1.5" table:style-name="ce1">
            <text:p>41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5" table:style-name="ce1">
            <text:p>156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8.900000000000006" table:style-name="ce1">
            <text:p>68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6" table:style-name="ce1">
            <text:p>156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67" table:style-name="ce1">
            <text:p>156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2.7" table:style-name="ce1">
            <text:p>52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8" table:style-name="ce1">
            <text:p>156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4.5" table:style-name="ce1">
            <text:p>74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69" table:style-name="ce1">
            <text:p>156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2.1" table:style-name="ce1">
            <text:p>52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0" table:style-name="ce1">
            <text:p>157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0.7" table:style-name="ce1">
            <text:p>50,7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1" table:style-name="ce1">
            <text:p>157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8.9" table:style-name="ce1">
            <text:p>58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2" table:style-name="ce1">
            <text:p>157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3" table:style-name="ce1">
            <text:p>157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4" table:style-name="ce1">
            <text:p>157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75" table:style-name="ce1">
            <text:p>157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41.6" table:style-name="ce1">
            <text:p>41,6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6" table:style-name="ce1">
            <text:p>157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3.9" table:style-name="ce1">
            <text:p>53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7" table:style-name="ce1">
            <text:p>157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8" table:style-name="ce1">
            <text:p>6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8" table:style-name="ce1">
            <text:p>157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2.2" table:style-name="ce1">
            <text:p>52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79" table:style-name="ce1">
            <text:p>157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0" table:style-name="ce1">
            <text:p>158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1" table:style-name="ce1">
            <text:p>158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2" table:style-name="ce1">
            <text:p>158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3" table:style-name="ce1">
            <text:p>158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4" table:style-name="ce1">
            <text:p>158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5" table:style-name="ce1">
            <text:p>158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6" table:style-name="ce1">
            <text:p>158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7" table:style-name="ce1">
            <text:p>158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88" table:style-name="ce1">
            <text:p>158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6.8" table:style-name="ce1">
            <text:p>46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89" table:style-name="ce1">
            <text:p>158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7.5" table:style-name="ce1">
            <text:p>47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0" table:style-name="ce1">
            <text:p>159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1" table:style-name="ce1">
            <text:p>159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5.9" table:style-name="ce1">
            <text:p>35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2" table:style-name="ce1">
            <text:p>159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8.3" table:style-name="ce1">
            <text:p>68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3" table:style-name="ce1">
            <text:p>159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4" table:style-name="ce1">
            <text:p>159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5" table:style-name="ce1">
            <text:p>159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6" table:style-name="ce1">
            <text:p>159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7" table:style-name="ce1">
            <text:p>159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598" table:style-name="ce1">
            <text:p>159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4.1" table:style-name="ce1">
            <text:p>44,1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599" table:style-name="ce1">
            <text:p>159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0" table:style-name="ce1">
            <text:p>160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1" table:style-name="ce1">
            <text:p>160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2" table:style-name="ce1">
            <text:p>160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4.3" table:style-name="ce1">
            <text:p>44,3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3" table:style-name="ce1">
            <text:p>160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4" table:style-name="ce1">
            <text:p>160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3.2" table:style-name="ce1">
            <text:p>43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5" table:style-name="ce1">
            <text:p>160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1.4" table:style-name="ce1">
            <text:p>41,4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6" table:style-name="ce1">
            <text:p>160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5" table:style-name="ce1">
            <text:p>6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7" table:style-name="ce1">
            <text:p>160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7.8" table:style-name="ce1">
            <text:p>57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08" table:style-name="ce1">
            <text:p>160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09" table:style-name="ce1">
            <text:p>160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0" table:style-name="ce1">
            <text:p>161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1" table:style-name="ce1">
            <text:p>161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2" table:style-name="ce1">
            <text:p>161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3" table:style-name="ce1">
            <text:p>161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4" table:style-name="ce1">
            <text:p>161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6.2" table:style-name="ce1">
            <text:p>56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5" table:style-name="ce1">
            <text:p>161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6" table:style-name="ce1">
            <text:p>161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2.5" table:style-name="ce1">
            <text:p>52,5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7" table:style-name="ce1">
            <text:p>161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56.9" table:style-name="ce1">
            <text:p>56,9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18" table:style-name="ce1">
            <text:p>161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19" table:style-name="ce1">
            <text:p>161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07" table:formula="of:=2007" table:style-name="ce1">
            <text:p>2007</text:p>
          </table:table-cell>
          <table:table-cell office:value-type="float" office:value="1620" table:style-name="ce1">
            <text:p>162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4.2" table:style-name="ce1">
            <text:p>54,2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1" table:style-name="ce1">
            <text:p>162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44.8" table:style-name="ce1">
            <text:p>44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2" table:style-name="ce1">
            <text:p>162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0" table:style-name="ce1">
            <text:p>40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3" table:style-name="ce1">
            <text:p>162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2.799999999999997" table:style-name="ce1">
            <text:p>32,8</text:p>
          </table:table-cell>
          <table:table-cell office:value-type="float" office:value="2007" table:formula="of:=2007" table:style-name="ce1">
            <text:p>2007</text:p>
          </table:table-cell>
          <table:table-cell office:value-type="float" office:value="1624" table:style-name="ce1">
            <text:p>162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5" table:style-name="ce1">
            <text:p>162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3.5" table:style-name="ce1">
            <text:p>53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6" table:style-name="ce1">
            <text:p>162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7" table:style-name="ce1">
            <text:p>162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28" table:style-name="ce1">
            <text:p>162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5.2" table:style-name="ce1">
            <text:p>65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29" table:style-name="ce1">
            <text:p>162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0" table:style-name="ce1">
            <text:p>163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1" table:style-name="ce1">
            <text:p>163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2" table:style-name="ce1">
            <text:p>163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8.099999999999994" table:style-name="ce1">
            <text:p>68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3" table:style-name="ce1">
            <text:p>163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9.6" table:style-name="ce1">
            <text:p>59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4" table:style-name="ce1">
            <text:p>163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6.5" table:style-name="ce1">
            <text:p>46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5" table:style-name="ce1">
            <text:p>163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2.5" table:style-name="ce1">
            <text:p>72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6" table:style-name="ce1">
            <text:p>163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1.8" table:style-name="ce1">
            <text:p>71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7" table:style-name="ce1">
            <text:p>163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8.2" table:style-name="ce1">
            <text:p>48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38" table:style-name="ce1">
            <text:p>163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39" table:style-name="ce1">
            <text:p>163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0" table:style-name="ce1">
            <text:p>164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0.5" table:style-name="ce1">
            <text:p>50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1" table:style-name="ce1">
            <text:p>164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2" table:style-name="ce1">
            <text:p>164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4.6" table:style-name="ce1">
            <text:p>54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3" table:style-name="ce1">
            <text:p>164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1.2" table:style-name="ce1">
            <text:p>71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4" table:style-name="ce1">
            <text:p>164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5" table:style-name="ce1">
            <text:p>164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6" table:style-name="ce1">
            <text:p>164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7" table:style-name="ce1">
            <text:p>164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48" table:style-name="ce1">
            <text:p>164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3" table:style-name="ce1">
            <text:p>5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49" table:style-name="ce1">
            <text:p>164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0" table:style-name="ce1">
            <text:p>165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54.5" table:style-name="ce1">
            <text:p>54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1" table:style-name="ce1">
            <text:p>165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2" table:style-name="ce1">
            <text:p>165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3" table:style-name="ce1">
            <text:p>165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4" table:style-name="ce1">
            <text:p>165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8.5" table:style-name="ce1">
            <text:p>38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5" table:style-name="ce1">
            <text:p>165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5.6" table:style-name="ce1">
            <text:p>35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6" table:style-name="ce1">
            <text:p>165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57" table:style-name="ce1">
            <text:p>165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4.6" table:style-name="ce1">
            <text:p>44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8" table:style-name="ce1">
            <text:p>165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.9" table:style-name="ce1">
            <text:p>42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59" table:style-name="ce1">
            <text:p>165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0" table:style-name="ce1">
            <text:p>166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7.9" table:style-name="ce1">
            <text:p>57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1" table:style-name="ce1">
            <text:p>166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8.5" table:style-name="ce1">
            <text:p>48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2" table:style-name="ce1">
            <text:p>166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3" table:style-name="ce1">
            <text:p>166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1.7" table:style-name="ce1">
            <text:p>61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4" table:style-name="ce1">
            <text:p>166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5" table:style-name="ce1">
            <text:p>166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6" table:style-name="ce1">
            <text:p>166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7" table:style-name="ce1">
            <text:p>166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3.9" table:style-name="ce1">
            <text:p>53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68" table:style-name="ce1">
            <text:p>166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69" table:style-name="ce1">
            <text:p>166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8.5" table:style-name="ce1">
            <text:p>68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0" table:style-name="ce1">
            <text:p>167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1" table:style-name="ce1">
            <text:p>167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2" table:style-name="ce1">
            <text:p>167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3" table:style-name="ce1">
            <text:p>167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9.7" table:style-name="ce1">
            <text:p>79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4" table:style-name="ce1">
            <text:p>167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0.1" table:style-name="ce1">
            <text:p>50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5" table:style-name="ce1">
            <text:p>167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8.4" table:style-name="ce1">
            <text:p>48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6" table:style-name="ce1">
            <text:p>167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77" table:style-name="ce1">
            <text:p>167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6.3" table:style-name="ce1">
            <text:p>46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8" table:style-name="ce1">
            <text:p>167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1.9" table:style-name="ce1">
            <text:p>51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79" table:style-name="ce1">
            <text:p>167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0" table:style-name="ce1">
            <text:p>168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3" table:style-name="ce1">
            <text:p>5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1" table:style-name="ce1">
            <text:p>168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2" table:style-name="ce1">
            <text:p>168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3" table:style-name="ce1">
            <text:p>168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4.5" table:style-name="ce1">
            <text:p>54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4" table:style-name="ce1">
            <text:p>168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5" table:style-name="ce1">
            <text:p>168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2.8" table:style-name="ce1">
            <text:p>72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86" table:style-name="ce1">
            <text:p>168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7" table:style-name="ce1">
            <text:p>168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8" table:style-name="ce1">
            <text:p>168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89" table:style-name="ce1">
            <text:p>168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6.7" table:style-name="ce1">
            <text:p>76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0" table:style-name="ce1">
            <text:p>169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70.099999999999994" table:style-name="ce1">
            <text:p>70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1" table:style-name="ce1">
            <text:p>169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2" table:style-name="ce1">
            <text:p>169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3" table:style-name="ce1">
            <text:p>169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1.6" table:style-name="ce1">
            <text:p>41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4" table:style-name="ce1">
            <text:p>169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9.7" table:style-name="ce1">
            <text:p>49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695" table:style-name="ce1">
            <text:p>169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6" table:style-name="ce1">
            <text:p>169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7" table:style-name="ce1">
            <text:p>169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8" table:style-name="ce1">
            <text:p>169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699" table:style-name="ce1">
            <text:p>169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0" table:style-name="ce1">
            <text:p>170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1" table:style-name="ce1">
            <text:p>170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2" table:style-name="ce1">
            <text:p>170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3" table:style-name="ce1">
            <text:p>170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4" table:style-name="ce1">
            <text:p>170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5" table:style-name="ce1">
            <text:p>170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8.5" table:style-name="ce1">
            <text:p>38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6" table:style-name="ce1">
            <text:p>170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4.2" table:style-name="ce1">
            <text:p>54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7" table:style-name="ce1">
            <text:p>170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1.4" table:style-name="ce1">
            <text:p>51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08" table:style-name="ce1">
            <text:p>170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09" table:style-name="ce1">
            <text:p>170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1.5" table:style-name="ce1">
            <text:p>51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0" table:style-name="ce1">
            <text:p>171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48.2" table:style-name="ce1">
            <text:p>48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1" table:style-name="ce1">
            <text:p>171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1.3" table:style-name="ce1">
            <text:p>51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2" table:style-name="ce1">
            <text:p>171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5.9" table:style-name="ce1">
            <text:p>45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3" table:style-name="ce1">
            <text:p>171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5.7" table:style-name="ce1">
            <text:p>75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4" table:style-name="ce1">
            <text:p>171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8.900000000000006" table:style-name="ce1">
            <text:p>68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5" table:style-name="ce1">
            <text:p>171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6" table:style-name="ce1">
            <text:p>171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7.8" table:style-name="ce1">
            <text:p>67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7" table:style-name="ce1">
            <text:p>171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18" table:style-name="ce1">
            <text:p>171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9.1" table:style-name="ce1">
            <text:p>59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19" table:style-name="ce1">
            <text:p>171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9.3" table:style-name="ce1">
            <text:p>49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0" table:style-name="ce1">
            <text:p>172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8.9" table:style-name="ce1">
            <text:p>58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1" table:style-name="ce1">
            <text:p>172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0.200000000000003" table:style-name="ce1">
            <text:p>40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2" table:style-name="ce1">
            <text:p>172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7.4" table:style-name="ce1">
            <text:p>47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3" table:style-name="ce1">
            <text:p>172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4" table:style-name="ce1">
            <text:p>172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5" table:style-name="ce1">
            <text:p>172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50.4" table:style-name="ce1">
            <text:p>50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6" table:style-name="ce1">
            <text:p>172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27" table:style-name="ce1">
            <text:p>172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1.5" table:style-name="ce1">
            <text:p>51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8" table:style-name="ce1">
            <text:p>172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5.9" table:style-name="ce1">
            <text:p>45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29" table:style-name="ce1">
            <text:p>172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2.2" table:style-name="ce1">
            <text:p>42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0" table:style-name="ce1">
            <text:p>173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1" table:style-name="ce1">
            <text:p>173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2" table:style-name="ce1">
            <text:p>173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5.5" table:style-name="ce1">
            <text:p>55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3" table:style-name="ce1">
            <text:p>173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4" table:style-name="ce1">
            <text:p>173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5" table:style-name="ce1">
            <text:p>173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6" table:style-name="ce1">
            <text:p>173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6.4" table:style-name="ce1">
            <text:p>46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7" table:style-name="ce1">
            <text:p>173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8.1" table:style-name="ce1">
            <text:p>58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38" table:style-name="ce1">
            <text:p>173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39" table:style-name="ce1">
            <text:p>173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0" table:style-name="ce1">
            <text:p>174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1.1" table:style-name="ce1">
            <text:p>41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1" table:style-name="ce1">
            <text:p>174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2" table:style-name="ce1">
            <text:p>174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3" table:style-name="ce1">
            <text:p>174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4" table:style-name="ce1">
            <text:p>174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2.5" table:style-name="ce1">
            <text:p>42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5" table:style-name="ce1">
            <text:p>174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8.3" table:style-name="ce1">
            <text:p>68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6" table:style-name="ce1">
            <text:p>174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7" table:style-name="ce1">
            <text:p>174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5" table:style-name="ce1">
            <text:p>5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48" table:style-name="ce1">
            <text:p>174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49" table:style-name="ce1">
            <text:p>174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4.9" table:style-name="ce1">
            <text:p>44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0" table:style-name="ce1">
            <text:p>175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1" table:style-name="ce1">
            <text:p>175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6.5" table:style-name="ce1">
            <text:p>46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2" table:style-name="ce1">
            <text:p>175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3" table:style-name="ce1">
            <text:p>175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4" table:style-name="ce1">
            <text:p>175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55" table:style-name="ce1">
            <text:p>175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4.4" table:style-name="ce1">
            <text:p>44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6" table:style-name="ce1">
            <text:p>175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1" table:style-name="ce1">
            <text:p>5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7" table:style-name="ce1">
            <text:p>175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2.4" table:style-name="ce1">
            <text:p>42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8" table:style-name="ce1">
            <text:p>175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9.4" table:style-name="ce1">
            <text:p>49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59" table:style-name="ce1">
            <text:p>175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0" table:style-name="ce1">
            <text:p>176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6.3" table:style-name="ce1">
            <text:p>76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1" table:style-name="ce1">
            <text:p>176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3.8" table:style-name="ce1">
            <text:p>73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2" table:style-name="ce1">
            <text:p>176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3" table:style-name="ce1">
            <text:p>176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5.7" table:style-name="ce1">
            <text:p>45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4" table:style-name="ce1">
            <text:p>176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3.1" table:style-name="ce1">
            <text:p>53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5" table:style-name="ce1">
            <text:p>176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4.1" table:style-name="ce1">
            <text:p>44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6" table:style-name="ce1">
            <text:p>176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67" table:style-name="ce1">
            <text:p>176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3.9" table:style-name="ce1">
            <text:p>43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8" table:style-name="ce1">
            <text:p>176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9.3" table:style-name="ce1">
            <text:p>69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69" table:style-name="ce1">
            <text:p>176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0" table:style-name="ce1">
            <text:p>177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5.7" table:style-name="ce1">
            <text:p>55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1" table:style-name="ce1">
            <text:p>177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6.3" table:style-name="ce1">
            <text:p>76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2" table:style-name="ce1">
            <text:p>177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1.3" table:style-name="ce1">
            <text:p>51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3" table:style-name="ce1">
            <text:p>177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5.9" table:style-name="ce1">
            <text:p>45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4" table:style-name="ce1">
            <text:p>177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5" table:style-name="ce1">
            <text:p>177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7.2" table:style-name="ce1">
            <text:p>57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6" table:style-name="ce1">
            <text:p>177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7" table:style-name="ce1">
            <text:p>177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3.2" table:style-name="ce1">
            <text:p>53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78" table:style-name="ce1">
            <text:p>177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79" table:style-name="ce1">
            <text:p>177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0" table:style-name="ce1">
            <text:p>178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9.900000000000006" table:style-name="ce1">
            <text:p>69,9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1" table:style-name="ce1">
            <text:p>178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6.2" table:style-name="ce1">
            <text:p>56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2" table:style-name="ce1">
            <text:p>178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3.6" table:style-name="ce1">
            <text:p>43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83" table:style-name="ce1">
            <text:p>178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4" table:style-name="ce1">
            <text:p>178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5" table:style-name="ce1">
            <text:p>178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6" table:style-name="ce1">
            <text:p>178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7" table:style-name="ce1">
            <text:p>178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8" table:style-name="ce1">
            <text:p>178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89" table:style-name="ce1">
            <text:p>178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0" table:style-name="ce1">
            <text:p>179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1" table:style-name="ce1">
            <text:p>179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6.8" table:style-name="ce1">
            <text:p>46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2" table:style-name="ce1">
            <text:p>179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3" table:style-name="ce1">
            <text:p>179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4" table:style-name="ce1">
            <text:p>179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0" table:style-name="ce1">
            <text:p>30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5" table:style-name="ce1">
            <text:p>179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6.400000000000006" table:style-name="ce1">
            <text:p>66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796" table:style-name="ce1">
            <text:p>179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7" table:style-name="ce1">
            <text:p>179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8" table:style-name="ce1">
            <text:p>179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799" table:style-name="ce1">
            <text:p>179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0" table:style-name="ce1">
            <text:p>180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1" table:style-name="ce1">
            <text:p>180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4.3" table:style-name="ce1">
            <text:p>44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2" table:style-name="ce1">
            <text:p>180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5.2" table:style-name="ce1">
            <text:p>75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3" table:style-name="ce1">
            <text:p>180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4" table:style-name="ce1">
            <text:p>180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05" table:style-name="ce1">
            <text:p>180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0.6" table:style-name="ce1">
            <text:p>50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6" table:style-name="ce1">
            <text:p>180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55.5" table:style-name="ce1">
            <text:p>55,5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7" table:style-name="ce1">
            <text:p>180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3.8" table:style-name="ce1">
            <text:p>43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8" table:style-name="ce1">
            <text:p>180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6.3" table:style-name="ce1">
            <text:p>46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09" table:style-name="ce1">
            <text:p>180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0" table:style-name="ce1">
            <text:p>181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6.4" table:style-name="ce1">
            <text:p>56,4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1" table:style-name="ce1">
            <text:p>181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2" table:style-name="ce1">
            <text:p>181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8.1" table:style-name="ce1">
            <text:p>28,1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3" table:style-name="ce1">
            <text:p>181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4" table:style-name="ce1">
            <text:p>181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67" table:style-name="ce1">
            <text:p>6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5" table:style-name="ce1">
            <text:p>181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6" table:style-name="ce1">
            <text:p>181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7" table:style-name="ce1">
            <text:p>181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1.2" table:style-name="ce1">
            <text:p>51,2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18" table:style-name="ce1">
            <text:p>181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19" table:style-name="ce1">
            <text:p>181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1.7" table:style-name="ce1">
            <text:p>51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0" table:style-name="ce1">
            <text:p>182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56.6" table:style-name="ce1">
            <text:p>56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1" table:style-name="ce1">
            <text:p>182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2" table:style-name="ce1">
            <text:p>182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62.6" table:style-name="ce1">
            <text:p>62,6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3" table:style-name="ce1">
            <text:p>182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4.8" table:style-name="ce1">
            <text:p>54,8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4" table:style-name="ce1">
            <text:p>182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08" table:formula="of:=2008" table:style-name="ce1">
            <text:p>2008</text:p>
          </table:table-cell>
          <table:table-cell office:value-type="float" office:value="1825" table:style-name="ce1">
            <text:p>182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7.3" table:style-name="ce1">
            <text:p>47,3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6" table:style-name="ce1">
            <text:p>182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1.7" table:style-name="ce1">
            <text:p>31,7</text:p>
          </table:table-cell>
          <table:table-cell office:value-type="float" office:value="2008" table:formula="of:=2008" table:style-name="ce1">
            <text:p>2008</text:p>
          </table:table-cell>
          <table:table-cell office:value-type="float" office:value="1827" table:style-name="ce1">
            <text:p>182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28" table:style-name="ce1">
            <text:p>182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2.2" table:style-name="ce1">
            <text:p>52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29" table:style-name="ce1">
            <text:p>182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4.9" table:style-name="ce1">
            <text:p>54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0" table:style-name="ce1">
            <text:p>183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1" table:style-name="ce1">
            <text:p>183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6.400000000000006" table:style-name="ce1">
            <text:p>66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2" table:style-name="ce1">
            <text:p>183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3" table:style-name="ce1">
            <text:p>183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4" table:style-name="ce1">
            <text:p>183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5" table:style-name="ce1">
            <text:p>183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1.5" table:style-name="ce1">
            <text:p>61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6" table:style-name="ce1">
            <text:p>183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4.2" table:style-name="ce1">
            <text:p>64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7" table:style-name="ce1">
            <text:p>183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1.8" table:style-name="ce1">
            <text:p>41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38" table:style-name="ce1">
            <text:p>183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39" table:style-name="ce1">
            <text:p>183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0" table:style-name="ce1">
            <text:p>184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5.7" table:style-name="ce1">
            <text:p>45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1" table:style-name="ce1">
            <text:p>184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2" table:style-name="ce1">
            <text:p>184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7" table:style-name="ce1">
            <text:p>5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3" table:style-name="ce1">
            <text:p>184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0.8" table:style-name="ce1">
            <text:p>50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4" table:style-name="ce1">
            <text:p>184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5" table:style-name="ce1">
            <text:p>184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5.6" table:style-name="ce1">
            <text:p>55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46" table:style-name="ce1">
            <text:p>184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7" table:style-name="ce1">
            <text:p>184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8" table:style-name="ce1">
            <text:p>184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49" table:style-name="ce1">
            <text:p>184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0" table:style-name="ce1">
            <text:p>185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1" table:style-name="ce1">
            <text:p>185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0.9" table:style-name="ce1">
            <text:p>60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2" table:style-name="ce1">
            <text:p>185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9.6" table:style-name="ce1">
            <text:p>49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3" table:style-name="ce1">
            <text:p>185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4" table:style-name="ce1">
            <text:p>185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0" table:style-name="ce1">
            <text:p>7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5" table:style-name="ce1">
            <text:p>185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6" table:style-name="ce1">
            <text:p>185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7" table:style-name="ce1">
            <text:p>185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58" table:style-name="ce1">
            <text:p>185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.9" table:style-name="ce1">
            <text:p>37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59" table:style-name="ce1">
            <text:p>185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0" table:style-name="ce1">
            <text:p>186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1.1" table:style-name="ce1">
            <text:p>41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1" table:style-name="ce1">
            <text:p>186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7.4" table:style-name="ce1">
            <text:p>47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2" table:style-name="ce1">
            <text:p>186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3" table:style-name="ce1">
            <text:p>186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4.900000000000006" table:style-name="ce1">
            <text:p>64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4" table:style-name="ce1">
            <text:p>186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4.5" table:style-name="ce1">
            <text:p>44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5" table:style-name="ce1">
            <text:p>186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8.3" table:style-name="ce1">
            <text:p>68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6" table:style-name="ce1">
            <text:p>186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2.7" table:style-name="ce1">
            <text:p>62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7" table:style-name="ce1">
            <text:p>186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68" table:style-name="ce1">
            <text:p>186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69" table:style-name="ce1">
            <text:p>186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0" table:style-name="ce1">
            <text:p>187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6.5" table:style-name="ce1">
            <text:p>56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1" table:style-name="ce1">
            <text:p>187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2" table:style-name="ce1">
            <text:p>187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6.099999999999994" table:style-name="ce1">
            <text:p>76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3" table:style-name="ce1">
            <text:p>187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2" table:style-name="ce1">
            <text:p>4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4" table:style-name="ce1">
            <text:p>187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4.3" table:style-name="ce1">
            <text:p>54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5" table:style-name="ce1">
            <text:p>187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76" table:style-name="ce1">
            <text:p>187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6.8" table:style-name="ce1">
            <text:p>76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7" table:style-name="ce1">
            <text:p>187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9.1" table:style-name="ce1">
            <text:p>49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8" table:style-name="ce1">
            <text:p>187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4.3" table:style-name="ce1">
            <text:p>54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79" table:style-name="ce1">
            <text:p>187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0" table:style-name="ce1">
            <text:p>188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50.7" table:style-name="ce1">
            <text:p>50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1" table:style-name="ce1">
            <text:p>188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2" table:style-name="ce1">
            <text:p>188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.7" table:style-name="ce1">
            <text:p>68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3" table:style-name="ce1">
            <text:p>188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.2" table:style-name="ce1">
            <text:p>60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4" table:style-name="ce1">
            <text:p>188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5" table:style-name="ce1">
            <text:p>188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2" table:style-name="ce1">
            <text:p>6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6" table:style-name="ce1">
            <text:p>188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1.4" table:style-name="ce1">
            <text:p>51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7" table:style-name="ce1">
            <text:p>188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88" table:style-name="ce1">
            <text:p>188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89" table:style-name="ce1">
            <text:p>188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0" table:style-name="ce1">
            <text:p>189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1" table:style-name="ce1">
            <text:p>189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2" table:style-name="ce1">
            <text:p>189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3" table:style-name="ce1">
            <text:p>189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2.8" table:style-name="ce1">
            <text:p>62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4" table:style-name="ce1">
            <text:p>189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5" table:style-name="ce1">
            <text:p>189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6" table:style-name="ce1">
            <text:p>189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8" table:style-name="ce1">
            <text:p>3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7" table:style-name="ce1">
            <text:p>189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2" table:style-name="ce1">
            <text:p>4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898" table:style-name="ce1">
            <text:p>189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899" table:style-name="ce1">
            <text:p>189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60.4" table:style-name="ce1">
            <text:p>60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0" table:style-name="ce1">
            <text:p>190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1" table:style-name="ce1">
            <text:p>190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2" table:style-name="ce1">
            <text:p>190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.5" table:style-name="ce1">
            <text:p>64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03" table:style-name="ce1">
            <text:p>190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4" table:style-name="ce1">
            <text:p>190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5" table:style-name="ce1">
            <text:p>190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6" table:style-name="ce1">
            <text:p>190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7" table:style-name="ce1">
            <text:p>190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8" table:style-name="ce1">
            <text:p>190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09" table:style-name="ce1">
            <text:p>190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0.3" table:style-name="ce1">
            <text:p>60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0" table:style-name="ce1">
            <text:p>191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" table:style-name="ce1">
            <text:p>5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1" table:style-name="ce1">
            <text:p>191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8.9" table:style-name="ce1">
            <text:p>48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2" table:style-name="ce1">
            <text:p>191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5.2" table:style-name="ce1">
            <text:p>45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3" table:style-name="ce1">
            <text:p>19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4.7" table:style-name="ce1">
            <text:p>54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4" table:style-name="ce1">
            <text:p>191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5" table:style-name="ce1">
            <text:p>191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7.8" table:style-name="ce1">
            <text:p>47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6" table:style-name="ce1">
            <text:p>191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0.5" table:style-name="ce1">
            <text:p>70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7" table:style-name="ce1">
            <text:p>191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18" table:style-name="ce1">
            <text:p>191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3.5" table:style-name="ce1">
            <text:p>73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19" table:style-name="ce1">
            <text:p>191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3.3" table:style-name="ce1">
            <text:p>63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0" table:style-name="ce1">
            <text:p>192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1" table:style-name="ce1">
            <text:p>192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8.4" table:style-name="ce1">
            <text:p>58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2" table:style-name="ce1">
            <text:p>192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60" table:style-name="ce1">
            <text:p>60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3" table:style-name="ce1">
            <text:p>192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3.8" table:style-name="ce1">
            <text:p>53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4" table:style-name="ce1">
            <text:p>192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2.7" table:style-name="ce1">
            <text:p>42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5" table:style-name="ce1">
            <text:p>192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0.7" table:style-name="ce1">
            <text:p>50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6" table:style-name="ce1">
            <text:p>192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7" table:style-name="ce1">
            <text:p>192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28" table:style-name="ce1">
            <text:p>192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29" table:style-name="ce1">
            <text:p>192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0" table:style-name="ce1">
            <text:p>193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6.7" table:style-name="ce1">
            <text:p>46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1" table:style-name="ce1">
            <text:p>193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2.1" table:style-name="ce1">
            <text:p>52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2" table:style-name="ce1">
            <text:p>193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3" table:style-name="ce1">
            <text:p>193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4" table:style-name="ce1">
            <text:p>193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5" table:style-name="ce1">
            <text:p>193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4.7" table:style-name="ce1">
            <text:p>54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6" table:style-name="ce1">
            <text:p>193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7" table:style-name="ce1">
            <text:p>193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38" table:style-name="ce1">
            <text:p>193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4.3" table:style-name="ce1">
            <text:p>44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39" table:style-name="ce1">
            <text:p>193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0" table:style-name="ce1">
            <text:p>194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3.8" table:style-name="ce1">
            <text:p>53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1" table:style-name="ce1">
            <text:p>194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1.5" table:style-name="ce1">
            <text:p>51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2" table:style-name="ce1">
            <text:p>194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3" table:style-name="ce1">
            <text:p>194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4" table:style-name="ce1">
            <text:p>194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3.3" table:style-name="ce1">
            <text:p>63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5" table:style-name="ce1">
            <text:p>194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6" table:style-name="ce1">
            <text:p>194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47" table:style-name="ce1">
            <text:p>194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5" table:style-name="ce1">
            <text:p>4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8" table:style-name="ce1">
            <text:p>194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49" table:style-name="ce1">
            <text:p>194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0" table:style-name="ce1">
            <text:p>195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5.5" table:style-name="ce1">
            <text:p>55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1" table:style-name="ce1">
            <text:p>195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2" table:style-name="ce1">
            <text:p>195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3" table:style-name="ce1">
            <text:p>195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48" table:style-name="ce1">
            <text:p>4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4" table:style-name="ce1">
            <text:p>195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5" table:style-name="ce1">
            <text:p>195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6" table:style-name="ce1">
            <text:p>195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7" table:style-name="ce1">
            <text:p>195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58" table:style-name="ce1">
            <text:p>195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9.2" table:style-name="ce1">
            <text:p>49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59" table:style-name="ce1">
            <text:p>195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3.5" table:style-name="ce1">
            <text:p>53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0" table:style-name="ce1">
            <text:p>196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2.7" table:style-name="ce1">
            <text:p>42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1" table:style-name="ce1">
            <text:p>196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9.8" table:style-name="ce1">
            <text:p>49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2" table:style-name="ce1">
            <text:p>196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3" table:style-name="ce1">
            <text:p>196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4" table:style-name="ce1">
            <text:p>196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5" table:style-name="ce1">
            <text:p>196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66" table:style-name="ce1">
            <text:p>196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6.1" table:style-name="ce1">
            <text:p>46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7" table:style-name="ce1">
            <text:p>196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2.6" table:style-name="ce1">
            <text:p>52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8" table:style-name="ce1">
            <text:p>196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2.1" table:style-name="ce1">
            <text:p>52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69" table:style-name="ce1">
            <text:p>196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0" table:style-name="ce1">
            <text:p>197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4.7" table:style-name="ce1">
            <text:p>44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1" table:style-name="ce1">
            <text:p>197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70.3" table:style-name="ce1">
            <text:p>70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2" table:style-name="ce1">
            <text:p>197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3" table:style-name="ce1">
            <text:p>197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5.8" table:style-name="ce1">
            <text:p>55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4" table:style-name="ce1">
            <text:p>197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5" table:style-name="ce1">
            <text:p>197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5.2" table:style-name="ce1">
            <text:p>55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6" table:style-name="ce1">
            <text:p>197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8.8" table:style-name="ce1">
            <text:p>48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7" table:style-name="ce1">
            <text:p>197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7.7" table:style-name="ce1">
            <text:p>57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78" table:style-name="ce1">
            <text:p>197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79" table:style-name="ce1">
            <text:p>197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4.2" table:style-name="ce1">
            <text:p>64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0" table:style-name="ce1">
            <text:p>198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49.8" table:style-name="ce1">
            <text:p>49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1" table:style-name="ce1">
            <text:p>198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2" table:style-name="ce1">
            <text:p>198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3.7" table:style-name="ce1">
            <text:p>53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3" table:style-name="ce1">
            <text:p>198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9.099999999999994" table:style-name="ce1">
            <text:p>69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4" table:style-name="ce1">
            <text:p>198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1.6" table:style-name="ce1">
            <text:p>51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5" table:style-name="ce1">
            <text:p>198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86" table:style-name="ce1">
            <text:p>198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7" table:style-name="ce1">
            <text:p>198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8" table:style-name="ce1">
            <text:p>198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89" table:style-name="ce1">
            <text:p>198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0" table:style-name="ce1">
            <text:p>199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1" table:style-name="ce1">
            <text:p>199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2" table:style-name="ce1">
            <text:p>199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3" table:style-name="ce1">
            <text:p>199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4" table:style-name="ce1">
            <text:p>199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3.4" table:style-name="ce1">
            <text:p>43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5" table:style-name="ce1">
            <text:p>199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3.8" table:style-name="ce1">
            <text:p>43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6" table:style-name="ce1">
            <text:p>199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7" table:style-name="ce1">
            <text:p>199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1998" table:style-name="ce1">
            <text:p>199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1.4" table:style-name="ce1">
            <text:p>61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1999" table:style-name="ce1">
            <text:p>199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0" table:style-name="ce1">
            <text:p>200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8.3" table:style-name="ce1">
            <text:p>58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1" table:style-name="ce1">
            <text:p>200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49.9" table:style-name="ce1">
            <text:p>49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2" table:style-name="ce1">
            <text:p>200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44.5" table:style-name="ce1">
            <text:p>44,5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3" table:style-name="ce1">
            <text:p>200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4" table:style-name="ce1">
            <text:p>200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2.1" table:style-name="ce1">
            <text:p>42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5" table:style-name="ce1">
            <text:p>200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2.7" table:style-name="ce1">
            <text:p>72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6" table:style-name="ce1">
            <text:p>200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5.2" table:style-name="ce1">
            <text:p>75,2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7" table:style-name="ce1">
            <text:p>200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08" table:style-name="ce1">
            <text:p>200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5.8" table:style-name="ce1">
            <text:p>45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09" table:style-name="ce1">
            <text:p>200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4.1" table:style-name="ce1">
            <text:p>34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1" table:style-name="ce1">
            <text:p>201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6.4" table:style-name="ce1">
            <text:p>36,4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2" table:style-name="ce1">
            <text:p>201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3" table:style-name="ce1">
            <text:p>201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4.8" table:style-name="ce1">
            <text:p>54,8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4" table:style-name="ce1">
            <text:p>201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5" table:style-name="ce1">
            <text:p>201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6" table:style-name="ce1">
            <text:p>201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7" table:style-name="ce1">
            <text:p>201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18" table:style-name="ce1">
            <text:p>201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0.3" table:style-name="ce1">
            <text:p>50,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19" table:style-name="ce1">
            <text:p>201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65.7" table:style-name="ce1">
            <text:p>65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0" table:style-name="ce1">
            <text:p>202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2.1" table:style-name="ce1">
            <text:p>52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1" table:style-name="ce1">
            <text:p>202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2" table:style-name="ce1">
            <text:p>202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1.7" table:style-name="ce1">
            <text:p>51,7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3" table:style-name="ce1">
            <text:p>202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3" table:style-name="ce1">
            <text:p>6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4" table:style-name="ce1">
            <text:p>202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09" table:formula="of:=2009" table:style-name="ce1">
            <text:p>2009</text:p>
          </table:table-cell>
          <table:table-cell office:value-type="float" office:value="2025" table:style-name="ce1">
            <text:p>202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6" table:style-name="ce1">
            <text:p>202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3" table:style-name="ce1">
            <text:p>53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7" table:style-name="ce1">
            <text:p>202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48.1" table:style-name="ce1">
            <text:p>48,1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8" table:style-name="ce1">
            <text:p>202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2.6" table:style-name="ce1">
            <text:p>52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29" table:style-name="ce1">
            <text:p>202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0.6" table:style-name="ce1">
            <text:p>40,6</text:p>
          </table:table-cell>
          <table:table-cell office:value-type="float" office:value="2009" table:formula="of:=2009" table:style-name="ce1">
            <text:p>2009</text:p>
          </table:table-cell>
          <table:table-cell office:value-type="float" office:value="2030" table:style-name="ce1">
            <text:p>203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7.6" table:style-name="ce1">
            <text:p>47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1" table:style-name="ce1">
            <text:p>203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6.5" table:style-name="ce1">
            <text:p>46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2" table:style-name="ce1">
            <text:p>203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2.7" table:style-name="ce1">
            <text:p>52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3" table:style-name="ce1">
            <text:p>203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4.6" table:style-name="ce1">
            <text:p>54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4" table:style-name="ce1">
            <text:p>203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7.2" table:style-name="ce1">
            <text:p>67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5" table:style-name="ce1">
            <text:p>203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6" table:style-name="ce1">
            <text:p>203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7" table:style-name="ce1">
            <text:p>203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38" table:style-name="ce1">
            <text:p>203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3.1" table:style-name="ce1">
            <text:p>63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39" table:style-name="ce1">
            <text:p>203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0" table:style-name="ce1">
            <text:p>204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3.7" table:style-name="ce1">
            <text:p>43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1" table:style-name="ce1">
            <text:p>204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4.5" table:style-name="ce1">
            <text:p>74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2" table:style-name="ce1">
            <text:p>204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3" table:style-name="ce1">
            <text:p>204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2.2" table:style-name="ce1">
            <text:p>42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4" table:style-name="ce1">
            <text:p>204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5" table:style-name="ce1">
            <text:p>204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9.4" table:style-name="ce1">
            <text:p>59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6" table:style-name="ce1">
            <text:p>204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8.6" table:style-name="ce1">
            <text:p>48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7" table:style-name="ce1">
            <text:p>204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48" table:style-name="ce1">
            <text:p>204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5.3" table:style-name="ce1">
            <text:p>55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49" table:style-name="ce1">
            <text:p>204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.5" table:style-name="ce1">
            <text:p>68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0" table:style-name="ce1">
            <text:p>205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1" table:style-name="ce1">
            <text:p>205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2" table:style-name="ce1">
            <text:p>205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3" table:style-name="ce1">
            <text:p>205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4" table:style-name="ce1">
            <text:p>205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7.8" table:style-name="ce1">
            <text:p>57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5" table:style-name="ce1">
            <text:p>205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6.7" table:style-name="ce1">
            <text:p>46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6" table:style-name="ce1">
            <text:p>205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5.5" table:style-name="ce1">
            <text:p>35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7" table:style-name="ce1">
            <text:p>205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58" table:style-name="ce1">
            <text:p>205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59" table:style-name="ce1">
            <text:p>205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9.1" table:style-name="ce1">
            <text:p>39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0" table:style-name="ce1">
            <text:p>206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0.4" table:style-name="ce1">
            <text:p>40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1" table:style-name="ce1">
            <text:p>206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2" table:style-name="ce1">
            <text:p>206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63" table:style-name="ce1">
            <text:p>206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1.4" table:style-name="ce1">
            <text:p>41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4" table:style-name="ce1">
            <text:p>206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5.5" table:style-name="ce1">
            <text:p>45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5" table:style-name="ce1">
            <text:p>206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6.5" table:style-name="ce1">
            <text:p>76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6" table:style-name="ce1">
            <text:p>206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6.400000000000006" table:style-name="ce1">
            <text:p>66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7" table:style-name="ce1">
            <text:p>206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46.5" table:style-name="ce1">
            <text:p>46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8" table:style-name="ce1">
            <text:p>206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3.9" table:style-name="ce1">
            <text:p>63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69" table:style-name="ce1">
            <text:p>206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0" table:style-name="ce1">
            <text:p>207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8.1" table:style-name="ce1">
            <text:p>38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1" table:style-name="ce1">
            <text:p>207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2" table:style-name="ce1">
            <text:p>207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3" table:style-name="ce1">
            <text:p>207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1.2" table:style-name="ce1">
            <text:p>61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4" table:style-name="ce1">
            <text:p>207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5" table:style-name="ce1">
            <text:p>207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2.7" table:style-name="ce1">
            <text:p>72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6" table:style-name="ce1">
            <text:p>207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7" table:style-name="ce1">
            <text:p>207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6" table:style-name="ce1">
            <text:p>5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78" table:style-name="ce1">
            <text:p>207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79" table:style-name="ce1">
            <text:p>207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7.7" table:style-name="ce1">
            <text:p>77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0" table:style-name="ce1">
            <text:p>208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50.1" table:style-name="ce1">
            <text:p>50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1" table:style-name="ce1">
            <text:p>208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7.4" table:style-name="ce1">
            <text:p>47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2" table:style-name="ce1">
            <text:p>208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3" table:style-name="ce1">
            <text:p>208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6.7" table:style-name="ce1">
            <text:p>46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4" table:style-name="ce1">
            <text:p>208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7.400000000000006" table:style-name="ce1">
            <text:p>67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5" table:style-name="ce1">
            <text:p>208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1" table:style-name="ce1">
            <text:p>7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6" table:style-name="ce1">
            <text:p>208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8.4" table:style-name="ce1">
            <text:p>58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7" table:style-name="ce1">
            <text:p>208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88" table:style-name="ce1">
            <text:p>208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1.9" table:style-name="ce1">
            <text:p>61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89" table:style-name="ce1">
            <text:p>208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0" table:style-name="ce1">
            <text:p>209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1" table:style-name="ce1">
            <text:p>209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2" table:style-name="ce1">
            <text:p>209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3" table:style-name="ce1">
            <text:p>209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4" table:style-name="ce1">
            <text:p>209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5" table:style-name="ce1">
            <text:p>209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3.900000000000006" table:style-name="ce1">
            <text:p>73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6" table:style-name="ce1">
            <text:p>209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8" table:style-name="ce1">
            <text:p>6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097" table:style-name="ce1">
            <text:p>209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8" table:style-name="ce1">
            <text:p>209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099" table:style-name="ce1">
            <text:p>209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1" table:style-name="ce1">
            <text:p>4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0" table:style-name="ce1">
            <text:p>210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6.1" table:style-name="ce1">
            <text:p>46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1" table:style-name="ce1">
            <text:p>210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2" table:style-name="ce1">
            <text:p>210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8.4" table:style-name="ce1">
            <text:p>58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3" table:style-name="ce1">
            <text:p>210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4" table:style-name="ce1">
            <text:p>210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5" table:style-name="ce1">
            <text:p>210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2.9" table:style-name="ce1">
            <text:p>62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06" table:style-name="ce1">
            <text:p>210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7" table:style-name="ce1">
            <text:p>210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8" table:style-name="ce1">
            <text:p>210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09" table:style-name="ce1">
            <text:p>210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0" table:style-name="ce1">
            <text:p>211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1" table:style-name="ce1">
            <text:p>211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2" table:style-name="ce1">
            <text:p>211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8.7" table:style-name="ce1">
            <text:p>58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3" table:style-name="ce1">
            <text:p>211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6.4" table:style-name="ce1">
            <text:p>56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4" table:style-name="ce1">
            <text:p>211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7.3" table:style-name="ce1">
            <text:p>47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5" table:style-name="ce1">
            <text:p>211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9.9" table:style-name="ce1">
            <text:p>49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6" table:style-name="ce1">
            <text:p>211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4.6" table:style-name="ce1">
            <text:p>54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7" table:style-name="ce1">
            <text:p>211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18" table:style-name="ce1">
            <text:p>211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50.7" table:style-name="ce1">
            <text:p>50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19" table:style-name="ce1">
            <text:p>211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0" table:style-name="ce1">
            <text:p>212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1" table:style-name="ce1">
            <text:p>212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2" table:style-name="ce1">
            <text:p>212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3.5" table:style-name="ce1">
            <text:p>63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3" table:style-name="ce1">
            <text:p>212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24" table:style-name="ce1">
            <text:p>212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0.6" table:style-name="ce1">
            <text:p>60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5" table:style-name="ce1">
            <text:p>212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5.7" table:style-name="ce1">
            <text:p>55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6" table:style-name="ce1">
            <text:p>212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5.1" table:style-name="ce1">
            <text:p>55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7" table:style-name="ce1">
            <text:p>212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2.6" table:style-name="ce1">
            <text:p>42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8" table:style-name="ce1">
            <text:p>212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0" table:style-name="ce1">
            <text:p>50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29" table:style-name="ce1">
            <text:p>212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0" table:style-name="ce1">
            <text:p>213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8" table:style-name="ce1">
            <text:p>6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1" table:style-name="ce1">
            <text:p>213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2" table:style-name="ce1">
            <text:p>213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3" table:style-name="ce1">
            <text:p>213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4" table:style-name="ce1">
            <text:p>213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0.3" table:style-name="ce1">
            <text:p>50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5" table:style-name="ce1">
            <text:p>213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2" table:style-name="ce1">
            <text:p>4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6" table:style-name="ce1">
            <text:p>213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7" table:style-name="ce1">
            <text:p>213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38" table:style-name="ce1">
            <text:p>213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0.7" table:style-name="ce1">
            <text:p>50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39" table:style-name="ce1">
            <text:p>213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1" table:style-name="ce1">
            <text:p>7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0" table:style-name="ce1">
            <text:p>214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1" table:style-name="ce1">
            <text:p>214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1.8" table:style-name="ce1">
            <text:p>41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2" table:style-name="ce1">
            <text:p>214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3" table:style-name="ce1">
            <text:p>214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5.8" table:style-name="ce1">
            <text:p>55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4" table:style-name="ce1">
            <text:p>214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5" table:style-name="ce1">
            <text:p>214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46" table:style-name="ce1">
            <text:p>214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7.6" table:style-name="ce1">
            <text:p>37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7" table:style-name="ce1">
            <text:p>214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7.7" table:style-name="ce1">
            <text:p>57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8" table:style-name="ce1">
            <text:p>214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3.8" table:style-name="ce1">
            <text:p>43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49" table:style-name="ce1">
            <text:p>214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0" table:style-name="ce1">
            <text:p>215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7.7" table:style-name="ce1">
            <text:p>47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1" table:style-name="ce1">
            <text:p>215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8" table:style-name="ce1">
            <text:p>6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2" table:style-name="ce1">
            <text:p>215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3" table:style-name="ce1">
            <text:p>215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5.9" table:style-name="ce1">
            <text:p>55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4" table:style-name="ce1">
            <text:p>215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5" table:style-name="ce1">
            <text:p>215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5.9" table:style-name="ce1">
            <text:p>45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6" table:style-name="ce1">
            <text:p>215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4.6" table:style-name="ce1">
            <text:p>54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57" table:style-name="ce1">
            <text:p>215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8" table:style-name="ce1">
            <text:p>215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59" table:style-name="ce1">
            <text:p>215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0" table:style-name="ce1">
            <text:p>216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1" table:style-name="ce1">
            <text:p>216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3.5" table:style-name="ce1">
            <text:p>43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2" table:style-name="ce1">
            <text:p>216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6.9" table:style-name="ce1">
            <text:p>56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3" table:style-name="ce1">
            <text:p>216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1" table:style-name="ce1">
            <text:p>4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4" table:style-name="ce1">
            <text:p>216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7.6" table:style-name="ce1">
            <text:p>47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5" table:style-name="ce1">
            <text:p>216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6" table:style-name="ce1">
            <text:p>216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7" table:style-name="ce1">
            <text:p>216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2.2" table:style-name="ce1">
            <text:p>72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68" table:style-name="ce1">
            <text:p>216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69" table:style-name="ce1">
            <text:p>216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1.9" table:style-name="ce1">
            <text:p>41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0" table:style-name="ce1">
            <text:p>217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1" table:style-name="ce1">
            <text:p>5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1" table:style-name="ce1">
            <text:p>217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.9" table:style-name="ce1">
            <text:p>57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2" table:style-name="ce1">
            <text:p>217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3" table:style-name="ce1">
            <text:p>217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7" table:style-name="ce1">
            <text:p>4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4" table:style-name="ce1">
            <text:p>217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73.2" table:style-name="ce1">
            <text:p>73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5" table:style-name="ce1">
            <text:p>217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76" table:style-name="ce1">
            <text:p>217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8.4" table:style-name="ce1">
            <text:p>58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7" table:style-name="ce1">
            <text:p>217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5" table:style-name="ce1">
            <text:p>7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8" table:style-name="ce1">
            <text:p>217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6.1" table:style-name="ce1">
            <text:p>56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79" table:style-name="ce1">
            <text:p>217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9.4" table:style-name="ce1">
            <text:p>49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0" table:style-name="ce1">
            <text:p>218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8.9" table:style-name="ce1">
            <text:p>58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1" table:style-name="ce1">
            <text:p>218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0.9" table:style-name="ce1">
            <text:p>50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2" table:style-name="ce1">
            <text:p>218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8.5" table:style-name="ce1">
            <text:p>68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3" table:style-name="ce1">
            <text:p>218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44.6" table:style-name="ce1">
            <text:p>44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4" table:style-name="ce1">
            <text:p>218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5" table:style-name="ce1">
            <text:p>218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9.1" table:style-name="ce1">
            <text:p>49,1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6" table:style-name="ce1">
            <text:p>218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0.3" table:style-name="ce1">
            <text:p>70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7" table:style-name="ce1">
            <text:p>218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3.8" table:style-name="ce1">
            <text:p>53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88" table:style-name="ce1">
            <text:p>218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89" table:style-name="ce1">
            <text:p>218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0" table:style-name="ce1">
            <text:p>219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1" table:style-name="ce1">
            <text:p>219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2" table:style-name="ce1">
            <text:p>219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3" table:style-name="ce1">
            <text:p>219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4" table:style-name="ce1">
            <text:p>219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5" table:style-name="ce1">
            <text:p>219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6" table:style-name="ce1">
            <text:p>219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197" table:style-name="ce1">
            <text:p>219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3.7" table:style-name="ce1">
            <text:p>43,7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8" table:style-name="ce1">
            <text:p>219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4.6" table:style-name="ce1">
            <text:p>44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199" table:style-name="ce1">
            <text:p>219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1.3" table:style-name="ce1">
            <text:p>41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1" table:style-name="ce1">
            <text:p>220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5.3" table:style-name="ce1">
            <text:p>65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2" table:style-name="ce1">
            <text:p>220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0.5" table:style-name="ce1">
            <text:p>60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3" table:style-name="ce1">
            <text:p>220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0.8" table:style-name="ce1">
            <text:p>60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4" table:style-name="ce1">
            <text:p>220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46.6" table:style-name="ce1">
            <text:p>46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5" table:style-name="ce1">
            <text:p>220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44.4" table:style-name="ce1">
            <text:p>44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6" table:style-name="ce1">
            <text:p>220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07" table:style-name="ce1">
            <text:p>220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8" table:style-name="ce1">
            <text:p>220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5" table:style-name="ce1">
            <text:p>7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09" table:style-name="ce1">
            <text:p>220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0" table:style-name="ce1">
            <text:p>221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1" table:style-name="ce1">
            <text:p>221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3.8" table:style-name="ce1">
            <text:p>43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2" table:style-name="ce1">
            <text:p>221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2.3" table:style-name="ce1">
            <text:p>62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3" table:style-name="ce1">
            <text:p>221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2.299999999999997" table:style-name="ce1">
            <text:p>32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4" table:style-name="ce1">
            <text:p>221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7.4" table:style-name="ce1">
            <text:p>37,4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5" table:style-name="ce1">
            <text:p>221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2.5" table:style-name="ce1">
            <text:p>62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6" table:style-name="ce1">
            <text:p>221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2.2" table:style-name="ce1">
            <text:p>62,2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17" table:style-name="ce1">
            <text:p>221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8" table:style-name="ce1">
            <text:p>221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19" table:style-name="ce1">
            <text:p>221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0" table:style-name="ce1">
            <text:p>222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1" table:style-name="ce1">
            <text:p>222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1.3" table:style-name="ce1">
            <text:p>51,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2" table:style-name="ce1">
            <text:p>222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3" table:style-name="ce1">
            <text:p>222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4.9" table:style-name="ce1">
            <text:p>54,9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4" table:style-name="ce1">
            <text:p>222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5" table:style-name="ce1">
            <text:p>222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0.6" table:style-name="ce1">
            <text:p>50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6" table:style-name="ce1">
            <text:p>222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0.6" table:style-name="ce1">
            <text:p>60,6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7" table:style-name="ce1">
            <text:p>222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28" table:style-name="ce1">
            <text:p>222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74.8" table:style-name="ce1">
            <text:p>74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29" table:style-name="ce1">
            <text:p>222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3" table:style-name="ce1">
            <text:p>53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0" table:style-name="ce1">
            <text:p>223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43.5" table:style-name="ce1">
            <text:p>43,5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1" table:style-name="ce1">
            <text:p>223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10" table:formula="of:=2010" table:style-name="ce1">
            <text:p>2010</text:p>
          </table:table-cell>
          <table:table-cell office:value-type="float" office:value="2232" table:style-name="ce1">
            <text:p>223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6.8" table:style-name="ce1">
            <text:p>46,8</text:p>
          </table:table-cell>
          <table:table-cell office:value-type="float" office:value="2010" table:formula="of:=2010" table:style-name="ce1">
            <text:p>2010</text:p>
          </table:table-cell>
          <table:table-cell office:value-type="float" office:value="2233" table:style-name="ce1">
            <text:p>2233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4" table:style-name="ce1">
            <text:p>2234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9.3" table:style-name="ce1">
            <text:p>49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5" table:style-name="ce1">
            <text:p>2235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8.7" table:style-name="ce1">
            <text:p>58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6" table:style-name="ce1">
            <text:p>2236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3.2" table:style-name="ce1">
            <text:p>53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7" table:style-name="ce1">
            <text:p>2237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6.2" table:style-name="ce1">
            <text:p>66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38" table:style-name="ce1">
            <text:p>2238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39" table:style-name="ce1">
            <text:p>2239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5.9" table:style-name="ce1">
            <text:p>55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0" table:style-name="ce1">
            <text:p>2240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1" table:style-name="ce1">
            <text:p>2241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7" table:style-name="ce1">
            <text:p>6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2" table:style-name="ce1">
            <text:p>2242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7.8" table:style-name="ce1">
            <text:p>67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3" table:style-name="ce1">
            <text:p>2243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.6" table:style-name="ce1">
            <text:p>42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4" table:style-name="ce1">
            <text:p>2244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4.099999999999994" table:style-name="ce1">
            <text:p>74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5" table:style-name="ce1">
            <text:p>2245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4.7" table:style-name="ce1">
            <text:p>74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6" table:style-name="ce1">
            <text:p>2246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6.8" table:style-name="ce1">
            <text:p>46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7" table:style-name="ce1">
            <text:p>2247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48" table:style-name="ce1">
            <text:p>2248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48.2" table:style-name="ce1">
            <text:p>48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49" table:style-name="ce1">
            <text:p>2249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9.9" table:style-name="ce1">
            <text:p>49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0" table:style-name="ce1">
            <text:p>2250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1" table:style-name="ce1">
            <text:p>2251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2.3" table:style-name="ce1">
            <text:p>52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2" table:style-name="ce1">
            <text:p>2252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1.099999999999994" table:style-name="ce1">
            <text:p>71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3" table:style-name="ce1">
            <text:p>2253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4" table:style-name="ce1">
            <text:p>2254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5" table:style-name="ce1">
            <text:p>2255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6" table:style-name="ce1">
            <text:p>2256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57" table:style-name="ce1">
            <text:p>2257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7.8" table:style-name="ce1">
            <text:p>57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8" table:style-name="ce1">
            <text:p>2258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9.9" table:style-name="ce1">
            <text:p>49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59" table:style-name="ce1">
            <text:p>2259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5.200000000000003" table:style-name="ce1">
            <text:p>35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0" table:style-name="ce1">
            <text:p>2260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0.400000000000006" table:style-name="ce1">
            <text:p>70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1" table:style-name="ce1">
            <text:p>2261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2" table:style-name="ce1">
            <text:p>2262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8.799999999999997" table:style-name="ce1">
            <text:p>38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3" table:style-name="ce1">
            <text:p>2263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.9" table:style-name="ce1">
            <text:p>47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4" table:style-name="ce1">
            <text:p>2264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.1" table:style-name="ce1">
            <text:p>37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5" table:style-name="ce1">
            <text:p>2265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66" table:style-name="ce1">
            <text:p>2266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1.6" table:style-name="ce1">
            <text:p>41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7" table:style-name="ce1">
            <text:p>226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4.3" table:style-name="ce1">
            <text:p>44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8" table:style-name="ce1">
            <text:p>2268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4.3" table:style-name="ce1">
            <text:p>74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69" table:style-name="ce1">
            <text:p>2269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5.3" table:style-name="ce1">
            <text:p>65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0" table:style-name="ce1">
            <text:p>2270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0.4" table:style-name="ce1">
            <text:p>50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1" table:style-name="ce1">
            <text:p>2271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2" table:style-name="ce1">
            <text:p>2272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3" table:style-name="ce1">
            <text:p>2273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8.4" table:style-name="ce1">
            <text:p>38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4" table:style-name="ce1">
            <text:p>2274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5.1" table:style-name="ce1">
            <text:p>45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5" table:style-name="ce1">
            <text:p>2275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.2" table:style-name="ce1">
            <text:p>45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6" table:style-name="ce1">
            <text:p>2276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9.5" table:style-name="ce1">
            <text:p>69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7" table:style-name="ce1">
            <text:p>2277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78" table:style-name="ce1">
            <text:p>2278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2.3" table:style-name="ce1">
            <text:p>72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79" table:style-name="ce1">
            <text:p>2279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0" table:style-name="ce1">
            <text:p>2280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3.9" table:style-name="ce1">
            <text:p>53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1" table:style-name="ce1">
            <text:p>2281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2" table:style-name="ce1">
            <text:p>2282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3" table:style-name="ce1">
            <text:p>2283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43.7" table:style-name="ce1">
            <text:p>43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4" table:style-name="ce1">
            <text:p>2284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4" table:style-name="ce1">
            <text:p>5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5" table:style-name="ce1">
            <text:p>228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86" table:style-name="ce1">
            <text:p>2286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1.7" table:style-name="ce1">
            <text:p>41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7" table:style-name="ce1">
            <text:p>2287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47.4" table:style-name="ce1">
            <text:p>47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8" table:style-name="ce1">
            <text:p>2288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1.2" table:style-name="ce1">
            <text:p>71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89" table:style-name="ce1">
            <text:p>2289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8" table:style-name="ce1">
            <text:p>5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0" table:style-name="ce1">
            <text:p>2290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1" table:style-name="ce1">
            <text:p>2291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5.2" table:style-name="ce1">
            <text:p>65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2" table:style-name="ce1">
            <text:p>2292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4.9" table:style-name="ce1">
            <text:p>54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3" table:style-name="ce1">
            <text:p>2293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8.7" table:style-name="ce1">
            <text:p>48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4" table:style-name="ce1">
            <text:p>229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1.2" table:style-name="ce1">
            <text:p>71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5" table:style-name="ce1">
            <text:p>2295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6" table:style-name="ce1">
            <text:p>2296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7" table:style-name="ce1">
            <text:p>2297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298" table:style-name="ce1">
            <text:p>2298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3.5" table:style-name="ce1">
            <text:p>73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299" table:style-name="ce1">
            <text:p>2299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0" table:style-name="ce1">
            <text:p>2300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2.6" table:style-name="ce1">
            <text:p>42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1" table:style-name="ce1">
            <text:p>2301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2" table:style-name="ce1">
            <text:p>2302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2" table:style-name="ce1">
            <text:p>4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3" table:style-name="ce1">
            <text:p>2303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6.1" table:style-name="ce1">
            <text:p>56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4" table:style-name="ce1">
            <text:p>2304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5" table:style-name="ce1">
            <text:p>2305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3.7" table:style-name="ce1">
            <text:p>53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6" table:style-name="ce1">
            <text:p>2306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7" table:style-name="ce1">
            <text:p>2307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08" table:style-name="ce1">
            <text:p>2308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7.4" table:style-name="ce1">
            <text:p>57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09" table:style-name="ce1">
            <text:p>2309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0" table:style-name="ce1">
            <text:p>2310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0.4" table:style-name="ce1">
            <text:p>40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1" table:style-name="ce1">
            <text:p>2311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2" table:style-name="ce1">
            <text:p>2312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3" table:style-name="ce1">
            <text:p>231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14" table:style-name="ce1">
            <text:p>2314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8.4" table:style-name="ce1">
            <text:p>48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5" table:style-name="ce1">
            <text:p>2315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9.6" table:style-name="ce1">
            <text:p>49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6" table:style-name="ce1">
            <text:p>2316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.7" table:style-name="ce1">
            <text:p>54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7" table:style-name="ce1">
            <text:p>2317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9.2" table:style-name="ce1">
            <text:p>49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8" table:style-name="ce1">
            <text:p>2318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6.3" table:style-name="ce1">
            <text:p>46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19" table:style-name="ce1">
            <text:p>2319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1.7" table:style-name="ce1">
            <text:p>51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0" table:style-name="ce1">
            <text:p>2320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7.7" table:style-name="ce1">
            <text:p>47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1" table:style-name="ce1">
            <text:p>2321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7.3" table:style-name="ce1">
            <text:p>47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2" table:style-name="ce1">
            <text:p>2322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0.099999999999994" table:style-name="ce1">
            <text:p>70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3" table:style-name="ce1">
            <text:p>2323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24" table:style-name="ce1">
            <text:p>2324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4.3" table:style-name="ce1">
            <text:p>74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5" table:style-name="ce1">
            <text:p>2325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0.6" table:style-name="ce1">
            <text:p>60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6" table:style-name="ce1">
            <text:p>2326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.7" table:style-name="ce1">
            <text:p>53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7" table:style-name="ce1">
            <text:p>2327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62.6" table:style-name="ce1">
            <text:p>62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8" table:style-name="ce1">
            <text:p>2328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5.4" table:style-name="ce1">
            <text:p>55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29" table:style-name="ce1">
            <text:p>2329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7.4" table:style-name="ce1">
            <text:p>57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0" table:style-name="ce1">
            <text:p>2330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4.1" table:style-name="ce1">
            <text:p>44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1" table:style-name="ce1">
            <text:p>2331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9.2" table:style-name="ce1">
            <text:p>49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2" table:style-name="ce1">
            <text:p>2332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3" table:style-name="ce1">
            <text:p>2333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3.8" table:style-name="ce1">
            <text:p>63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4" table:style-name="ce1">
            <text:p>2334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7" table:style-name="ce1">
            <text:p>4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5" table:style-name="ce1">
            <text:p>2335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49" table:style-name="ce1">
            <text:p>4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6" table:style-name="ce1">
            <text:p>2336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49.7" table:style-name="ce1">
            <text:p>49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7" table:style-name="ce1">
            <text:p>2337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1.9" table:style-name="ce1">
            <text:p>51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38" table:style-name="ce1">
            <text:p>2338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39" table:style-name="ce1">
            <text:p>2339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0" table:style-name="ce1">
            <text:p>2340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1" table:style-name="ce1">
            <text:p>2341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4.3" table:style-name="ce1">
            <text:p>54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2" table:style-name="ce1">
            <text:p>2342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1" table:style-name="ce1">
            <text:p>7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3" table:style-name="ce1">
            <text:p>2343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4" table:style-name="ce1">
            <text:p>2344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9" table:style-name="ce1">
            <text:p>4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5" table:style-name="ce1">
            <text:p>2345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3.8" table:style-name="ce1">
            <text:p>43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6" table:style-name="ce1">
            <text:p>2346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7.9" table:style-name="ce1">
            <text:p>57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7" table:style-name="ce1">
            <text:p>2347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9.5" table:style-name="ce1">
            <text:p>39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48" table:style-name="ce1">
            <text:p>2348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49" table:style-name="ce1">
            <text:p>2349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6.7" table:style-name="ce1">
            <text:p>46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0" table:style-name="ce1">
            <text:p>2350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1.5" table:style-name="ce1">
            <text:p>61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1" table:style-name="ce1">
            <text:p>2351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0.8" table:style-name="ce1">
            <text:p>50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2" table:style-name="ce1">
            <text:p>2352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4.8" table:style-name="ce1">
            <text:p>54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3" table:style-name="ce1">
            <text:p>2353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7.8" table:style-name="ce1">
            <text:p>47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4" table:style-name="ce1">
            <text:p>2354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9.099999999999994" table:style-name="ce1">
            <text:p>69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5" table:style-name="ce1">
            <text:p>2355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6" table:style-name="ce1">
            <text:p>2356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7.9" table:style-name="ce1">
            <text:p>57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7" table:style-name="ce1">
            <text:p>2357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58" table:style-name="ce1">
            <text:p>2358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0.3" table:style-name="ce1">
            <text:p>50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59" table:style-name="ce1">
            <text:p>2359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2.2" table:style-name="ce1">
            <text:p>52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0" table:style-name="ce1">
            <text:p>2360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9.7" table:style-name="ce1">
            <text:p>49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1" table:style-name="ce1">
            <text:p>2361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2" table:style-name="ce1">
            <text:p>2362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3" table:style-name="ce1">
            <text:p>2363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4" table:style-name="ce1">
            <text:p>2364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8.1" table:style-name="ce1">
            <text:p>38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5" table:style-name="ce1">
            <text:p>2365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3.9" table:style-name="ce1">
            <text:p>53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6" table:style-name="ce1">
            <text:p>2366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5.6" table:style-name="ce1">
            <text:p>45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67" table:style-name="ce1">
            <text:p>2367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8" table:style-name="ce1">
            <text:p>2368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69" table:style-name="ce1">
            <text:p>2369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0" table:style-name="ce1">
            <text:p>2370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1.900000000000006" table:style-name="ce1">
            <text:p>71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1" table:style-name="ce1">
            <text:p>2371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68.5" table:style-name="ce1">
            <text:p>68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2" table:style-name="ce1">
            <text:p>2372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8.3" table:style-name="ce1">
            <text:p>48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3" table:style-name="ce1">
            <text:p>2373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7.4" table:style-name="ce1">
            <text:p>57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4" table:style-name="ce1">
            <text:p>2374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2.7" table:style-name="ce1">
            <text:p>52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5" table:style-name="ce1">
            <text:p>2375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6" table:style-name="ce1">
            <text:p>2376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7.5" table:style-name="ce1">
            <text:p>47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7" table:style-name="ce1">
            <text:p>2377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72.5" table:style-name="ce1">
            <text:p>72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78" table:style-name="ce1">
            <text:p>2378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79" table:style-name="ce1">
            <text:p>2379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6.8" table:style-name="ce1">
            <text:p>56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0" table:style-name="ce1">
            <text:p>2380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1" table:style-name="ce1">
            <text:p>2381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8.9" table:style-name="ce1">
            <text:p>58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2" table:style-name="ce1">
            <text:p>2382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9.9" table:style-name="ce1">
            <text:p>49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3" table:style-name="ce1">
            <text:p>2383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6.5" table:style-name="ce1">
            <text:p>56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4" table:style-name="ce1">
            <text:p>2384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2.2" table:style-name="ce1">
            <text:p>52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5" table:style-name="ce1">
            <text:p>2385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6" table:style-name="ce1">
            <text:p>2386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40.4" table:style-name="ce1">
            <text:p>40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7" table:style-name="ce1">
            <text:p>2387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8" table:style-name="ce1">
            <text:p>2388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0.2" table:style-name="ce1">
            <text:p>50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89" table:style-name="ce1">
            <text:p>2389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8.7" table:style-name="ce1">
            <text:p>68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0" table:style-name="ce1">
            <text:p>2390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3.9" table:style-name="ce1">
            <text:p>53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1" table:style-name="ce1">
            <text:p>2391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1" table:style-name="ce1">
            <text:p>4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392" table:style-name="ce1">
            <text:p>2392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3" table:style-name="ce1">
            <text:p>2393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4" table:style-name="ce1">
            <text:p>2394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5" table:style-name="ce1">
            <text:p>2395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6" table:style-name="ce1">
            <text:p>2396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7" table:style-name="ce1">
            <text:p>2397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8" table:style-name="ce1">
            <text:p>2398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399" table:style-name="ce1">
            <text:p>2399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0" table:style-name="ce1">
            <text:p>2400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1" table:style-name="ce1">
            <text:p>2401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8.2" table:style-name="ce1">
            <text:p>48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2" table:style-name="ce1">
            <text:p>2402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03" table:style-name="ce1">
            <text:p>2403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5" table:style-name="ce1">
            <text:p>4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4" table:style-name="ce1">
            <text:p>2404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5.599999999999994" table:style-name="ce1">
            <text:p>65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5" table:style-name="ce1">
            <text:p>2405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9.5" table:style-name="ce1">
            <text:p>59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6" table:style-name="ce1">
            <text:p>2406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0.4" table:style-name="ce1">
            <text:p>60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7" table:style-name="ce1">
            <text:p>2407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49.3" table:style-name="ce1">
            <text:p>49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8" table:style-name="ce1">
            <text:p>2408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43.1" table:style-name="ce1">
            <text:p>43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09" table:style-name="ce1">
            <text:p>2409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0" table:style-name="ce1">
            <text:p>2410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1.8" table:style-name="ce1">
            <text:p>41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1" table:style-name="ce1">
            <text:p>2411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3.8" table:style-name="ce1">
            <text:p>73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2" table:style-name="ce1">
            <text:p>2412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3" table:style-name="ce1">
            <text:p>2413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14" table:style-name="ce1">
            <text:p>2414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2.6" table:style-name="ce1">
            <text:p>42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5" table:style-name="ce1">
            <text:p>2415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3.1" table:style-name="ce1">
            <text:p>63,1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6" table:style-name="ce1">
            <text:p>2416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7" table:style-name="ce1">
            <text:p>2417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3.9" table:style-name="ce1">
            <text:p>43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8" table:style-name="ce1">
            <text:p>2418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3.3" table:style-name="ce1">
            <text:p>63,3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19" table:style-name="ce1">
            <text:p>2419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6.599999999999994" table:style-name="ce1">
            <text:p>66,6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0" table:style-name="ce1">
            <text:p>2420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1" table:style-name="ce1">
            <text:p>2421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9.4" table:style-name="ce1">
            <text:p>29,4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2" table:style-name="ce1">
            <text:p>2422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3" table:style-name="ce1">
            <text:p>2423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65.2" table:style-name="ce1">
            <text:p>65,2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4" table:style-name="ce1">
            <text:p>2424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8.8" table:style-name="ce1">
            <text:p>48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5" table:style-name="ce1">
            <text:p>2425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7.9" table:style-name="ce1">
            <text:p>57,9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6" table:style-name="ce1">
            <text:p>2426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2.7" table:style-name="ce1">
            <text:p>52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7" table:style-name="ce1">
            <text:p>2427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28" table:style-name="ce1">
            <text:p>2428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0.8" table:style-name="ce1">
            <text:p>50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29" table:style-name="ce1">
            <text:p>2429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5.5" table:style-name="ce1">
            <text:p>65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0" table:style-name="ce1">
            <text:p>2430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1" table:formula="of:=2011" table:style-name="ce1">
            <text:p>2011</text:p>
          </table:table-cell>
          <table:table-cell office:value-type="float" office:value="2431" table:style-name="ce1">
            <text:p>2431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65.8" table:style-name="ce1">
            <text:p>65,8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2" table:style-name="ce1">
            <text:p>2432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7.7" table:style-name="ce1">
            <text:p>57,7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3" table:style-name="ce1">
            <text:p>2433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7.5" table:style-name="ce1">
            <text:p>37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4" table:style-name="ce1">
            <text:p>2434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0" table:style-name="ce1">
            <text:p>50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5" table:style-name="ce1">
            <text:p>2435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8.5" table:style-name="ce1">
            <text:p>48,5</text:p>
          </table:table-cell>
          <table:table-cell office:value-type="float" office:value="2011" table:formula="of:=2011" table:style-name="ce1">
            <text:p>2011</text:p>
          </table:table-cell>
          <table:table-cell office:value-type="float" office:value="2436" table:style-name="ce1">
            <text:p>2436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7" table:style-name="ce1">
            <text:p>2437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1.3" table:style-name="ce1">
            <text:p>51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8" table:style-name="ce1">
            <text:p>2438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5.1" table:style-name="ce1">
            <text:p>55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39" table:style-name="ce1">
            <text:p>2439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6" table:style-name="ce1">
            <text:p>5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0" table:style-name="ce1">
            <text:p>2440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1" table:style-name="ce1">
            <text:p>2441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2" table:style-name="ce1">
            <text:p>2442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3.6" table:style-name="ce1">
            <text:p>43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3" table:style-name="ce1">
            <text:p>2443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44" table:style-name="ce1">
            <text:p>2444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4" table:style-name="ce1">
            <text:p>6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5" table:style-name="ce1">
            <text:p>2445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4.7" table:style-name="ce1">
            <text:p>64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6" table:style-name="ce1">
            <text:p>2446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3.2" table:style-name="ce1">
            <text:p>43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7" table:style-name="ce1">
            <text:p>2447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2" table:style-name="ce1">
            <text:p>7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8" table:style-name="ce1">
            <text:p>2448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49" table:style-name="ce1">
            <text:p>2449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9.1" table:style-name="ce1">
            <text:p>49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0" table:style-name="ce1">
            <text:p>2450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1" table:style-name="ce1">
            <text:p>2451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0.3" table:style-name="ce1">
            <text:p>50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2" table:style-name="ce1">
            <text:p>2452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7.2" table:style-name="ce1">
            <text:p>47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3" table:style-name="ce1">
            <text:p>2453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4" table:style-name="ce1">
            <text:p>2454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7.5" table:style-name="ce1">
            <text:p>57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5" table:style-name="ce1">
            <text:p>2455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.400000000000006" table:style-name="ce1">
            <text:p>69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6" table:style-name="ce1">
            <text:p>2456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7" table:style-name="ce1">
            <text:p>2457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1.9" table:style-name="ce1">
            <text:p>31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58" table:style-name="ce1">
            <text:p>2458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59" table:style-name="ce1">
            <text:p>2459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0" table:style-name="ce1">
            <text:p>2460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0.2" table:style-name="ce1">
            <text:p>60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1" table:style-name="ce1">
            <text:p>2461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7.7" table:style-name="ce1">
            <text:p>47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2" table:style-name="ce1">
            <text:p>2462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8.4" table:style-name="ce1">
            <text:p>48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3" table:style-name="ce1">
            <text:p>2463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6.599999999999994" table:style-name="ce1">
            <text:p>66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4" table:style-name="ce1">
            <text:p>2464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5" table:style-name="ce1">
            <text:p>2465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2.2" table:style-name="ce1">
            <text:p>42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6" table:style-name="ce1">
            <text:p>2466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9.6" table:style-name="ce1">
            <text:p>39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67" table:style-name="ce1">
            <text:p>2467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8" table:style-name="ce1">
            <text:p>246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69" table:style-name="ce1">
            <text:p>2469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9" table:style-name="ce1">
            <text:p>3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0" table:style-name="ce1">
            <text:p>2470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.4" table:style-name="ce1">
            <text:p>42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1" table:style-name="ce1">
            <text:p>2471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4.2" table:style-name="ce1">
            <text:p>74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2" table:style-name="ce1">
            <text:p>2472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6" table:style-name="ce1">
            <text:p>6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3" table:style-name="ce1">
            <text:p>2473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0.9" table:style-name="ce1">
            <text:p>50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4" table:style-name="ce1">
            <text:p>2474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1.8" table:style-name="ce1">
            <text:p>61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5" table:style-name="ce1">
            <text:p>2475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3.7" table:style-name="ce1">
            <text:p>63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6" table:style-name="ce1">
            <text:p>247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9.6" table:style-name="ce1">
            <text:p>39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7" table:style-name="ce1">
            <text:p>2477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8" table:style-name="ce1">
            <text:p>2478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6.4" table:style-name="ce1">
            <text:p>46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79" table:style-name="ce1">
            <text:p>2479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60" table:style-name="ce1">
            <text:p>6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0" table:style-name="ce1">
            <text:p>2480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1" table:style-name="ce1">
            <text:p>2481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2.7" table:style-name="ce1">
            <text:p>72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2" table:style-name="ce1">
            <text:p>2482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3" table:style-name="ce1">
            <text:p>2483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60.3" table:style-name="ce1">
            <text:p>60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4" table:style-name="ce1">
            <text:p>2484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5" table:style-name="ce1">
            <text:p>2485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5.2" table:style-name="ce1">
            <text:p>75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6" table:style-name="ce1">
            <text:p>248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7" table:style-name="ce1">
            <text:p>2487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47.5" table:style-name="ce1">
            <text:p>47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88" table:style-name="ce1">
            <text:p>2488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89" table:style-name="ce1">
            <text:p>2489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2" table:style-name="ce1">
            <text:p>4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0" table:style-name="ce1">
            <text:p>2490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9.3" table:style-name="ce1">
            <text:p>59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1" table:style-name="ce1">
            <text:p>2491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2.2" table:style-name="ce1">
            <text:p>72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2" table:style-name="ce1">
            <text:p>2492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.6" table:style-name="ce1">
            <text:p>59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3" table:style-name="ce1">
            <text:p>2493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4" table:style-name="ce1">
            <text:p>249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2.9" table:style-name="ce1">
            <text:p>62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5" table:style-name="ce1">
            <text:p>249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3.6" table:style-name="ce1">
            <text:p>53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6" table:style-name="ce1">
            <text:p>2496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497" table:style-name="ce1">
            <text:p>2497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0.3" table:style-name="ce1">
            <text:p>70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8" table:style-name="ce1">
            <text:p>2498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5.6" table:style-name="ce1">
            <text:p>45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499" table:style-name="ce1">
            <text:p>2499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0" table:style-name="ce1">
            <text:p>2500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1" table:style-name="ce1">
            <text:p>2501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4.2" table:style-name="ce1">
            <text:p>74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2" table:style-name="ce1">
            <text:p>2502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6.5" table:style-name="ce1">
            <text:p>66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3" table:style-name="ce1">
            <text:p>2503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4" table:style-name="ce1">
            <text:p>250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5" table:style-name="ce1">
            <text:p>2505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2.5" table:style-name="ce1">
            <text:p>42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6" table:style-name="ce1">
            <text:p>2506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0.6" table:style-name="ce1">
            <text:p>50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7" table:style-name="ce1">
            <text:p>2507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08" table:style-name="ce1">
            <text:p>2508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1" table:style-name="ce1">
            <text:p>5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09" table:style-name="ce1">
            <text:p>2509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0" table:style-name="ce1">
            <text:p>2510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1" table:style-name="ce1">
            <text:p>2511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8.6" table:style-name="ce1">
            <text:p>58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2" table:style-name="ce1">
            <text:p>2512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3" table:style-name="ce1">
            <text:p>251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6.5" table:style-name="ce1">
            <text:p>36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4" table:style-name="ce1">
            <text:p>2514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5" table:style-name="ce1">
            <text:p>2515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6" table:style-name="ce1">
            <text:p>2516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17" table:style-name="ce1">
            <text:p>2517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4.1" table:style-name="ce1">
            <text:p>44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8" table:style-name="ce1">
            <text:p>2518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6" table:style-name="ce1">
            <text:p>4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19" table:style-name="ce1">
            <text:p>2519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.8" table:style-name="ce1">
            <text:p>54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0" table:style-name="ce1">
            <text:p>2520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6.8" table:style-name="ce1">
            <text:p>46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1" table:style-name="ce1">
            <text:p>2521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7.2" table:style-name="ce1">
            <text:p>47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2" table:style-name="ce1">
            <text:p>2522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3.7" table:style-name="ce1">
            <text:p>53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3" table:style-name="ce1">
            <text:p>2523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6.1" table:style-name="ce1">
            <text:p>46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4" table:style-name="ce1">
            <text:p>2524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6.6" table:style-name="ce1">
            <text:p>46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5" table:style-name="ce1">
            <text:p>2525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6" table:style-name="ce1">
            <text:p>2526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7" table:style-name="ce1">
            <text:p>2527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1.099999999999994" table:style-name="ce1">
            <text:p>71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8" table:style-name="ce1">
            <text:p>2528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8.4" table:style-name="ce1">
            <text:p>58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29" table:style-name="ce1">
            <text:p>2529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0" table:style-name="ce1">
            <text:p>2530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9.7" table:style-name="ce1">
            <text:p>59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1" table:style-name="ce1">
            <text:p>253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1.3" table:style-name="ce1">
            <text:p>51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2" table:style-name="ce1">
            <text:p>2532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7.6" table:style-name="ce1">
            <text:p>57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3" table:style-name="ce1">
            <text:p>2533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5.5" table:style-name="ce1">
            <text:p>45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4" table:style-name="ce1">
            <text:p>2534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2.1" table:style-name="ce1">
            <text:p>52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5" table:style-name="ce1">
            <text:p>2535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6" table:style-name="ce1">
            <text:p>2536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2.2" table:style-name="ce1">
            <text:p>62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7" table:style-name="ce1">
            <text:p>2537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8.8" table:style-name="ce1">
            <text:p>48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38" table:style-name="ce1">
            <text:p>2538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39" table:style-name="ce1">
            <text:p>2539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1.3" table:style-name="ce1">
            <text:p>51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0" table:style-name="ce1">
            <text:p>2540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5.7" table:style-name="ce1">
            <text:p>45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1" table:style-name="ce1">
            <text:p>2541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2" table:style-name="ce1">
            <text:p>2542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7.5" table:style-name="ce1">
            <text:p>57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3" table:style-name="ce1">
            <text:p>2543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4" table:style-name="ce1">
            <text:p>2544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7.7" table:style-name="ce1">
            <text:p>57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5" table:style-name="ce1">
            <text:p>2545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6" table:style-name="ce1">
            <text:p>2546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47" table:style-name="ce1">
            <text:p>2547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6.4" table:style-name="ce1">
            <text:p>46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8" table:style-name="ce1">
            <text:p>2548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5.5" table:style-name="ce1">
            <text:p>35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49" table:style-name="ce1">
            <text:p>2549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9.1" table:style-name="ce1">
            <text:p>59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0" table:style-name="ce1">
            <text:p>2550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2.8" table:style-name="ce1">
            <text:p>42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1" table:style-name="ce1">
            <text:p>2551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2" table:style-name="ce1">
            <text:p>2552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3.1" table:style-name="ce1">
            <text:p>43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3" table:style-name="ce1">
            <text:p>2553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9.6" table:style-name="ce1">
            <text:p>59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4" table:style-name="ce1">
            <text:p>2554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9.7" table:style-name="ce1">
            <text:p>49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5" table:style-name="ce1">
            <text:p>2555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6" table:style-name="ce1">
            <text:p>2556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6.7" table:style-name="ce1">
            <text:p>46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7" table:style-name="ce1">
            <text:p>2557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73.2" table:style-name="ce1">
            <text:p>73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58" table:style-name="ce1">
            <text:p>2558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59" table:style-name="ce1">
            <text:p>2559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0" table:style-name="ce1">
            <text:p>6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0" table:style-name="ce1">
            <text:p>2560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1" table:style-name="ce1">
            <text:p>2561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8.9" table:style-name="ce1">
            <text:p>48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2" table:style-name="ce1">
            <text:p>2562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2.2" table:style-name="ce1">
            <text:p>52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3" table:style-name="ce1">
            <text:p>2563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4" table:style-name="ce1">
            <text:p>2564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4.4" table:style-name="ce1">
            <text:p>44,4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5" table:style-name="ce1">
            <text:p>2565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6" table:style-name="ce1">
            <text:p>2566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67" table:style-name="ce1">
            <text:p>2567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2.3" table:style-name="ce1">
            <text:p>42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8" table:style-name="ce1">
            <text:p>2568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4.5" table:style-name="ce1">
            <text:p>54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69" table:style-name="ce1">
            <text:p>2569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8" table:style-name="ce1">
            <text:p>3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0" table:style-name="ce1">
            <text:p>2570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4.9" table:style-name="ce1">
            <text:p>54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1" table:style-name="ce1">
            <text:p>2571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2" table:style-name="ce1">
            <text:p>2572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6.8" table:style-name="ce1">
            <text:p>76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3" table:style-name="ce1">
            <text:p>2573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2.5" table:style-name="ce1">
            <text:p>72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4" table:style-name="ce1">
            <text:p>2574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5" table:style-name="ce1">
            <text:p>2575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3.1" table:style-name="ce1">
            <text:p>43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6" table:style-name="ce1">
            <text:p>2576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60.2" table:style-name="ce1">
            <text:p>60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7" table:style-name="ce1">
            <text:p>2577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1.3" table:style-name="ce1">
            <text:p>51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78" table:style-name="ce1">
            <text:p>2578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79" table:style-name="ce1">
            <text:p>2579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6.5" table:style-name="ce1">
            <text:p>46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0" table:style-name="ce1">
            <text:p>2580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8.599999999999994" table:style-name="ce1">
            <text:p>68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1" table:style-name="ce1">
            <text:p>2581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82" table:style-name="ce1">
            <text:p>2582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8.2" table:style-name="ce1">
            <text:p>58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3" table:style-name="ce1">
            <text:p>2583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4.7" table:style-name="ce1">
            <text:p>74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4" table:style-name="ce1">
            <text:p>2584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8.2" table:style-name="ce1">
            <text:p>58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5" table:style-name="ce1">
            <text:p>2585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0" table:style-name="ce1">
            <text:p>50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6" table:style-name="ce1">
            <text:p>2586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8.8" table:style-name="ce1">
            <text:p>58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7" table:style-name="ce1">
            <text:p>2587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49.9" table:style-name="ce1">
            <text:p>49,9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8" table:style-name="ce1">
            <text:p>2588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6.099999999999994" table:style-name="ce1">
            <text:p>66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89" table:style-name="ce1">
            <text:p>2589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1.6" table:style-name="ce1">
            <text:p>31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0" table:style-name="ce1">
            <text:p>2590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1" table:style-name="ce1">
            <text:p>2591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1.7" table:style-name="ce1">
            <text:p>51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2" table:style-name="ce1">
            <text:p>2592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8.8" table:style-name="ce1">
            <text:p>68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3" table:style-name="ce1">
            <text:p>2593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6.2" table:style-name="ce1">
            <text:p>56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4" table:style-name="ce1">
            <text:p>2594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595" table:style-name="ce1">
            <text:p>2595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6" table:style-name="ce1">
            <text:p>2596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7" table:style-name="ce1">
            <text:p>2597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8" table:style-name="ce1">
            <text:p>2598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599" table:style-name="ce1">
            <text:p>2599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0" table:style-name="ce1">
            <text:p>2600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1" table:style-name="ce1">
            <text:p>2601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2" table:style-name="ce1">
            <text:p>2602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3" table:style-name="ce1">
            <text:p>2603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4" table:style-name="ce1">
            <text:p>2604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1.5" table:style-name="ce1">
            <text:p>51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5" table:style-name="ce1">
            <text:p>2605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6" table:style-name="ce1">
            <text:p>2606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7" table:style-name="ce1">
            <text:p>2607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08" table:style-name="ce1">
            <text:p>2608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9.1" table:style-name="ce1">
            <text:p>59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09" table:style-name="ce1">
            <text:p>2609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0.6" table:style-name="ce1">
            <text:p>60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0" table:style-name="ce1">
            <text:p>2610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0.6" table:style-name="ce1">
            <text:p>50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1" table:style-name="ce1">
            <text:p>2611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45.5" table:style-name="ce1">
            <text:p>45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2" table:style-name="ce1">
            <text:p>2612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13" table:style-name="ce1">
            <text:p>2613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2.2" table:style-name="ce1">
            <text:p>42,2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4" table:style-name="ce1">
            <text:p>2614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5" table:style-name="ce1">
            <text:p>2615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7.8" table:style-name="ce1">
            <text:p>77,8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6" table:style-name="ce1">
            <text:p>2616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62.7" table:style-name="ce1">
            <text:p>62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7" table:style-name="ce1">
            <text:p>2617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5" table:style-name="ce1">
            <text:p>4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8" table:style-name="ce1">
            <text:p>2618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1.3" table:style-name="ce1">
            <text:p>61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19" table:style-name="ce1">
            <text:p>2619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40.1" table:style-name="ce1">
            <text:p>40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0" table:style-name="ce1">
            <text:p>2620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1" table:style-name="ce1">
            <text:p>2621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3.3" table:style-name="ce1">
            <text:p>63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2" table:style-name="ce1">
            <text:p>2622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3" table:style-name="ce1">
            <text:p>6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3" table:style-name="ce1">
            <text:p>2623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4" table:style-name="ce1">
            <text:p>2624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5" table:style-name="ce1">
            <text:p>2625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6" table:style-name="ce1">
            <text:p>2626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27" table:style-name="ce1">
            <text:p>2627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4.6" table:style-name="ce1">
            <text:p>44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8" table:style-name="ce1">
            <text:p>2628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4.6" table:style-name="ce1">
            <text:p>54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29" table:style-name="ce1">
            <text:p>2629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3.1" table:style-name="ce1">
            <text:p>53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0" table:style-name="ce1">
            <text:p>2630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1" table:style-name="ce1">
            <text:p>2631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0.3" table:style-name="ce1">
            <text:p>50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2" table:style-name="ce1">
            <text:p>2632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4.5" table:style-name="ce1">
            <text:p>64,5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3" table:style-name="ce1">
            <text:p>2633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2" table:formula="of:=2012" table:style-name="ce1">
            <text:p>2012</text:p>
          </table:table-cell>
          <table:table-cell office:value-type="float" office:value="2634" table:style-name="ce1">
            <text:p>2634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70.7" table:style-name="ce1">
            <text:p>70,7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5" table:style-name="ce1">
            <text:p>2635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5.3" table:style-name="ce1">
            <text:p>55,3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6" table:style-name="ce1">
            <text:p>2636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40.6" table:style-name="ce1">
            <text:p>40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7" table:style-name="ce1">
            <text:p>2637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0.1" table:style-name="ce1">
            <text:p>50,1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8" table:style-name="ce1">
            <text:p>2638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9.6" table:style-name="ce1">
            <text:p>49,6</text:p>
          </table:table-cell>
          <table:table-cell office:value-type="float" office:value="2012" table:formula="of:=2012" table:style-name="ce1">
            <text:p>2012</text:p>
          </table:table-cell>
          <table:table-cell office:value-type="float" office:value="2639" table:style-name="ce1">
            <text:p>2639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0" table:style-name="ce1">
            <text:p>264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6.6" table:style-name="ce1">
            <text:p>36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1" table:style-name="ce1">
            <text:p>2641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.5" table:style-name="ce1">
            <text:p>45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2" table:style-name="ce1">
            <text:p>2642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3" table:style-name="ce1">
            <text:p>2643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.7" table:style-name="ce1">
            <text:p>69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4" table:style-name="ce1">
            <text:p>2644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5" table:style-name="ce1">
            <text:p>2645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9.4" table:style-name="ce1">
            <text:p>39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6" table:style-name="ce1">
            <text:p>2646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47" table:style-name="ce1">
            <text:p>2647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5" table:style-name="ce1">
            <text:p>6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8" table:style-name="ce1">
            <text:p>2648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5.8" table:style-name="ce1">
            <text:p>65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49" table:style-name="ce1">
            <text:p>2649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.8" table:style-name="ce1">
            <text:p>42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0" table:style-name="ce1">
            <text:p>2650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3.599999999999994" table:style-name="ce1">
            <text:p>73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1" table:style-name="ce1">
            <text:p>2651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5" table:style-name="ce1">
            <text:p>7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2" table:style-name="ce1">
            <text:p>2652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4.8" table:style-name="ce1">
            <text:p>54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3" table:style-name="ce1">
            <text:p>2653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4" table:style-name="ce1">
            <text:p>2654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5" table:style-name="ce1">
            <text:p>2655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6.6" table:style-name="ce1">
            <text:p>46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6" table:style-name="ce1">
            <text:p>2656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57" table:style-name="ce1">
            <text:p>2657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8.8" table:style-name="ce1">
            <text:p>58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8" table:style-name="ce1">
            <text:p>2658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1" table:style-name="ce1">
            <text:p>7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59" table:style-name="ce1">
            <text:p>2659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0" table:style-name="ce1">
            <text:p>2660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1" table:style-name="ce1">
            <text:p>2661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2" table:style-name="ce1">
            <text:p>2662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5.7" table:style-name="ce1">
            <text:p>55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3" table:style-name="ce1">
            <text:p>2663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7.7" table:style-name="ce1">
            <text:p>57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4" table:style-name="ce1">
            <text:p>2664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1.2" table:style-name="ce1">
            <text:p>51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5" table:style-name="ce1">
            <text:p>2665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1.3" table:style-name="ce1">
            <text:p>41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6" table:style-name="ce1">
            <text:p>2666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7" table:style-name="ce1">
            <text:p>2667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68" table:style-name="ce1">
            <text:p>2668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9.9" table:style-name="ce1">
            <text:p>39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69" table:style-name="ce1">
            <text:p>2669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0" table:style-name="ce1">
            <text:p>2670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1" table:style-name="ce1">
            <text:p>2671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72" table:style-name="ce1">
            <text:p>2672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3" table:style-name="ce1">
            <text:p>2673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.7" table:style-name="ce1">
            <text:p>42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4" table:style-name="ce1">
            <text:p>2674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5" table:style-name="ce1">
            <text:p>2675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7.400000000000006" table:style-name="ce1">
            <text:p>67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6" table:style-name="ce1">
            <text:p>2676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2.4" table:style-name="ce1">
            <text:p>52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7" table:style-name="ce1">
            <text:p>267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4.4" table:style-name="ce1">
            <text:p>54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8" table:style-name="ce1">
            <text:p>2678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6.099999999999994" table:style-name="ce1">
            <text:p>66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79" table:style-name="ce1">
            <text:p>2679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0" table:style-name="ce1">
            <text:p>2680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9.5" table:style-name="ce1">
            <text:p>39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1" table:style-name="ce1">
            <text:p>2681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" table:style-name="ce1">
            <text:p>4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2" table:style-name="ce1">
            <text:p>2682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9.6" table:style-name="ce1">
            <text:p>59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3" table:style-name="ce1">
            <text:p>2683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4" table:style-name="ce1">
            <text:p>2684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5" table:style-name="ce1">
            <text:p>2685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7.4" table:style-name="ce1">
            <text:p>37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6" table:style-name="ce1">
            <text:p>268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8.9" table:style-name="ce1">
            <text:p>58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7" table:style-name="ce1">
            <text:p>2687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88" table:style-name="ce1">
            <text:p>2688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89" table:style-name="ce1">
            <text:p>2689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0" table:style-name="ce1">
            <text:p>2690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0.2" table:style-name="ce1">
            <text:p>50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1" table:style-name="ce1">
            <text:p>2691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2" table:style-name="ce1">
            <text:p>2692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5.6" table:style-name="ce1">
            <text:p>35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3" table:style-name="ce1">
            <text:p>2693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3.3" table:style-name="ce1">
            <text:p>63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4" table:style-name="ce1">
            <text:p>2694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6.2" table:style-name="ce1">
            <text:p>66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5" table:style-name="ce1">
            <text:p>2695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0.2" table:style-name="ce1">
            <text:p>60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6" table:style-name="ce1">
            <text:p>2696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697" table:style-name="ce1">
            <text:p>2697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1.5" table:style-name="ce1">
            <text:p>61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8" table:style-name="ce1">
            <text:p>2698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3.7" table:style-name="ce1">
            <text:p>53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699" table:style-name="ce1">
            <text:p>2699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0" table:style-name="ce1">
            <text:p>2700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2.5" table:style-name="ce1">
            <text:p>72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1" table:style-name="ce1">
            <text:p>2701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4.4" table:style-name="ce1">
            <text:p>44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2" table:style-name="ce1">
            <text:p>2702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3" table:style-name="ce1">
            <text:p>2703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4" table:style-name="ce1">
            <text:p>2704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5" table:style-name="ce1">
            <text:p>2705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6.7" table:style-name="ce1">
            <text:p>66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6" table:style-name="ce1">
            <text:p>2706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8" table:style-name="ce1">
            <text:p>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7" table:style-name="ce1">
            <text:p>2707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08" table:style-name="ce1">
            <text:p>2708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3.5" table:style-name="ce1">
            <text:p>43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09" table:style-name="ce1">
            <text:p>2709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9.7" table:style-name="ce1">
            <text:p>49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0" table:style-name="ce1">
            <text:p>2710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1" table:style-name="ce1">
            <text:p>2711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7.2" table:style-name="ce1">
            <text:p>47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2" table:style-name="ce1">
            <text:p>2712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3" table:style-name="ce1">
            <text:p>2713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4" table:style-name="ce1">
            <text:p>2714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59.8" table:style-name="ce1">
            <text:p>59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5" table:style-name="ce1">
            <text:p>2715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6" table:style-name="ce1">
            <text:p>2716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9" table:style-name="ce1">
            <text:p>3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17" table:style-name="ce1">
            <text:p>2717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8" table:style-name="ce1">
            <text:p>2718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19" table:style-name="ce1">
            <text:p>2719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0" table:style-name="ce1">
            <text:p>2720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6.2" table:style-name="ce1">
            <text:p>46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1" table:style-name="ce1">
            <text:p>2721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7.1" table:style-name="ce1">
            <text:p>47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2" table:style-name="ce1">
            <text:p>272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23" table:style-name="ce1">
            <text:p>272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49.1" table:style-name="ce1">
            <text:p>49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4" table:style-name="ce1">
            <text:p>2724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4.3" table:style-name="ce1">
            <text:p>44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5" table:style-name="ce1">
            <text:p>2725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2.9" table:style-name="ce1">
            <text:p>52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6" table:style-name="ce1">
            <text:p>2726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51.4" table:style-name="ce1">
            <text:p>51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7" table:style-name="ce1">
            <text:p>2727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7.3" table:style-name="ce1">
            <text:p>47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8" table:style-name="ce1">
            <text:p>2728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29" table:style-name="ce1">
            <text:p>2729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0" table:style-name="ce1">
            <text:p>2730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3.2" table:style-name="ce1">
            <text:p>73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1" table:style-name="ce1">
            <text:p>2731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0.1" table:style-name="ce1">
            <text:p>60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2" table:style-name="ce1">
            <text:p>273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7.1" table:style-name="ce1">
            <text:p>57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3" table:style-name="ce1">
            <text:p>2733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9.6" table:style-name="ce1">
            <text:p>59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4" table:style-name="ce1">
            <text:p>2734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1.7" table:style-name="ce1">
            <text:p>51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5" table:style-name="ce1">
            <text:p>2735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8.4" table:style-name="ce1">
            <text:p>58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6" table:style-name="ce1">
            <text:p>2736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8" table:style-name="ce1">
            <text:p>3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7" table:style-name="ce1">
            <text:p>2737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4" table:style-name="ce1">
            <text:p>5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38" table:style-name="ce1">
            <text:p>2738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39" table:style-name="ce1">
            <text:p>2739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4.8" table:style-name="ce1">
            <text:p>64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0" table:style-name="ce1">
            <text:p>2740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1" table:style-name="ce1">
            <text:p>2741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2" table:style-name="ce1">
            <text:p>2742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0.7" table:style-name="ce1">
            <text:p>50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3" table:style-name="ce1">
            <text:p>2743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9.8" table:style-name="ce1">
            <text:p>49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4" table:style-name="ce1">
            <text:p>2744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5" table:style-name="ce1">
            <text:p>2745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6" table:style-name="ce1">
            <text:p>2746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47" table:style-name="ce1">
            <text:p>2747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6" table:style-name="ce1">
            <text:p>5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8" table:style-name="ce1">
            <text:p>2748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1.3" table:style-name="ce1">
            <text:p>71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49" table:style-name="ce1">
            <text:p>2749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0" table:style-name="ce1">
            <text:p>2750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1.9" table:style-name="ce1">
            <text:p>51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1" table:style-name="ce1">
            <text:p>2751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2" table:style-name="ce1">
            <text:p>2752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7.7" table:style-name="ce1">
            <text:p>57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3" table:style-name="ce1">
            <text:p>2753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0.4" table:style-name="ce1">
            <text:p>40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4" table:style-name="ce1">
            <text:p>2754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5" table:style-name="ce1">
            <text:p>2755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6" table:style-name="ce1">
            <text:p>2756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3.8" table:style-name="ce1">
            <text:p>63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7" table:style-name="ce1">
            <text:p>2757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1.4" table:style-name="ce1">
            <text:p>51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58" table:style-name="ce1">
            <text:p>2758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59" table:style-name="ce1">
            <text:p>2759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2" table:style-name="ce1">
            <text:p>4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0" table:style-name="ce1">
            <text:p>2760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1" table:style-name="ce1">
            <text:p>2761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2" table:style-name="ce1">
            <text:p>2762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7.6" table:style-name="ce1">
            <text:p>57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3" table:style-name="ce1">
            <text:p>2763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4" table:style-name="ce1">
            <text:p>2764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9.1" table:style-name="ce1">
            <text:p>49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5" table:style-name="ce1">
            <text:p>2765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0.7" table:style-name="ce1">
            <text:p>50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6" table:style-name="ce1">
            <text:p>2766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7" table:style-name="ce1">
            <text:p>2767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1.8" table:style-name="ce1">
            <text:p>41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68" table:style-name="ce1">
            <text:p>2768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69" table:style-name="ce1">
            <text:p>2769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0" table:style-name="ce1">
            <text:p>2770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6" table:style-name="ce1">
            <text:p>4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1" table:style-name="ce1">
            <text:p>2771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7.7" table:style-name="ce1">
            <text:p>57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2" table:style-name="ce1">
            <text:p>2772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3" table:style-name="ce1">
            <text:p>2773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8.2" table:style-name="ce1">
            <text:p>48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4" table:style-name="ce1">
            <text:p>2774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5" table:style-name="ce1">
            <text:p>2775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6" table:style-name="ce1">
            <text:p>2776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2.8" table:style-name="ce1">
            <text:p>72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7" table:style-name="ce1">
            <text:p>2777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78" table:style-name="ce1">
            <text:p>2778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7.1" table:style-name="ce1">
            <text:p>37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79" table:style-name="ce1">
            <text:p>2779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9.4" table:style-name="ce1">
            <text:p>59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0" table:style-name="ce1">
            <text:p>2780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1.4" table:style-name="ce1">
            <text:p>51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1" table:style-name="ce1">
            <text:p>2781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2" table:style-name="ce1">
            <text:p>2782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8.4" table:style-name="ce1">
            <text:p>48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3" table:style-name="ce1">
            <text:p>2783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8.7" table:style-name="ce1">
            <text:p>68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4" table:style-name="ce1">
            <text:p>2784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85" table:style-name="ce1">
            <text:p>2785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9.4" table:style-name="ce1">
            <text:p>59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6" table:style-name="ce1">
            <text:p>2786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4.099999999999994" table:style-name="ce1">
            <text:p>74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7" table:style-name="ce1">
            <text:p>2787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7.8" table:style-name="ce1">
            <text:p>57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8" table:style-name="ce1">
            <text:p>2788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49.8" table:style-name="ce1">
            <text:p>49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89" table:style-name="ce1">
            <text:p>2789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7.5" table:style-name="ce1">
            <text:p>57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0" table:style-name="ce1">
            <text:p>2790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1.6" table:style-name="ce1">
            <text:p>51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1" table:style-name="ce1">
            <text:p>2791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2" table:style-name="ce1">
            <text:p>2792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6.9" table:style-name="ce1">
            <text:p>26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3" table:style-name="ce1">
            <text:p>2793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4" table:style-name="ce1">
            <text:p>2794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0.8" table:style-name="ce1">
            <text:p>50,8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5" table:style-name="ce1">
            <text:p>2795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9.2" table:style-name="ce1">
            <text:p>69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6" table:style-name="ce1">
            <text:p>2796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5.4" table:style-name="ce1">
            <text:p>55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7" table:style-name="ce1">
            <text:p>2797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4.700000000000003" table:style-name="ce1">
            <text:p>34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798" table:style-name="ce1">
            <text:p>2798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799" table:style-name="ce1">
            <text:p>2799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0" table:style-name="ce1">
            <text:p>2800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1" table:style-name="ce1">
            <text:p>2801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2" table:style-name="ce1">
            <text:p>2802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3" table:style-name="ce1">
            <text:p>2803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4" table:style-name="ce1">
            <text:p>2804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5" table:style-name="ce1">
            <text:p>2805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6" table:style-name="ce1">
            <text:p>2806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6.5" table:style-name="ce1">
            <text:p>36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7" table:style-name="ce1">
            <text:p>2807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1" table:style-name="ce1">
            <text:p>5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08" table:style-name="ce1">
            <text:p>2808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09" table:style-name="ce1">
            <text:p>2809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5.1" table:style-name="ce1">
            <text:p>45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0" table:style-name="ce1">
            <text:p>2810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5.3" table:style-name="ce1">
            <text:p>65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1" table:style-name="ce1">
            <text:p>2811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9.4" table:style-name="ce1">
            <text:p>59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2" table:style-name="ce1">
            <text:p>2812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9.7" table:style-name="ce1">
            <text:p>59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3" table:style-name="ce1">
            <text:p>2813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4" table:style-name="ce1">
            <text:p>2814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5" table:style-name="ce1">
            <text:p>2815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6" table:style-name="ce1">
            <text:p>2816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3.6" table:style-name="ce1">
            <text:p>43,6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7" table:style-name="ce1">
            <text:p>2817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4.3" table:style-name="ce1">
            <text:p>74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18" table:style-name="ce1">
            <text:p>2818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19" table:style-name="ce1">
            <text:p>2819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0" table:style-name="ce1">
            <text:p>2820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9.7" table:style-name="ce1">
            <text:p>49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1" table:style-name="ce1">
            <text:p>2821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3.4" table:style-name="ce1">
            <text:p>63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2" table:style-name="ce1">
            <text:p>2822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8.5" table:style-name="ce1">
            <text:p>38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3" table:style-name="ce1">
            <text:p>2823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5.1" table:style-name="ce1">
            <text:p>35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4" table:style-name="ce1">
            <text:p>2824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7" table:style-name="ce1">
            <text:p>6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5" table:style-name="ce1">
            <text:p>2825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2.3" table:style-name="ce1">
            <text:p>62,3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26" table:style-name="ce1">
            <text:p>2826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7" table:style-name="ce1">
            <text:p>2827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8" table:style-name="ce1">
            <text:p>2828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29" table:style-name="ce1">
            <text:p>2829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61.7" table:style-name="ce1">
            <text:p>61,7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0" table:style-name="ce1">
            <text:p>2830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2.5" table:style-name="ce1">
            <text:p>52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1" table:style-name="ce1">
            <text:p>2831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3.9" table:style-name="ce1">
            <text:p>53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2" table:style-name="ce1">
            <text:p>2832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48.9" table:style-name="ce1">
            <text:p>48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3" table:style-name="ce1">
            <text:p>2833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4" table:style-name="ce1">
            <text:p>2834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7.1" table:style-name="ce1">
            <text:p>47,1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5" table:style-name="ce1">
            <text:p>2835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6" table:style-name="ce1">
            <text:p>2836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3" table:formula="of:=2013" table:style-name="ce1">
            <text:p>2013</text:p>
          </table:table-cell>
          <table:table-cell office:value-type="float" office:value="2837" table:style-name="ce1">
            <text:p>2837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65.5" table:style-name="ce1">
            <text:p>65,5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8" table:style-name="ce1">
            <text:p>2838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0.2" table:style-name="ce1">
            <text:p>50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39" table:style-name="ce1">
            <text:p>2839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42.2" table:style-name="ce1">
            <text:p>42,2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0" table:style-name="ce1">
            <text:p>2840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2.4" table:style-name="ce1">
            <text:p>52,4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1" table:style-name="ce1">
            <text:p>2841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6.9" table:style-name="ce1">
            <text:p>46,9</text:p>
          </table:table-cell>
          <table:table-cell office:value-type="float" office:value="2013" table:formula="of:=2013" table:style-name="ce1">
            <text:p>2013</text:p>
          </table:table-cell>
          <table:table-cell office:value-type="float" office:value="2842" table:style-name="ce1">
            <text:p>2842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1.3" table:style-name="ce1">
            <text:p>31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3" table:style-name="ce1">
            <text:p>2843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.3" table:style-name="ce1">
            <text:p>48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4" table:style-name="ce1">
            <text:p>2844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8.1" table:style-name="ce1">
            <text:p>48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5" table:style-name="ce1">
            <text:p>2845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63.5" table:style-name="ce1">
            <text:p>63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6" table:style-name="ce1">
            <text:p>2846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9.8" table:style-name="ce1">
            <text:p>69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7" table:style-name="ce1">
            <text:p>2847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48" table:style-name="ce1">
            <text:p>2848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.9" table:style-name="ce1">
            <text:p>37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49" table:style-name="ce1">
            <text:p>2849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0" table:style-name="ce1">
            <text:p>2850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2.8" table:style-name="ce1">
            <text:p>62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1" table:style-name="ce1">
            <text:p>2851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6.7" table:style-name="ce1">
            <text:p>66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2" table:style-name="ce1">
            <text:p>2852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4.5" table:style-name="ce1">
            <text:p>44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3" table:style-name="ce1">
            <text:p>2853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4" table:style-name="ce1">
            <text:p>2854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9.5" table:style-name="ce1">
            <text:p>69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5" table:style-name="ce1">
            <text:p>2855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2.5" table:style-name="ce1">
            <text:p>52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6" table:style-name="ce1">
            <text:p>2856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57" table:style-name="ce1">
            <text:p>2857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1.7" table:style-name="ce1">
            <text:p>61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8" table:style-name="ce1">
            <text:p>2858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6.4" table:style-name="ce1">
            <text:p>46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59" table:style-name="ce1">
            <text:p>2859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0" table:style-name="ce1">
            <text:p>2860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8.1" table:style-name="ce1">
            <text:p>58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1" table:style-name="ce1">
            <text:p>2861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.599999999999994" table:style-name="ce1">
            <text:p>68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2" table:style-name="ce1">
            <text:p>2862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59.6" table:style-name="ce1">
            <text:p>59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3" table:style-name="ce1">
            <text:p>286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3.5" table:style-name="ce1">
            <text:p>33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4" table:style-name="ce1">
            <text:p>2864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65" table:style-name="ce1">
            <text:p>2865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49.4" table:style-name="ce1">
            <text:p>49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6" table:style-name="ce1">
            <text:p>2866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8.6" table:style-name="ce1">
            <text:p>58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7" table:style-name="ce1">
            <text:p>2867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2.5" table:style-name="ce1">
            <text:p>52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8" table:style-name="ce1">
            <text:p>2868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69" table:style-name="ce1">
            <text:p>2869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9.8" table:style-name="ce1">
            <text:p>69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0" table:style-name="ce1">
            <text:p>2870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1" table:style-name="ce1">
            <text:p>2871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4.4" table:style-name="ce1">
            <text:p>44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2" table:style-name="ce1">
            <text:p>2872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3" table:style-name="ce1">
            <text:p>2873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9" table:style-name="ce1">
            <text:p>2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4" table:style-name="ce1">
            <text:p>2874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75" table:style-name="ce1">
            <text:p>2875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8.799999999999997" table:style-name="ce1">
            <text:p>38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6" table:style-name="ce1">
            <text:p>2876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2.4" table:style-name="ce1">
            <text:p>42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7" table:style-name="ce1">
            <text:p>287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3" table:style-name="ce1">
            <text:p>7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8" table:style-name="ce1">
            <text:p>2878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8.400000000000006" table:style-name="ce1">
            <text:p>68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79" table:style-name="ce1">
            <text:p>2879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2" table:style-name="ce1">
            <text:p>5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0" table:style-name="ce1">
            <text:p>2880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6.3" table:style-name="ce1">
            <text:p>56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1" table:style-name="ce1">
            <text:p>2881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4.5" table:style-name="ce1">
            <text:p>64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2" table:style-name="ce1">
            <text:p>2882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3" table:style-name="ce1">
            <text:p>2883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0.6" table:style-name="ce1">
            <text:p>40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4" table:style-name="ce1">
            <text:p>2884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4.1" table:style-name="ce1">
            <text:p>44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5" table:style-name="ce1">
            <text:p>288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" table:style-name="ce1">
            <text:p>5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6" table:style-name="ce1">
            <text:p>288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87" table:style-name="ce1">
            <text:p>2887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2.5" table:style-name="ce1">
            <text:p>72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8" table:style-name="ce1">
            <text:p>2888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89" table:style-name="ce1">
            <text:p>2889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3.8" table:style-name="ce1">
            <text:p>53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0" table:style-name="ce1">
            <text:p>2890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1" table:style-name="ce1">
            <text:p>2891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2" table:style-name="ce1">
            <text:p>2892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3" table:style-name="ce1">
            <text:p>2893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3.9" table:style-name="ce1">
            <text:p>53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4" table:style-name="ce1">
            <text:p>2894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895" table:style-name="ce1">
            <text:p>289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8.9" table:style-name="ce1">
            <text:p>48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6" table:style-name="ce1">
            <text:p>289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8.6" table:style-name="ce1">
            <text:p>58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7" table:style-name="ce1">
            <text:p>2897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8" table:style-name="ce1">
            <text:p>2898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.5" table:style-name="ce1">
            <text:p>59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899" table:style-name="ce1">
            <text:p>2899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0" table:style-name="ce1">
            <text:p>2900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1" table:style-name="ce1">
            <text:p>2901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5.6" table:style-name="ce1">
            <text:p>55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2" table:style-name="ce1">
            <text:p>2902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3" table:style-name="ce1">
            <text:p>2903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71.5" table:style-name="ce1">
            <text:p>71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4" table:style-name="ce1">
            <text:p>290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5.1" table:style-name="ce1">
            <text:p>45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5" table:style-name="ce1">
            <text:p>2905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6" table:style-name="ce1">
            <text:p>2906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07" table:style-name="ce1">
            <text:p>2907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3.8" table:style-name="ce1">
            <text:p>73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8" table:style-name="ce1">
            <text:p>2908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4.7" table:style-name="ce1">
            <text:p>64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09" table:style-name="ce1">
            <text:p>2909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0" table:style-name="ce1">
            <text:p>2910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1" table:style-name="ce1">
            <text:p>2911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2.9" table:style-name="ce1">
            <text:p>42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2" table:style-name="ce1">
            <text:p>291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8.6" table:style-name="ce1">
            <text:p>38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3" table:style-name="ce1">
            <text:p>2913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4" table:style-name="ce1">
            <text:p>2914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47.6" table:style-name="ce1">
            <text:p>47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5" table:style-name="ce1">
            <text:p>2915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6" table:style-name="ce1">
            <text:p>2916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7" table:style-name="ce1">
            <text:p>2917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18" table:style-name="ce1">
            <text:p>2918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19" table:style-name="ce1">
            <text:p>2919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4.1" table:style-name="ce1">
            <text:p>34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0" table:style-name="ce1">
            <text:p>2920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1" table:style-name="ce1">
            <text:p>2921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2" table:style-name="ce1">
            <text:p>2922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23" table:style-name="ce1">
            <text:p>292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8.9" table:style-name="ce1">
            <text:p>38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4" table:style-name="ce1">
            <text:p>2924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0.6" table:style-name="ce1">
            <text:p>50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5" table:style-name="ce1">
            <text:p>2925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4.6" table:style-name="ce1">
            <text:p>54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6" table:style-name="ce1">
            <text:p>2926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1.8" table:style-name="ce1">
            <text:p>51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7" table:style-name="ce1">
            <text:p>2927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4.2" table:style-name="ce1">
            <text:p>44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8" table:style-name="ce1">
            <text:p>2928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6" table:style-name="ce1">
            <text:p>5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29" table:style-name="ce1">
            <text:p>2929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6.8" table:style-name="ce1">
            <text:p>46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0" table:style-name="ce1">
            <text:p>2930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5.4" table:style-name="ce1">
            <text:p>45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1" table:style-name="ce1">
            <text:p>2931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0.2" table:style-name="ce1">
            <text:p>70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2" table:style-name="ce1">
            <text:p>293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33" table:style-name="ce1">
            <text:p>2933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4" table:style-name="ce1">
            <text:p>7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4" table:style-name="ce1">
            <text:p>2934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0.3" table:style-name="ce1">
            <text:p>60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5" table:style-name="ce1">
            <text:p>2935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3.1" table:style-name="ce1">
            <text:p>53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6" table:style-name="ce1">
            <text:p>2936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9.2" table:style-name="ce1">
            <text:p>59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7" table:style-name="ce1">
            <text:p>2937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3.3" table:style-name="ce1">
            <text:p>53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8" table:style-name="ce1">
            <text:p>2938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9.7" table:style-name="ce1">
            <text:p>59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39" table:style-name="ce1">
            <text:p>2939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9" table:style-name="ce1">
            <text:p>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0" table:style-name="ce1">
            <text:p>2940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2.5" table:style-name="ce1">
            <text:p>52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1" table:style-name="ce1">
            <text:p>2941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2" table:style-name="ce1">
            <text:p>2942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1.8" table:style-name="ce1">
            <text:p>61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3" table:style-name="ce1">
            <text:p>2943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4" table:style-name="ce1">
            <text:p>2944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5" table:style-name="ce1">
            <text:p>2945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7.3" table:style-name="ce1">
            <text:p>57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6" table:style-name="ce1">
            <text:p>2946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2.3" table:style-name="ce1">
            <text:p>52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7" table:style-name="ce1">
            <text:p>2947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5.7" table:style-name="ce1">
            <text:p>45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48" table:style-name="ce1">
            <text:p>2948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49" table:style-name="ce1">
            <text:p>2949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0" table:style-name="ce1">
            <text:p>2950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1.3" table:style-name="ce1">
            <text:p>61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1" table:style-name="ce1">
            <text:p>2951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8.900000000000006" table:style-name="ce1">
            <text:p>68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2" table:style-name="ce1">
            <text:p>2952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3" table:style-name="ce1">
            <text:p>2953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2" table:style-name="ce1">
            <text:p>5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4" table:style-name="ce1">
            <text:p>2954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6.799999999999997" table:style-name="ce1">
            <text:p>36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5" table:style-name="ce1">
            <text:p>2955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9.6" table:style-name="ce1">
            <text:p>59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6" table:style-name="ce1">
            <text:p>2956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45.6" table:style-name="ce1">
            <text:p>45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7" table:style-name="ce1">
            <text:p>2957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58" table:style-name="ce1">
            <text:p>2958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59" table:style-name="ce1">
            <text:p>2959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4.5" table:style-name="ce1">
            <text:p>64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0" table:style-name="ce1">
            <text:p>2960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1" table:style-name="ce1">
            <text:p>2961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6.5" table:style-name="ce1">
            <text:p>56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2" table:style-name="ce1">
            <text:p>2962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4.8" table:style-name="ce1">
            <text:p>44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3" table:style-name="ce1">
            <text:p>2963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6.8" table:style-name="ce1">
            <text:p>66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4" table:style-name="ce1">
            <text:p>2964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5" table:style-name="ce1">
            <text:p>2965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9.2" table:style-name="ce1">
            <text:p>59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6" table:style-name="ce1">
            <text:p>2966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67" table:style-name="ce1">
            <text:p>2967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8.2" table:style-name="ce1">
            <text:p>48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8" table:style-name="ce1">
            <text:p>2968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2.8" table:style-name="ce1">
            <text:p>52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69" table:style-name="ce1">
            <text:p>2969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0" table:style-name="ce1">
            <text:p>2970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7.9" table:style-name="ce1">
            <text:p>47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1" table:style-name="ce1">
            <text:p>2971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5.7" table:style-name="ce1">
            <text:p>45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2" table:style-name="ce1">
            <text:p>2972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3" table:style-name="ce1">
            <text:p>2973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9.8" table:style-name="ce1">
            <text:p>49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4" table:style-name="ce1">
            <text:p>2974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62.8" table:style-name="ce1">
            <text:p>62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5" table:style-name="ce1">
            <text:p>2975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1.8" table:style-name="ce1">
            <text:p>41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6" table:style-name="ce1">
            <text:p>2976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7" table:style-name="ce1">
            <text:p>2977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78" table:style-name="ce1">
            <text:p>2978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79" table:style-name="ce1">
            <text:p>2979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0" table:style-name="ce1">
            <text:p>2980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1" table:style-name="ce1">
            <text:p>2981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2" table:style-name="ce1">
            <text:p>2982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60.5" table:style-name="ce1">
            <text:p>60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3" table:style-name="ce1">
            <text:p>2983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4.4" table:style-name="ce1">
            <text:p>54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4" table:style-name="ce1">
            <text:p>2984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5" table:style-name="ce1">
            <text:p>2985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7.2" table:style-name="ce1">
            <text:p>47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6" table:style-name="ce1">
            <text:p>2986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6.3" table:style-name="ce1">
            <text:p>66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7" table:style-name="ce1">
            <text:p>2987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88" table:style-name="ce1">
            <text:p>2988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1.2" table:style-name="ce1">
            <text:p>51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89" table:style-name="ce1">
            <text:p>2989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3.2" table:style-name="ce1">
            <text:p>73,2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0" table:style-name="ce1">
            <text:p>2990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8.7" table:style-name="ce1">
            <text:p>58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1" table:style-name="ce1">
            <text:p>2991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3.1" table:style-name="ce1">
            <text:p>53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2" table:style-name="ce1">
            <text:p>2992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7.5" table:style-name="ce1">
            <text:p>57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3" table:style-name="ce1">
            <text:p>2993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1.3" table:style-name="ce1">
            <text:p>51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4" table:style-name="ce1">
            <text:p>2994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5" table:style-name="ce1">
            <text:p>2995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6" table:style-name="ce1">
            <text:p>2996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2997" table:style-name="ce1">
            <text:p>2997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7.3" table:style-name="ce1">
            <text:p>57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8" table:style-name="ce1">
            <text:p>2998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7.599999999999994" table:style-name="ce1">
            <text:p>67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2999" table:style-name="ce1">
            <text:p>2999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60.4" table:style-name="ce1">
            <text:p>60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0" table:style-name="ce1">
            <text:p>3000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6" table:style-name="ce1">
            <text:p>3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01" table:style-name="ce1">
            <text:p>3001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2" table:style-name="ce1">
            <text:p>3002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3" table:style-name="ce1">
            <text:p>3003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4" table:style-name="ce1">
            <text:p>3004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5" table:style-name="ce1">
            <text:p>3005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6" table:style-name="ce1">
            <text:p>3006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7" table:style-name="ce1">
            <text:p>3007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8" table:style-name="ce1">
            <text:p>3008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09" table:style-name="ce1">
            <text:p>3009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3.9" table:style-name="ce1">
            <text:p>43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0" table:style-name="ce1">
            <text:p>3010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1.1" table:style-name="ce1">
            <text:p>51,1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1" table:style-name="ce1">
            <text:p>3011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12" table:style-name="ce1">
            <text:p>3012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5" table:style-name="ce1">
            <text:p>4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3" table:style-name="ce1">
            <text:p>3013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4" table:style-name="ce1">
            <text:p>3014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1.4" table:style-name="ce1">
            <text:p>61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5" table:style-name="ce1">
            <text:p>3015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6.8" table:style-name="ce1">
            <text:p>56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6" table:style-name="ce1">
            <text:p>3016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5.3" table:style-name="ce1">
            <text:p>55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7" table:style-name="ce1">
            <text:p>3017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41.4" table:style-name="ce1">
            <text:p>41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8" table:style-name="ce1">
            <text:p>3018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19" table:style-name="ce1">
            <text:p>3019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2.7" table:style-name="ce1">
            <text:p>42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0" table:style-name="ce1">
            <text:p>3020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1" table:style-name="ce1">
            <text:p>3021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2" table:style-name="ce1">
            <text:p>3022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23" table:style-name="ce1">
            <text:p>3023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49" table:style-name="ce1">
            <text:p>4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4" table:style-name="ce1">
            <text:p>3024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3.6" table:style-name="ce1">
            <text:p>63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5" table:style-name="ce1">
            <text:p>3025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6" table:style-name="ce1">
            <text:p>3026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4.6" table:style-name="ce1">
            <text:p>34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7" table:style-name="ce1">
            <text:p>3027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4.8" table:style-name="ce1">
            <text:p>64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8" table:style-name="ce1">
            <text:p>3028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9.900000000000006" table:style-name="ce1">
            <text:p>69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29" table:style-name="ce1">
            <text:p>3029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0" table:style-name="ce1">
            <text:p>3030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8.4" table:style-name="ce1">
            <text:p>28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1" table:style-name="ce1">
            <text:p>3031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2" table:style-name="ce1">
            <text:p>3032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3" table:style-name="ce1">
            <text:p>3033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7.6" table:style-name="ce1">
            <text:p>47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4" table:style-name="ce1">
            <text:p>3034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7.9" table:style-name="ce1">
            <text:p>57,9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5" table:style-name="ce1">
            <text:p>3035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5.8" table:style-name="ce1">
            <text:p>55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6" table:style-name="ce1">
            <text:p>3036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37" table:style-name="ce1">
            <text:p>3037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3" table:style-name="ce1">
            <text:p>43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8" table:style-name="ce1">
            <text:p>3038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5.599999999999994" table:style-name="ce1">
            <text:p>65,6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39" table:style-name="ce1">
            <text:p>3039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4" table:formula="of:=2014" table:style-name="ce1">
            <text:p>2014</text:p>
          </table:table-cell>
          <table:table-cell office:value-type="float" office:value="3040" table:style-name="ce1">
            <text:p>3040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61.4" table:style-name="ce1">
            <text:p>61,4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1" table:style-name="ce1">
            <text:p>3041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0.8" table:style-name="ce1">
            <text:p>50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2" table:style-name="ce1">
            <text:p>3042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3" table:style-name="ce1">
            <text:p>3043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3.5" table:style-name="ce1">
            <text:p>43,5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4" table:style-name="ce1">
            <text:p>3044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41.8" table:style-name="ce1">
            <text:p>41,8</text:p>
          </table:table-cell>
          <table:table-cell office:value-type="float" office:value="2014" table:formula="of:=2014" table:style-name="ce1">
            <text:p>2014</text:p>
          </table:table-cell>
          <table:table-cell office:value-type="float" office:value="3045" table:style-name="ce1">
            <text:p>3045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9.799999999999997" table:style-name="ce1">
            <text:p>39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6" table:style-name="ce1">
            <text:p>3046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.9" table:style-name="ce1">
            <text:p>48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7" table:style-name="ce1">
            <text:p>3047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6.1" table:style-name="ce1">
            <text:p>46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48" table:style-name="ce1">
            <text:p>3048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49" table:style-name="ce1">
            <text:p>3049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0.400000000000006" table:style-name="ce1">
            <text:p>70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0" table:style-name="ce1">
            <text:p>3050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1" table:style-name="ce1">
            <text:p>3051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2" table:style-name="ce1">
            <text:p>3052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53" table:style-name="ce1">
            <text:p>3053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3.5" table:style-name="ce1">
            <text:p>63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4" table:style-name="ce1">
            <text:p>3054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7" table:style-name="ce1">
            <text:p>6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5" table:style-name="ce1">
            <text:p>3055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3.5" table:style-name="ce1">
            <text:p>43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6" table:style-name="ce1">
            <text:p>3056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3.099999999999994" table:style-name="ce1">
            <text:p>73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7" table:style-name="ce1">
            <text:p>3057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.8" table:style-name="ce1">
            <text:p>70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8" table:style-name="ce1">
            <text:p>3058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1.5" table:style-name="ce1">
            <text:p>51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59" table:style-name="ce1">
            <text:p>3059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0" table:style-name="ce1">
            <text:p>3060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0.1" table:style-name="ce1">
            <text:p>60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1" table:style-name="ce1">
            <text:p>3061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6.3" table:style-name="ce1">
            <text:p>46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2" table:style-name="ce1">
            <text:p>3062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3" table:style-name="ce1">
            <text:p>3063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7.2" table:style-name="ce1">
            <text:p>57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4" table:style-name="ce1">
            <text:p>3064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" table:style-name="ce1">
            <text:p>6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5" table:style-name="ce1">
            <text:p>3065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6" table:style-name="ce1">
            <text:p>3066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7" table:style-name="ce1">
            <text:p>3067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68" table:style-name="ce1">
            <text:p>3068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50.8" table:style-name="ce1">
            <text:p>50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69" table:style-name="ce1">
            <text:p>3069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8.3" table:style-name="ce1">
            <text:p>58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0" table:style-name="ce1">
            <text:p>3070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1.2" table:style-name="ce1">
            <text:p>51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1" table:style-name="ce1">
            <text:p>3071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.6" table:style-name="ce1">
            <text:p>37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2" table:style-name="ce1">
            <text:p>3072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5.5" table:style-name="ce1">
            <text:p>65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3" table:style-name="ce1">
            <text:p>3073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4" table:style-name="ce1">
            <text:p>3074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8.7" table:style-name="ce1">
            <text:p>48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5" table:style-name="ce1">
            <text:p>3075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4.2" table:style-name="ce1">
            <text:p>44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6" table:style-name="ce1">
            <text:p>3076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7" table:style-name="ce1">
            <text:p>3077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78" table:style-name="ce1">
            <text:p>3078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1.6" table:style-name="ce1">
            <text:p>41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79" table:style-name="ce1">
            <text:p>3079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0.4" table:style-name="ce1">
            <text:p>50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0" table:style-name="ce1">
            <text:p>3080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4.099999999999994" table:style-name="ce1">
            <text:p>74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1" table:style-name="ce1">
            <text:p>3081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5.3" table:style-name="ce1">
            <text:p>65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2" table:style-name="ce1">
            <text:p>3082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3" table:style-name="ce1">
            <text:p>5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3" table:style-name="ce1">
            <text:p>3083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4.4" table:style-name="ce1">
            <text:p>54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4" table:style-name="ce1">
            <text:p>3084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3.9" table:style-name="ce1">
            <text:p>63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5" table:style-name="ce1">
            <text:p>3085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86" table:style-name="ce1">
            <text:p>3086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6.9" table:style-name="ce1">
            <text:p>46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7" table:style-name="ce1">
            <text:p>308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9" table:style-name="ce1">
            <text:p>3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8" table:style-name="ce1">
            <text:p>3088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7.8" table:style-name="ce1">
            <text:p>57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89" table:style-name="ce1">
            <text:p>3089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0" table:style-name="ce1">
            <text:p>3090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68.5" table:style-name="ce1">
            <text:p>68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1" table:style-name="ce1">
            <text:p>3091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4.5" table:style-name="ce1">
            <text:p>44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2" table:style-name="ce1">
            <text:p>3092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2.1" table:style-name="ce1">
            <text:p>52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3" table:style-name="ce1">
            <text:p>3093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4" table:style-name="ce1">
            <text:p>3094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5" table:style-name="ce1">
            <text:p>3095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6" table:style-name="ce1">
            <text:p>309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0.6" table:style-name="ce1">
            <text:p>50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7" table:style-name="ce1">
            <text:p>3097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098" table:style-name="ce1">
            <text:p>3098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7.6" table:style-name="ce1">
            <text:p>47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099" table:style-name="ce1">
            <text:p>3099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0.2" table:style-name="ce1">
            <text:p>60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0" table:style-name="ce1">
            <text:p>3100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5.7" table:style-name="ce1">
            <text:p>65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1" table:style-name="ce1">
            <text:p>3101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.6" table:style-name="ce1">
            <text:p>59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2" table:style-name="ce1">
            <text:p>3102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3" table:style-name="ce1">
            <text:p>3103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3.8" table:style-name="ce1">
            <text:p>63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4" table:style-name="ce1">
            <text:p>3104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6.3" table:style-name="ce1">
            <text:p>56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5" table:style-name="ce1">
            <text:p>310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6" table:style-name="ce1">
            <text:p>3106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8.599999999999994" table:style-name="ce1">
            <text:p>68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7" table:style-name="ce1">
            <text:p>3107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5.7" table:style-name="ce1">
            <text:p>45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08" table:style-name="ce1">
            <text:p>3108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09" table:style-name="ce1">
            <text:p>3109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0" table:style-name="ce1">
            <text:p>3110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4.5" table:style-name="ce1">
            <text:p>74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1" table:style-name="ce1">
            <text:p>3111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3.6" table:style-name="ce1">
            <text:p>63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2" table:style-name="ce1">
            <text:p>3112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6.6" table:style-name="ce1">
            <text:p>46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3" table:style-name="ce1">
            <text:p>3113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4" table:style-name="ce1">
            <text:p>311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1.2" table:style-name="ce1">
            <text:p>41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5" table:style-name="ce1">
            <text:p>3115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39.9" table:style-name="ce1">
            <text:p>39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6" table:style-name="ce1">
            <text:p>3116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7" table:style-name="ce1">
            <text:p>3117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6.2" table:style-name="ce1">
            <text:p>56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18" table:style-name="ce1">
            <text:p>3118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19" table:style-name="ce1">
            <text:p>3119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0" table:style-name="ce1">
            <text:p>3120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1" table:style-name="ce1">
            <text:p>3121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2" table:style-name="ce1">
            <text:p>3122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5" table:style-name="ce1">
            <text:p>3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3" table:style-name="ce1">
            <text:p>312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4" table:style-name="ce1">
            <text:p>3124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5" table:style-name="ce1">
            <text:p>3125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6" table:style-name="ce1">
            <text:p>3126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7" table:style-name="ce1">
            <text:p>3127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48.5" table:style-name="ce1">
            <text:p>48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28" table:style-name="ce1">
            <text:p>3128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29" table:style-name="ce1">
            <text:p>3129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3.4" table:style-name="ce1">
            <text:p>53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0" table:style-name="ce1">
            <text:p>3130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3.4" table:style-name="ce1">
            <text:p>43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1" table:style-name="ce1">
            <text:p>3131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0.4" table:style-name="ce1">
            <text:p>50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2" table:style-name="ce1">
            <text:p>313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7.5" table:style-name="ce1">
            <text:p>47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3" table:style-name="ce1">
            <text:p>3133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4.9" table:style-name="ce1">
            <text:p>44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4" table:style-name="ce1">
            <text:p>3134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8.3" table:style-name="ce1">
            <text:p>68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5" table:style-name="ce1">
            <text:p>3135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6" table:style-name="ce1">
            <text:p>3136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0.8" table:style-name="ce1">
            <text:p>70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7" table:style-name="ce1">
            <text:p>3137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8.5" table:style-name="ce1">
            <text:p>58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38" table:style-name="ce1">
            <text:p>3138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39" table:style-name="ce1">
            <text:p>3139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8.8" table:style-name="ce1">
            <text:p>58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0" table:style-name="ce1">
            <text:p>3140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4" table:style-name="ce1">
            <text:p>5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1" table:style-name="ce1">
            <text:p>3141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9.5" table:style-name="ce1">
            <text:p>59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2" table:style-name="ce1">
            <text:p>3142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3.6" table:style-name="ce1">
            <text:p>43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3" table:style-name="ce1">
            <text:p>3143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9.1" table:style-name="ce1">
            <text:p>49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4" table:style-name="ce1">
            <text:p>3144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5" table:style-name="ce1">
            <text:p>3145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1.5" table:style-name="ce1">
            <text:p>61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6" table:style-name="ce1">
            <text:p>3146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7" table:style-name="ce1">
            <text:p>3147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48" table:style-name="ce1">
            <text:p>3148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8.8" table:style-name="ce1">
            <text:p>58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49" table:style-name="ce1">
            <text:p>3149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1.7" table:style-name="ce1">
            <text:p>51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0" table:style-name="ce1">
            <text:p>3150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7" table:style-name="ce1">
            <text:p>2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1" table:style-name="ce1">
            <text:p>3151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6.2" table:style-name="ce1">
            <text:p>56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2" table:style-name="ce1">
            <text:p>3152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3" table:style-name="ce1">
            <text:p>3153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7.1" table:style-name="ce1">
            <text:p>57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4" table:style-name="ce1">
            <text:p>3154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7" table:style-name="ce1">
            <text:p>6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5" table:style-name="ce1">
            <text:p>3155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56" table:style-name="ce1">
            <text:p>3156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49.8" table:style-name="ce1">
            <text:p>49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7" table:style-name="ce1">
            <text:p>3157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5.9" table:style-name="ce1">
            <text:p>35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8" table:style-name="ce1">
            <text:p>3158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63.2" table:style-name="ce1">
            <text:p>63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59" table:style-name="ce1">
            <text:p>3159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8.700000000000003" table:style-name="ce1">
            <text:p>38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0" table:style-name="ce1">
            <text:p>3160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1" table:style-name="ce1">
            <text:p>3161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5.8" table:style-name="ce1">
            <text:p>45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2" table:style-name="ce1">
            <text:p>3162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6.099999999999994" table:style-name="ce1">
            <text:p>66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3" table:style-name="ce1">
            <text:p>3163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1.6" table:style-name="ce1">
            <text:p>51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4" table:style-name="ce1">
            <text:p>3164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5" table:style-name="ce1">
            <text:p>3165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9.200000000000003" table:style-name="ce1">
            <text:p>39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6" table:style-name="ce1">
            <text:p>3166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2.4" table:style-name="ce1">
            <text:p>62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7" table:style-name="ce1">
            <text:p>3167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68" table:style-name="ce1">
            <text:p>3168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0.2" table:style-name="ce1">
            <text:p>60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69" table:style-name="ce1">
            <text:p>3169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0" table:style-name="ce1">
            <text:p>3170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9.8" table:style-name="ce1">
            <text:p>49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1" table:style-name="ce1">
            <text:p>3171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1.2" table:style-name="ce1">
            <text:p>51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2" table:style-name="ce1">
            <text:p>3172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5.5" table:style-name="ce1">
            <text:p>45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3" table:style-name="ce1">
            <text:p>3173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2.2" table:style-name="ce1">
            <text:p>42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4" table:style-name="ce1">
            <text:p>3174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5" table:style-name="ce1">
            <text:p>3175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76" table:style-name="ce1">
            <text:p>3176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8.1" table:style-name="ce1">
            <text:p>48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7" table:style-name="ce1">
            <text:p>3177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9.2" table:style-name="ce1">
            <text:p>59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8" table:style-name="ce1">
            <text:p>3178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6.700000000000003" table:style-name="ce1">
            <text:p>36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79" table:style-name="ce1">
            <text:p>3179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9.3" table:style-name="ce1">
            <text:p>49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0" table:style-name="ce1">
            <text:p>3180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1" table:style-name="ce1">
            <text:p>3181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6" table:style-name="ce1">
            <text:p>7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2" table:style-name="ce1">
            <text:p>3182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4.2" table:style-name="ce1">
            <text:p>74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3" table:style-name="ce1">
            <text:p>3183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4" table:style-name="ce1">
            <text:p>3184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2.4" table:style-name="ce1">
            <text:p>42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5" table:style-name="ce1">
            <text:p>3185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9.7" table:style-name="ce1">
            <text:p>59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6" table:style-name="ce1">
            <text:p>3186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8.2" table:style-name="ce1">
            <text:p>48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7" table:style-name="ce1">
            <text:p>3187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88" table:style-name="ce1">
            <text:p>3188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7" table:style-name="ce1">
            <text:p>4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89" table:style-name="ce1">
            <text:p>3189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6.099999999999994" table:style-name="ce1">
            <text:p>66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0" table:style-name="ce1">
            <text:p>3190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191" table:style-name="ce1">
            <text:p>3191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5.6" table:style-name="ce1">
            <text:p>55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2" table:style-name="ce1">
            <text:p>3192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3.2" table:style-name="ce1">
            <text:p>73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3" table:style-name="ce1">
            <text:p>3193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5.8" table:style-name="ce1">
            <text:p>55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4" table:style-name="ce1">
            <text:p>3194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5.5" table:style-name="ce1">
            <text:p>55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5" table:style-name="ce1">
            <text:p>3195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0.1" table:style-name="ce1">
            <text:p>60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6" table:style-name="ce1">
            <text:p>3196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0.8" table:style-name="ce1">
            <text:p>50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7" table:style-name="ce1">
            <text:p>3197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63.7" table:style-name="ce1">
            <text:p>63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8" table:style-name="ce1">
            <text:p>3198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4.6" table:style-name="ce1">
            <text:p>34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199" table:style-name="ce1">
            <text:p>3199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0" table:style-name="ce1">
            <text:p>3200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7.8" table:style-name="ce1">
            <text:p>57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1" table:style-name="ce1">
            <text:p>3201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5.2" table:style-name="ce1">
            <text:p>65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2" table:style-name="ce1">
            <text:p>3202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60" table:style-name="ce1">
            <text:p>60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3" table:style-name="ce1">
            <text:p>3203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04" table:style-name="ce1">
            <text:p>3204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5" table:style-name="ce1">
            <text:p>3205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6" table:style-name="ce1">
            <text:p>3206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7" table:style-name="ce1">
            <text:p>3207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8" table:style-name="ce1">
            <text:p>3208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09" table:style-name="ce1">
            <text:p>3209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0" table:style-name="ce1">
            <text:p>3210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1" table:style-name="ce1">
            <text:p>3211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2" table:style-name="ce1">
            <text:p>3212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6.2" table:style-name="ce1">
            <text:p>46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3" table:style-name="ce1">
            <text:p>3213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3.2" table:style-name="ce1">
            <text:p>53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4" table:style-name="ce1">
            <text:p>3214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15" table:style-name="ce1">
            <text:p>3215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9.1" table:style-name="ce1">
            <text:p>49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6" table:style-name="ce1">
            <text:p>3216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6.2" table:style-name="ce1">
            <text:p>66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7" table:style-name="ce1">
            <text:p>3217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1.6" table:style-name="ce1">
            <text:p>61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8" table:style-name="ce1">
            <text:p>3218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7.4" table:style-name="ce1">
            <text:p>57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19" table:style-name="ce1">
            <text:p>3219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3.5" table:style-name="ce1">
            <text:p>53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0" table:style-name="ce1">
            <text:p>3220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1" table:style-name="ce1">
            <text:p>3221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2" table:style-name="ce1">
            <text:p>3222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6.1" table:style-name="ce1">
            <text:p>46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3" table:style-name="ce1">
            <text:p>3223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4" table:style-name="ce1">
            <text:p>3224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5.7" table:style-name="ce1">
            <text:p>75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5" table:style-name="ce1">
            <text:p>3225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26" table:style-name="ce1">
            <text:p>3226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1.2" table:style-name="ce1">
            <text:p>51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7" table:style-name="ce1">
            <text:p>3227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4.5" table:style-name="ce1">
            <text:p>64,5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8" table:style-name="ce1">
            <text:p>3228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6.6" table:style-name="ce1">
            <text:p>36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29" table:style-name="ce1">
            <text:p>3229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3.2" table:style-name="ce1">
            <text:p>43,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0" table:style-name="ce1">
            <text:p>3230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6.099999999999994" table:style-name="ce1">
            <text:p>66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1" table:style-name="ce1">
            <text:p>3231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2" table:style-name="ce1">
            <text:p>62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2" table:style-name="ce1">
            <text:p>3232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3" table:style-name="ce1">
            <text:p>3233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7.700000000000003" table:style-name="ce1">
            <text:p>37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4" table:style-name="ce1">
            <text:p>3234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5" table:style-name="ce1">
            <text:p>3235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36" table:style-name="ce1">
            <text:p>3236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51.3" table:style-name="ce1">
            <text:p>51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7" table:style-name="ce1">
            <text:p>3237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7.9" table:style-name="ce1">
            <text:p>57,9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8" table:style-name="ce1">
            <text:p>3238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5.1" table:style-name="ce1">
            <text:p>55,1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39" table:style-name="ce1">
            <text:p>3239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0" table:style-name="ce1">
            <text:p>3240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39.6" table:style-name="ce1">
            <text:p>39,6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1" table:style-name="ce1">
            <text:p>3241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6.3" table:style-name="ce1">
            <text:p>66,3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2" table:style-name="ce1">
            <text:p>3242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5" table:formula="of:=2015" table:style-name="ce1">
            <text:p>2015</text:p>
          </table:table-cell>
          <table:table-cell office:value-type="float" office:value="3243" table:style-name="ce1">
            <text:p>3243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5.7" table:style-name="ce1">
            <text:p>55,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4" table:style-name="ce1">
            <text:p>3244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0.8" table:style-name="ce1">
            <text:p>50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5" table:style-name="ce1">
            <text:p>3245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9.8" table:style-name="ce1">
            <text:p>29,8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6" table:style-name="ce1">
            <text:p>3246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8.4" table:style-name="ce1">
            <text:p>48,4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7" table:style-name="ce1">
            <text:p>3247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7" table:style-name="ce1">
            <text:p>37</text:p>
          </table:table-cell>
          <table:table-cell office:value-type="float" office:value="2015" table:formula="of:=2015" table:style-name="ce1">
            <text:p>2015</text:p>
          </table:table-cell>
          <table:table-cell office:value-type="float" office:value="3248" table:style-name="ce1">
            <text:p>3248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2.2" table:style-name="ce1">
            <text:p>42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49" table:style-name="ce1">
            <text:p>3249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7.7" table:style-name="ce1">
            <text:p>47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0" table:style-name="ce1">
            <text:p>325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5.1" table:style-name="ce1">
            <text:p>45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1" table:style-name="ce1">
            <text:p>3251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3.4" table:style-name="ce1">
            <text:p>53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2" table:style-name="ce1">
            <text:p>3252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8.7" table:style-name="ce1">
            <text:p>68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3" table:style-name="ce1">
            <text:p>3253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54" table:style-name="ce1">
            <text:p>3254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55" table:style-name="ce1">
            <text:p>3255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56" table:style-name="ce1">
            <text:p>3256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4.7" table:style-name="ce1">
            <text:p>64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7" table:style-name="ce1">
            <text:p>3257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4.3" table:style-name="ce1">
            <text:p>64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8" table:style-name="ce1">
            <text:p>3258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3.3" table:style-name="ce1">
            <text:p>43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59" table:style-name="ce1">
            <text:p>3259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2.5" table:style-name="ce1">
            <text:p>72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0" table:style-name="ce1">
            <text:p>3260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.5" table:style-name="ce1">
            <text:p>70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1" table:style-name="ce1">
            <text:p>3261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3" table:style-name="ce1">
            <text:p>5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2" table:style-name="ce1">
            <text:p>3262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3" table:style-name="ce1">
            <text:p>3263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1.7" table:style-name="ce1">
            <text:p>61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4" table:style-name="ce1">
            <text:p>3264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5.6" table:style-name="ce1">
            <text:p>45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5" table:style-name="ce1">
            <text:p>3265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6" table:style-name="ce1">
            <text:p>3266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1.8" table:style-name="ce1">
            <text:p>51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7" table:style-name="ce1">
            <text:p>3267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.5" table:style-name="ce1">
            <text:p>69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68" table:style-name="ce1">
            <text:p>3268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69" table:style-name="ce1">
            <text:p>3269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0.1" table:style-name="ce1">
            <text:p>40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0" table:style-name="ce1">
            <text:p>3270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1" table:style-name="ce1">
            <text:p>3271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2" table:style-name="ce1">
            <text:p>3272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7.7" table:style-name="ce1">
            <text:p>57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3" table:style-name="ce1">
            <text:p>3273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1.8" table:style-name="ce1">
            <text:p>51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4" table:style-name="ce1">
            <text:p>3274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5" table:style-name="ce1">
            <text:p>3275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.7" table:style-name="ce1">
            <text:p>63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6" table:style-name="ce1">
            <text:p>3276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77" table:style-name="ce1">
            <text:p>3277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48.4" table:style-name="ce1">
            <text:p>48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8" table:style-name="ce1">
            <text:p>3278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2.1" table:style-name="ce1">
            <text:p>42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79" table:style-name="ce1">
            <text:p>3279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0" table:style-name="ce1">
            <text:p>3280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1" table:style-name="ce1">
            <text:p>3281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4.6" table:style-name="ce1">
            <text:p>44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2" table:style-name="ce1">
            <text:p>3282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48.2" table:style-name="ce1">
            <text:p>48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3" table:style-name="ce1">
            <text:p>3283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4" table:style-name="ce1">
            <text:p>3284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5.8" table:style-name="ce1">
            <text:p>65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5" table:style-name="ce1">
            <text:p>3285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3.2" table:style-name="ce1">
            <text:p>53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6" table:style-name="ce1">
            <text:p>3286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57.9" table:style-name="ce1">
            <text:p>57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7" table:style-name="ce1">
            <text:p>328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2.3" table:style-name="ce1">
            <text:p>62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88" table:style-name="ce1">
            <text:p>3288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89" table:style-name="ce1">
            <text:p>3289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1.2" table:style-name="ce1">
            <text:p>41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0" table:style-name="ce1">
            <text:p>3290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5.2" table:style-name="ce1">
            <text:p>45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1" table:style-name="ce1">
            <text:p>3291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9.7" table:style-name="ce1">
            <text:p>59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2" table:style-name="ce1">
            <text:p>3292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93" table:style-name="ce1">
            <text:p>3293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4" table:style-name="ce1">
            <text:p>3294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5.4" table:style-name="ce1">
            <text:p>45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5" table:style-name="ce1">
            <text:p>3295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4.2" table:style-name="ce1">
            <text:p>54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6" table:style-name="ce1">
            <text:p>3296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97" table:style-name="ce1">
            <text:p>3297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298" table:style-name="ce1">
            <text:p>3298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299" table:style-name="ce1">
            <text:p>3299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2.4" table:style-name="ce1">
            <text:p>52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0" table:style-name="ce1">
            <text:p>3300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01" table:style-name="ce1">
            <text:p>3301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5.6" table:style-name="ce1">
            <text:p>45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2" table:style-name="ce1">
            <text:p>3302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1.4" table:style-name="ce1">
            <text:p>61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3" table:style-name="ce1">
            <text:p>3303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8.3" table:style-name="ce1">
            <text:p>68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4" table:style-name="ce1">
            <text:p>330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1.2" table:style-name="ce1">
            <text:p>61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5" table:style-name="ce1">
            <text:p>330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06" table:style-name="ce1">
            <text:p>3306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3.2" table:style-name="ce1">
            <text:p>63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7" table:style-name="ce1">
            <text:p>3307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6.5" table:style-name="ce1">
            <text:p>56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08" table:style-name="ce1">
            <text:p>3308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09" table:style-name="ce1">
            <text:p>3309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8" table:style-name="ce1">
            <text:p>6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0" table:style-name="ce1">
            <text:p>3310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3" table:style-name="ce1">
            <text:p>4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1" table:style-name="ce1">
            <text:p>3311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2" table:style-name="ce1">
            <text:p>3312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3" table:style-name="ce1">
            <text:p>3313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6.599999999999994" table:style-name="ce1">
            <text:p>76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4" table:style-name="ce1">
            <text:p>33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4.8" table:style-name="ce1">
            <text:p>64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5" table:style-name="ce1">
            <text:p>3315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8.3" table:style-name="ce1">
            <text:p>48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6" table:style-name="ce1">
            <text:p>3316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17" table:style-name="ce1">
            <text:p>3317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4.5" table:style-name="ce1">
            <text:p>44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8" table:style-name="ce1">
            <text:p>3318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45.1" table:style-name="ce1">
            <text:p>45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19" table:style-name="ce1">
            <text:p>3319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0" table:style-name="ce1">
            <text:p>3320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3" table:style-name="ce1">
            <text:p>5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1" table:style-name="ce1">
            <text:p>3321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2" table:style-name="ce1">
            <text:p>3322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3" table:style-name="ce1">
            <text:p>332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3.6" table:style-name="ce1">
            <text:p>63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4" table:style-name="ce1">
            <text:p>3324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5" table:style-name="ce1">
            <text:p>3325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36" table:style-name="ce1">
            <text:p>3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26" table:style-name="ce1">
            <text:p>3326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7" table:style-name="ce1">
            <text:p>3327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8" table:style-name="ce1">
            <text:p>3328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29" table:style-name="ce1">
            <text:p>3329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3.5" table:style-name="ce1">
            <text:p>33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0" table:style-name="ce1">
            <text:p>3330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6.5" table:style-name="ce1">
            <text:p>56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1" table:style-name="ce1">
            <text:p>3331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5" table:style-name="ce1">
            <text:p>5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2" table:style-name="ce1">
            <text:p>3332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54.5" table:style-name="ce1">
            <text:p>54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3" table:style-name="ce1">
            <text:p>333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1.8" table:style-name="ce1">
            <text:p>41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4" table:style-name="ce1">
            <text:p>3334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1.4" table:style-name="ce1">
            <text:p>51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5" table:style-name="ce1">
            <text:p>3335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6.5" table:style-name="ce1">
            <text:p>46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6" table:style-name="ce1">
            <text:p>3336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4.1" table:style-name="ce1">
            <text:p>44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7" table:style-name="ce1">
            <text:p>3337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0.400000000000006" table:style-name="ce1">
            <text:p>70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8" table:style-name="ce1">
            <text:p>3338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39" table:style-name="ce1">
            <text:p>3339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0" table:style-name="ce1">
            <text:p>3340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9.5" table:style-name="ce1">
            <text:p>59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1" table:style-name="ce1">
            <text:p>3341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42" table:style-name="ce1">
            <text:p>334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9.5" table:style-name="ce1">
            <text:p>59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3" table:style-name="ce1">
            <text:p>3343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52.7" table:style-name="ce1">
            <text:p>52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4" table:style-name="ce1">
            <text:p>3344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5.3" table:style-name="ce1">
            <text:p>55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5" table:style-name="ce1">
            <text:p>3345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4" table:style-name="ce1">
            <text:p>4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6" table:style-name="ce1">
            <text:p>3346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48.6" table:style-name="ce1">
            <text:p>48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7" table:style-name="ce1">
            <text:p>3347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48" table:style-name="ce1">
            <text:p>3348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59.5" table:style-name="ce1">
            <text:p>59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49" table:style-name="ce1">
            <text:p>3349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0" table:style-name="ce1">
            <text:p>3350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8.1" table:style-name="ce1">
            <text:p>38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1" table:style-name="ce1">
            <text:p>3351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9.4" table:style-name="ce1">
            <text:p>59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2" table:style-name="ce1">
            <text:p>3352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2.7" table:style-name="ce1">
            <text:p>52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3" table:style-name="ce1">
            <text:p>3353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3.5" table:style-name="ce1">
            <text:p>33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4" table:style-name="ce1">
            <text:p>3354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4.3" table:style-name="ce1">
            <text:p>54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5" table:style-name="ce1">
            <text:p>3355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6" table:style-name="ce1">
            <text:p>3356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58.7" table:style-name="ce1">
            <text:p>58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7" table:style-name="ce1">
            <text:p>3357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69.7" table:style-name="ce1">
            <text:p>69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58" table:style-name="ce1">
            <text:p>3358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59" table:style-name="ce1">
            <text:p>3359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3.5" table:style-name="ce1">
            <text:p>53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0" table:style-name="ce1">
            <text:p>3360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6.6" table:style-name="ce1">
            <text:p>36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1" table:style-name="ce1">
            <text:p>3361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62" table:style-name="ce1">
            <text:p>3362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3" table:style-name="ce1">
            <text:p>3363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64" table:style-name="ce1">
            <text:p>3364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0.200000000000003" table:style-name="ce1">
            <text:p>40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5" table:style-name="ce1">
            <text:p>3365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5.900000000000006" table:style-name="ce1">
            <text:p>65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6" table:style-name="ce1">
            <text:p>3366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3.9" table:style-name="ce1">
            <text:p>53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7" table:style-name="ce1">
            <text:p>3367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6.1" table:style-name="ce1">
            <text:p>56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8" table:style-name="ce1">
            <text:p>3368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4.7" table:style-name="ce1">
            <text:p>44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69" table:style-name="ce1">
            <text:p>3369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8.2" table:style-name="ce1">
            <text:p>68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0" table:style-name="ce1">
            <text:p>3370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1" table:style-name="ce1">
            <text:p>3371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5.8" table:style-name="ce1">
            <text:p>55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2" table:style-name="ce1">
            <text:p>3372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3" table:style-name="ce1">
            <text:p>3373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0.6" table:style-name="ce1">
            <text:p>50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4" table:style-name="ce1">
            <text:p>3374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3" table:style-name="ce1">
            <text:p>5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5" table:style-name="ce1">
            <text:p>3375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6" table:style-name="ce1">
            <text:p>3376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6.2" table:style-name="ce1">
            <text:p>46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77" table:style-name="ce1">
            <text:p>3377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8" table:style-name="ce1">
            <text:p>3378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79" table:style-name="ce1">
            <text:p>3379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1" table:style-name="ce1">
            <text:p>5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0" table:style-name="ce1">
            <text:p>3380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60.1" table:style-name="ce1">
            <text:p>60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1" table:style-name="ce1">
            <text:p>3381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2.3" table:style-name="ce1">
            <text:p>42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2" table:style-name="ce1">
            <text:p>3382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2.2" table:style-name="ce1">
            <text:p>52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3" table:style-name="ce1">
            <text:p>3383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84" table:style-name="ce1">
            <text:p>3384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6" table:style-name="ce1">
            <text:p>7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5" table:style-name="ce1">
            <text:p>3385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2.3" table:style-name="ce1">
            <text:p>72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6" table:style-name="ce1">
            <text:p>3386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87" table:style-name="ce1">
            <text:p>3387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2.3" table:style-name="ce1">
            <text:p>42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8" table:style-name="ce1">
            <text:p>3388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8.9" table:style-name="ce1">
            <text:p>58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89" table:style-name="ce1">
            <text:p>3389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5.5" table:style-name="ce1">
            <text:p>55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0" table:style-name="ce1">
            <text:p>3390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91" table:style-name="ce1">
            <text:p>3391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9.1" table:style-name="ce1">
            <text:p>49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2" table:style-name="ce1">
            <text:p>3392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1.2" table:style-name="ce1">
            <text:p>61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3" table:style-name="ce1">
            <text:p>3393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394" table:style-name="ce1">
            <text:p>3394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8" table:style-name="ce1">
            <text:p>5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5" table:style-name="ce1">
            <text:p>3395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5.400000000000006" table:style-name="ce1">
            <text:p>75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6" table:style-name="ce1">
            <text:p>3396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7" table:style-name="ce1">
            <text:p>5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7" table:style-name="ce1">
            <text:p>3397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4.3" table:style-name="ce1">
            <text:p>54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8" table:style-name="ce1">
            <text:p>3398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1.6" table:style-name="ce1">
            <text:p>61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399" table:style-name="ce1">
            <text:p>3399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4.5" table:style-name="ce1">
            <text:p>54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0" table:style-name="ce1">
            <text:p>3400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01" table:style-name="ce1">
            <text:p>3401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02" table:style-name="ce1">
            <text:p>3402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6.9" table:style-name="ce1">
            <text:p>26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3" table:style-name="ce1">
            <text:p>3403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9.7" table:style-name="ce1">
            <text:p>59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4" table:style-name="ce1">
            <text:p>3404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68.2" table:style-name="ce1">
            <text:p>68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5" table:style-name="ce1">
            <text:p>3405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8.5" table:style-name="ce1">
            <text:p>58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6" table:style-name="ce1">
            <text:p>3406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07" table:style-name="ce1">
            <text:p>3407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08" table:style-name="ce1">
            <text:p>3408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09" table:style-name="ce1">
            <text:p>3409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0" table:style-name="ce1">
            <text:p>3410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1" table:style-name="ce1">
            <text:p>3411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2" table:style-name="ce1">
            <text:p>3412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3" table:style-name="ce1">
            <text:p>3413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4" table:style-name="ce1">
            <text:p>3414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5" table:style-name="ce1">
            <text:p>3415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5.9" table:style-name="ce1">
            <text:p>45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6" table:style-name="ce1">
            <text:p>3416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7.5" table:style-name="ce1">
            <text:p>57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7" table:style-name="ce1">
            <text:p>3417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18" table:style-name="ce1">
            <text:p>3418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7.3" table:style-name="ce1">
            <text:p>47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19" table:style-name="ce1">
            <text:p>3419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0.3" table:style-name="ce1">
            <text:p>60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0" table:style-name="ce1">
            <text:p>3420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9.9" table:style-name="ce1">
            <text:p>59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1" table:style-name="ce1">
            <text:p>3421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9.4" table:style-name="ce1">
            <text:p>59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2" table:style-name="ce1">
            <text:p>3422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46.7" table:style-name="ce1">
            <text:p>46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3" table:style-name="ce1">
            <text:p>3423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24" table:style-name="ce1">
            <text:p>3424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8.9" table:style-name="ce1">
            <text:p>28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5" table:style-name="ce1">
            <text:p>3425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26" table:style-name="ce1">
            <text:p>3426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3.7" table:style-name="ce1">
            <text:p>73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7" table:style-name="ce1">
            <text:p>3427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28" table:style-name="ce1">
            <text:p>3428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29" table:style-name="ce1">
            <text:p>3429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1" table:style-name="ce1">
            <text:p>5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0" table:style-name="ce1">
            <text:p>3430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5.099999999999994" table:style-name="ce1">
            <text:p>65,1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1" table:style-name="ce1">
            <text:p>3431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9" table:style-name="ce1">
            <text:p>2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2" table:style-name="ce1">
            <text:p>3432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3" table:style-name="ce1">
            <text:p>3433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7.400000000000006" table:style-name="ce1">
            <text:p>67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4" table:style-name="ce1">
            <text:p>3434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0.7" table:style-name="ce1">
            <text:p>60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5" table:style-name="ce1">
            <text:p>3435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6" table:style-name="ce1">
            <text:p>3436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8.799999999999997" table:style-name="ce1">
            <text:p>38,8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37" table:style-name="ce1">
            <text:p>3437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8" table:style-name="ce1">
            <text:p>3438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39" table:style-name="ce1">
            <text:p>3439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5.2" table:style-name="ce1">
            <text:p>45,2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0" table:style-name="ce1">
            <text:p>3440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8.9" table:style-name="ce1">
            <text:p>58,9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1" table:style-name="ce1">
            <text:p>3441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3.3" table:style-name="ce1">
            <text:p>53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2" table:style-name="ce1">
            <text:p>3442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43" table:style-name="ce1">
            <text:p>3443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0.299999999999997" table:style-name="ce1">
            <text:p>40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4" table:style-name="ce1">
            <text:p>3444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1.7" table:style-name="ce1">
            <text:p>61,7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5" table:style-name="ce1">
            <text:p>3445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6" table:formula="of:=2016" table:style-name="ce1">
            <text:p>2016</text:p>
          </table:table-cell>
          <table:table-cell office:value-type="float" office:value="3446" table:style-name="ce1">
            <text:p>3446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40.4" table:style-name="ce1">
            <text:p>40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7" table:style-name="ce1">
            <text:p>3447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0.6" table:style-name="ce1">
            <text:p>50,6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8" table:style-name="ce1">
            <text:p>3448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8.299999999999997" table:style-name="ce1">
            <text:p>38,3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49" table:style-name="ce1">
            <text:p>3449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3.5" table:style-name="ce1">
            <text:p>43,5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0" table:style-name="ce1">
            <text:p>3450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7.4" table:style-name="ce1">
            <text:p>37,4</text:p>
          </table:table-cell>
          <table:table-cell office:value-type="float" office:value="2016" table:formula="of:=2016" table:style-name="ce1">
            <text:p>2016</text:p>
          </table:table-cell>
          <table:table-cell office:value-type="float" office:value="3451" table:style-name="ce1">
            <text:p>3451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.6" table:style-name="ce1">
            <text:p>26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2" table:style-name="ce1">
            <text:p>3452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5.1" table:style-name="ce1">
            <text:p>45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3" table:style-name="ce1">
            <text:p>3453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6.4" table:style-name="ce1">
            <text:p>46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4" table:style-name="ce1">
            <text:p>3454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2.5" table:style-name="ce1">
            <text:p>52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5" table:style-name="ce1">
            <text:p>3455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0.7" table:style-name="ce1">
            <text:p>70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56" table:style-name="ce1">
            <text:p>3456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7" table:style-name="ce1">
            <text:p>3457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8" table:style-name="ce1">
            <text:p>3458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59" table:style-name="ce1">
            <text:p>3459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2.9" table:style-name="ce1">
            <text:p>62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0" table:style-name="ce1">
            <text:p>3460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60.4" table:style-name="ce1">
            <text:p>60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1" table:style-name="ce1">
            <text:p>3461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2.9" table:style-name="ce1">
            <text:p>42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2" table:style-name="ce1">
            <text:p>3462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2.599999999999994" table:style-name="ce1">
            <text:p>72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3" table:style-name="ce1">
            <text:p>3463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4" table:style-name="ce1">
            <text:p>3464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1.5" table:style-name="ce1">
            <text:p>51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5" table:style-name="ce1">
            <text:p>3465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6" table:style-name="ce1">
            <text:p>3466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2.3" table:style-name="ce1">
            <text:p>62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7" table:style-name="ce1">
            <text:p>3467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3.1" table:style-name="ce1">
            <text:p>43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68" table:style-name="ce1">
            <text:p>3468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69" table:style-name="ce1">
            <text:p>3469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5.5" table:style-name="ce1">
            <text:p>55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0" table:style-name="ce1">
            <text:p>3470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9.3" table:style-name="ce1">
            <text:p>69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1" table:style-name="ce1">
            <text:p>3471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2" table:style-name="ce1">
            <text:p>3472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48.5" table:style-name="ce1">
            <text:p>48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3" table:style-name="ce1">
            <text:p>3473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4" table:style-name="ce1">
            <text:p>3474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75" table:style-name="ce1">
            <text:p>3475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6.5" table:style-name="ce1">
            <text:p>56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6" table:style-name="ce1">
            <text:p>3476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0.9" table:style-name="ce1">
            <text:p>50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7" table:style-name="ce1">
            <text:p>3477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8" table:style-name="ce1">
            <text:p>3478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.3" table:style-name="ce1">
            <text:p>63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79" table:style-name="ce1">
            <text:p>3479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0" table:style-name="ce1">
            <text:p>3480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1" table:style-name="ce1">
            <text:p>3481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6.5" table:style-name="ce1">
            <text:p>46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2" table:style-name="ce1">
            <text:p>3482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3" table:style-name="ce1">
            <text:p>3483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84" table:style-name="ce1">
            <text:p>3484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5.9" table:style-name="ce1">
            <text:p>45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5" table:style-name="ce1">
            <text:p>3485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0.7" table:style-name="ce1">
            <text:p>50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6" table:style-name="ce1">
            <text:p>3486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4.099999999999994" table:style-name="ce1">
            <text:p>74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7" table:style-name="ce1">
            <text:p>3487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3.2" table:style-name="ce1">
            <text:p>63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8" table:style-name="ce1">
            <text:p>3488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1" table:style-name="ce1">
            <text:p>5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89" table:style-name="ce1">
            <text:p>3489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0.6" table:style-name="ce1">
            <text:p>60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0" table:style-name="ce1">
            <text:p>3490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1.6" table:style-name="ce1">
            <text:p>61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1" table:style-name="ce1">
            <text:p>3491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2" table:style-name="ce1">
            <text:p>3492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48.8" table:style-name="ce1">
            <text:p>48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3" table:style-name="ce1">
            <text:p>3493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.1" table:style-name="ce1">
            <text:p>43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4" table:style-name="ce1">
            <text:p>3494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.7" table:style-name="ce1">
            <text:p>58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5" table:style-name="ce1">
            <text:p>3495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496" table:style-name="ce1">
            <text:p>349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2.3" table:style-name="ce1">
            <text:p>72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7" table:style-name="ce1">
            <text:p>3497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0.4" table:style-name="ce1">
            <text:p>50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8" table:style-name="ce1">
            <text:p>3498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3.4" table:style-name="ce1">
            <text:p>53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499" table:style-name="ce1">
            <text:p>3499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0" table:style-name="ce1">
            <text:p>3500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5.900000000000006" table:style-name="ce1">
            <text:p>75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1" table:style-name="ce1">
            <text:p>3501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2" table:style-name="ce1">
            <text:p>3502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6.1" table:style-name="ce1">
            <text:p>56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3" table:style-name="ce1">
            <text:p>3503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4" table:style-name="ce1">
            <text:p>3504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5" table:style-name="ce1">
            <text:p>3505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3.4" table:style-name="ce1">
            <text:p>63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6" table:style-name="ce1">
            <text:p>3506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0.400000000000006" table:style-name="ce1">
            <text:p>70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7" table:style-name="ce1">
            <text:p>3507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8.4" table:style-name="ce1">
            <text:p>58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08" table:style-name="ce1">
            <text:p>3508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09" table:style-name="ce1">
            <text:p>3509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2.3" table:style-name="ce1">
            <text:p>62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0" table:style-name="ce1">
            <text:p>3510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59.4" table:style-name="ce1">
            <text:p>59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1" table:style-name="ce1">
            <text:p>3511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2" table:style-name="ce1">
            <text:p>3512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.900000000000006" table:style-name="ce1">
            <text:p>69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3" table:style-name="ce1">
            <text:p>3513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1.8" table:style-name="ce1">
            <text:p>41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4" table:style-name="ce1">
            <text:p>3514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5" table:style-name="ce1">
            <text:p>3515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16" table:style-name="ce1">
            <text:p>3516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7" table:style-name="ce1">
            <text:p>3517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6.400000000000006" table:style-name="ce1">
            <text:p>66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8" table:style-name="ce1">
            <text:p>3518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7.8" table:style-name="ce1">
            <text:p>47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19" table:style-name="ce1">
            <text:p>3519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1.2" table:style-name="ce1">
            <text:p>41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0" table:style-name="ce1">
            <text:p>3520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4.5" table:style-name="ce1">
            <text:p>44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1" table:style-name="ce1">
            <text:p>3521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4.8" table:style-name="ce1">
            <text:p>54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2" table:style-name="ce1">
            <text:p>3522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3" table:style-name="ce1">
            <text:p>352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1.5" table:style-name="ce1">
            <text:p>51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4" table:style-name="ce1">
            <text:p>3524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5" table:style-name="ce1">
            <text:p>3525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6" table:style-name="ce1">
            <text:p>3526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3.3" table:style-name="ce1">
            <text:p>63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7" table:style-name="ce1">
            <text:p>3527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28" table:style-name="ce1">
            <text:p>3528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8.7" table:style-name="ce1">
            <text:p>48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29" table:style-name="ce1">
            <text:p>3529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0" table:style-name="ce1">
            <text:p>3530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1" table:style-name="ce1">
            <text:p>3531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32" table:style-name="ce1">
            <text:p>3532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3" table:style-name="ce1">
            <text:p>353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60.2" table:style-name="ce1">
            <text:p>60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4" table:style-name="ce1">
            <text:p>3534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3.6" table:style-name="ce1">
            <text:p>53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5" table:style-name="ce1">
            <text:p>3535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0.7" table:style-name="ce1">
            <text:p>60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6" table:style-name="ce1">
            <text:p>3536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40.5" table:style-name="ce1">
            <text:p>40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7" table:style-name="ce1">
            <text:p>3537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1" table:style-name="ce1">
            <text:p>5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8" table:style-name="ce1">
            <text:p>3538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7.2" table:style-name="ce1">
            <text:p>47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39" table:style-name="ce1">
            <text:p>3539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4.6" table:style-name="ce1">
            <text:p>44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0" table:style-name="ce1">
            <text:p>3540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1" table:style-name="ce1">
            <text:p>3541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4.8" table:style-name="ce1">
            <text:p>74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2" table:style-name="ce1">
            <text:p>354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3.3" table:style-name="ce1">
            <text:p>73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3" table:style-name="ce1">
            <text:p>354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2" table:style-name="ce1">
            <text:p>6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4" table:style-name="ce1">
            <text:p>3544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8.9" table:style-name="ce1">
            <text:p>58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5" table:style-name="ce1">
            <text:p>3545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9.1" table:style-name="ce1">
            <text:p>59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6" table:style-name="ce1">
            <text:p>3546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8.1" table:style-name="ce1">
            <text:p>48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7" table:style-name="ce1">
            <text:p>3547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8.8" table:style-name="ce1">
            <text:p>58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8" table:style-name="ce1">
            <text:p>3548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4.8" table:style-name="ce1">
            <text:p>44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49" table:style-name="ce1">
            <text:p>3549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6.3" table:style-name="ce1">
            <text:p>56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0" table:style-name="ce1">
            <text:p>3550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1" table:style-name="ce1">
            <text:p>3551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0.9" table:style-name="ce1">
            <text:p>60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2" table:style-name="ce1">
            <text:p>3552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6.2" table:style-name="ce1">
            <text:p>46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3" table:style-name="ce1">
            <text:p>3553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8" table:style-name="ce1">
            <text:p>3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4" table:style-name="ce1">
            <text:p>3554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9.8" table:style-name="ce1">
            <text:p>59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5" table:style-name="ce1">
            <text:p>3555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1.5" table:style-name="ce1">
            <text:p>51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6" table:style-name="ce1">
            <text:p>3556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4.2" table:style-name="ce1">
            <text:p>44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7" table:style-name="ce1">
            <text:p>3557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6.5" table:style-name="ce1">
            <text:p>56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58" table:style-name="ce1">
            <text:p>3558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59" table:style-name="ce1">
            <text:p>3559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2.7" table:style-name="ce1">
            <text:p>62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0" table:style-name="ce1">
            <text:p>3560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0.599999999999994" table:style-name="ce1">
            <text:p>70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1" table:style-name="ce1">
            <text:p>3561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2" table:style-name="ce1">
            <text:p>3562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2.3" table:style-name="ce1">
            <text:p>52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3" table:style-name="ce1">
            <text:p>3563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0.799999999999997" table:style-name="ce1">
            <text:p>40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4" table:style-name="ce1">
            <text:p>3564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5" table:style-name="ce1">
            <text:p>3565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4.200000000000003" table:style-name="ce1">
            <text:p>34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6" table:style-name="ce1">
            <text:p>3566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67" table:style-name="ce1">
            <text:p>3567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7.4" table:style-name="ce1">
            <text:p>47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8" table:style-name="ce1">
            <text:p>3568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6.8" table:style-name="ce1">
            <text:p>66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69" table:style-name="ce1">
            <text:p>3569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3.1" table:style-name="ce1">
            <text:p>53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0" table:style-name="ce1">
            <text:p>3570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61.7" table:style-name="ce1">
            <text:p>61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1" table:style-name="ce1">
            <text:p>3571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6.8" table:style-name="ce1">
            <text:p>46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2" table:style-name="ce1">
            <text:p>3572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3" table:style-name="ce1">
            <text:p>3573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4" table:style-name="ce1">
            <text:p>3574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3.3" table:style-name="ce1">
            <text:p>53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5" table:style-name="ce1">
            <text:p>3575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76" table:style-name="ce1">
            <text:p>3576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3.3" table:style-name="ce1">
            <text:p>53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7" table:style-name="ce1">
            <text:p>3577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6.1" table:style-name="ce1">
            <text:p>56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8" table:style-name="ce1">
            <text:p>3578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2.8" table:style-name="ce1">
            <text:p>42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79" table:style-name="ce1">
            <text:p>3579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1.5" table:style-name="ce1">
            <text:p>41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0" table:style-name="ce1">
            <text:p>3580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4.4" table:style-name="ce1">
            <text:p>44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1" table:style-name="ce1">
            <text:p>3581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2" table:style-name="ce1">
            <text:p>3582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7.4" table:style-name="ce1">
            <text:p>47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3" table:style-name="ce1">
            <text:p>3583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64.8" table:style-name="ce1">
            <text:p>64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4" table:style-name="ce1">
            <text:p>3584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6.2" table:style-name="ce1">
            <text:p>46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5" table:style-name="ce1">
            <text:p>3585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3.2" table:style-name="ce1">
            <text:p>53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6" table:style-name="ce1">
            <text:p>3586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87" table:style-name="ce1">
            <text:p>3587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5.8" table:style-name="ce1">
            <text:p>75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8" table:style-name="ce1">
            <text:p>3588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3.3" table:style-name="ce1">
            <text:p>73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89" table:style-name="ce1">
            <text:p>3589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0" table:style-name="ce1">
            <text:p>3590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0" table:style-name="ce1">
            <text:p>40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1" table:style-name="ce1">
            <text:p>3591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64.2" table:style-name="ce1">
            <text:p>64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2" table:style-name="ce1">
            <text:p>3592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8.3" table:style-name="ce1">
            <text:p>58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3" table:style-name="ce1">
            <text:p>3593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4" table:style-name="ce1">
            <text:p>3594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6.3" table:style-name="ce1">
            <text:p>46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5" table:style-name="ce1">
            <text:p>3595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5.7" table:style-name="ce1">
            <text:p>65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6" table:style-name="ce1">
            <text:p>3596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597" table:style-name="ce1">
            <text:p>3597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7.1" table:style-name="ce1">
            <text:p>57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8" table:style-name="ce1">
            <text:p>3598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599" table:style-name="ce1">
            <text:p>3599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7.1" table:style-name="ce1">
            <text:p>57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0" table:style-name="ce1">
            <text:p>3600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5.9" table:style-name="ce1">
            <text:p>55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1" table:style-name="ce1">
            <text:p>3601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2" table:style-name="ce1">
            <text:p>6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2" table:style-name="ce1">
            <text:p>3602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7.1" table:style-name="ce1">
            <text:p>57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3" table:style-name="ce1">
            <text:p>3603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4" table:style-name="ce1">
            <text:p>3604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05" table:style-name="ce1">
            <text:p>3605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6" table:style-name="ce1">
            <text:p>3606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60.9" table:style-name="ce1">
            <text:p>60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7" table:style-name="ce1">
            <text:p>3607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1" table:style-name="ce1">
            <text:p>7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8" table:style-name="ce1">
            <text:p>3608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5.8" table:style-name="ce1">
            <text:p>55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09" table:style-name="ce1">
            <text:p>3609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1.1" table:style-name="ce1">
            <text:p>31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0" table:style-name="ce1">
            <text:p>3610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1" table:style-name="ce1">
            <text:p>3611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2" table:style-name="ce1">
            <text:p>3612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3" table:style-name="ce1">
            <text:p>3613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4" table:style-name="ce1">
            <text:p>3614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5" table:style-name="ce1">
            <text:p>3615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6" table:style-name="ce1">
            <text:p>3616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7" table:style-name="ce1">
            <text:p>3617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18" table:style-name="ce1">
            <text:p>3618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6.8" table:style-name="ce1">
            <text:p>46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19" table:style-name="ce1">
            <text:p>3619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1.2" table:style-name="ce1">
            <text:p>51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0" table:style-name="ce1">
            <text:p>3620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1" table:style-name="ce1">
            <text:p>3621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0.9" table:style-name="ce1">
            <text:p>40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2" table:style-name="ce1">
            <text:p>3622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3.8" table:style-name="ce1">
            <text:p>63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3" table:style-name="ce1">
            <text:p>3623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3.7" table:style-name="ce1">
            <text:p>63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4" table:style-name="ce1">
            <text:p>3624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1.7" table:style-name="ce1">
            <text:p>61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5" table:style-name="ce1">
            <text:p>3625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6" table:style-name="ce1">
            <text:p>3626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27" table:style-name="ce1">
            <text:p>3627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8.2" table:style-name="ce1">
            <text:p>28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8" table:style-name="ce1">
            <text:p>3628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3.3" table:style-name="ce1">
            <text:p>43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29" table:style-name="ce1">
            <text:p>3629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0" table:style-name="ce1">
            <text:p>3630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4.7" table:style-name="ce1">
            <text:p>74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1" table:style-name="ce1">
            <text:p>3631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2" table:style-name="ce1">
            <text:p>3632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8.3" table:style-name="ce1">
            <text:p>58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3" table:style-name="ce1">
            <text:p>3633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3.6" table:style-name="ce1">
            <text:p>63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4" table:style-name="ce1">
            <text:p>3634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3.5" table:style-name="ce1">
            <text:p>33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5" table:style-name="ce1">
            <text:p>3635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5.6" table:style-name="ce1">
            <text:p>45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6" table:style-name="ce1">
            <text:p>3636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7.900000000000006" table:style-name="ce1">
            <text:p>67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7" table:style-name="ce1">
            <text:p>3637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9.4" table:style-name="ce1">
            <text:p>59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38" table:style-name="ce1">
            <text:p>3638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39" table:style-name="ce1">
            <text:p>3639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43.6" table:style-name="ce1">
            <text:p>43,6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0" table:style-name="ce1">
            <text:p>3640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1" table:style-name="ce1">
            <text:p>3641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61.9" table:style-name="ce1">
            <text:p>61,9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2" table:style-name="ce1">
            <text:p>3642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1.2" table:style-name="ce1">
            <text:p>41,2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3" table:style-name="ce1">
            <text:p>3643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2.3" table:style-name="ce1">
            <text:p>52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4" table:style-name="ce1">
            <text:p>3644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6.1" table:style-name="ce1">
            <text:p>56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5" table:style-name="ce1">
            <text:p>3645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6" table:style-name="ce1">
            <text:p>3646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3.1" table:style-name="ce1">
            <text:p>43,1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7" table:style-name="ce1">
            <text:p>3647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3.4" table:style-name="ce1">
            <text:p>63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48" table:style-name="ce1">
            <text:p>3648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7" table:formula="of:=2017" table:style-name="ce1">
            <text:p>2017</text:p>
          </table:table-cell>
          <table:table-cell office:value-type="float" office:value="3649" table:style-name="ce1">
            <text:p>3649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0.7" table:style-name="ce1">
            <text:p>50,7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0" table:style-name="ce1">
            <text:p>3650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1.8" table:style-name="ce1">
            <text:p>51,8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1" table:style-name="ce1">
            <text:p>3651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2.5" table:style-name="ce1">
            <text:p>32,5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2" table:style-name="ce1">
            <text:p>3652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3" table:style-name="ce1">
            <text:p>3653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6.4" table:style-name="ce1">
            <text:p>36,4</text:p>
          </table:table-cell>
          <table:table-cell office:value-type="float" office:value="2017" table:formula="of:=2017" table:style-name="ce1">
            <text:p>2017</text:p>
          </table:table-cell>
          <table:table-cell office:value-type="float" office:value="3654" table:style-name="ce1">
            <text:p>3654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.9" table:style-name="ce1">
            <text:p>26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5" table:style-name="ce1">
            <text:p>3655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.8" table:style-name="ce1">
            <text:p>48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6" table:style-name="ce1">
            <text:p>3656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7" table:style-name="ce1">
            <text:p>3657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.4" table:style-name="ce1">
            <text:p>50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8" table:style-name="ce1">
            <text:p>3658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1.2" table:style-name="ce1">
            <text:p>71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59" table:style-name="ce1">
            <text:p>3659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0" table:style-name="ce1">
            <text:p>3660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1" table:style-name="ce1">
            <text:p>3661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2" table:style-name="ce1">
            <text:p>3662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3.6" table:style-name="ce1">
            <text:p>63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3" table:style-name="ce1">
            <text:p>3663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7.9" table:style-name="ce1">
            <text:p>57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4" table:style-name="ce1">
            <text:p>3664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0.6" table:style-name="ce1">
            <text:p>50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5" table:style-name="ce1">
            <text:p>3665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1.8" table:style-name="ce1">
            <text:p>71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6" table:style-name="ce1">
            <text:p>3666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4" table:style-name="ce1">
            <text:p>7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7" table:style-name="ce1">
            <text:p>3667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1.7" table:style-name="ce1">
            <text:p>51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68" table:style-name="ce1">
            <text:p>3668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69" table:style-name="ce1">
            <text:p>3669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0" table:style-name="ce1">
            <text:p>3670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5" table:style-name="ce1">
            <text:p>4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1" table:style-name="ce1">
            <text:p>3671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2" table:style-name="ce1">
            <text:p>3672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2.3" table:style-name="ce1">
            <text:p>52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3" table:style-name="ce1">
            <text:p>3673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.900000000000006" table:style-name="ce1">
            <text:p>68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4" table:style-name="ce1">
            <text:p>3674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5" table:style-name="ce1">
            <text:p>3675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8.2" table:style-name="ce1">
            <text:p>58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6" table:style-name="ce1">
            <text:p>3676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7" table:style-name="ce1">
            <text:p>3677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78" table:style-name="ce1">
            <text:p>3678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9.2" table:style-name="ce1">
            <text:p>59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79" table:style-name="ce1">
            <text:p>3679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8.9" table:style-name="ce1">
            <text:p>58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0" table:style-name="ce1">
            <text:p>3680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.6" table:style-name="ce1">
            <text:p>34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1" table:style-name="ce1">
            <text:p>3681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1.9" table:style-name="ce1">
            <text:p>61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2" table:style-name="ce1">
            <text:p>3682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83" table:style-name="ce1">
            <text:p>3683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4" table:style-name="ce1">
            <text:p>3684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9.3" table:style-name="ce1">
            <text:p>49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5" table:style-name="ce1">
            <text:p>3685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6" table:style-name="ce1">
            <text:p>3686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87" table:style-name="ce1">
            <text:p>368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51.2" table:style-name="ce1">
            <text:p>51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8" table:style-name="ce1">
            <text:p>3688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2.5" table:style-name="ce1">
            <text:p>52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89" table:style-name="ce1">
            <text:p>3689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1.8" table:style-name="ce1">
            <text:p>71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0" table:style-name="ce1">
            <text:p>3690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1" table:style-name="ce1">
            <text:p>3691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1.3" table:style-name="ce1">
            <text:p>51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2" table:style-name="ce1">
            <text:p>3692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2.8" table:style-name="ce1">
            <text:p>62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3" table:style-name="ce1">
            <text:p>3693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59.8" table:style-name="ce1">
            <text:p>59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4" table:style-name="ce1">
            <text:p>3694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9.700000000000003" table:style-name="ce1">
            <text:p>39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5" table:style-name="ce1">
            <text:p>369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4.9" table:style-name="ce1">
            <text:p>54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6" table:style-name="ce1">
            <text:p>3696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97" table:style-name="ce1">
            <text:p>3697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.4" table:style-name="ce1">
            <text:p>58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698" table:style-name="ce1">
            <text:p>3698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699" table:style-name="ce1">
            <text:p>3699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1.400000000000006" table:style-name="ce1">
            <text:p>71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0" table:style-name="ce1">
            <text:p>3700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2.7" table:style-name="ce1">
            <text:p>52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1" table:style-name="ce1">
            <text:p>3701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5.4" table:style-name="ce1">
            <text:p>55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2" table:style-name="ce1">
            <text:p>3702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03" table:style-name="ce1">
            <text:p>3703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6.5" table:style-name="ce1">
            <text:p>76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4" table:style-name="ce1">
            <text:p>3704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05" table:style-name="ce1">
            <text:p>3705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4.3" table:style-name="ce1">
            <text:p>54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6" table:style-name="ce1">
            <text:p>3706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07" table:style-name="ce1">
            <text:p>3707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0.1" table:style-name="ce1">
            <text:p>40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8" table:style-name="ce1">
            <text:p>3708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2.8" table:style-name="ce1">
            <text:p>62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09" table:style-name="ce1">
            <text:p>3709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6" table:style-name="ce1">
            <text:p>6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0" table:style-name="ce1">
            <text:p>3710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1.3" table:style-name="ce1">
            <text:p>61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1" table:style-name="ce1">
            <text:p>3711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12" table:style-name="ce1">
            <text:p>3712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5.099999999999994" table:style-name="ce1">
            <text:p>65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3" table:style-name="ce1">
            <text:p>3713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.9" table:style-name="ce1">
            <text:p>60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4" table:style-name="ce1">
            <text:p>3714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2.1" table:style-name="ce1">
            <text:p>42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5" table:style-name="ce1">
            <text:p>3715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8.8" table:style-name="ce1">
            <text:p>68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6" table:style-name="ce1">
            <text:p>3716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3.8" table:style-name="ce1">
            <text:p>43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17" table:style-name="ce1">
            <text:p>3717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18" table:style-name="ce1">
            <text:p>3718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19" table:style-name="ce1">
            <text:p>3719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8.599999999999994" table:style-name="ce1">
            <text:p>78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0" table:style-name="ce1">
            <text:p>3720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6.7" table:style-name="ce1">
            <text:p>66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1" table:style-name="ce1">
            <text:p>3721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7.8" table:style-name="ce1">
            <text:p>47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2" table:style-name="ce1">
            <text:p>3722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9.2" table:style-name="ce1">
            <text:p>49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3" table:style-name="ce1">
            <text:p>3723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6.6" table:style-name="ce1">
            <text:p>46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4" table:style-name="ce1">
            <text:p>3724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5" table:style-name="ce1">
            <text:p>3725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6" table:style-name="ce1">
            <text:p>3726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4.1" table:style-name="ce1">
            <text:p>54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27" table:style-name="ce1">
            <text:p>3727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8" table:style-name="ce1">
            <text:p>3728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29" table:style-name="ce1">
            <text:p>3729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6.3" table:style-name="ce1">
            <text:p>66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0" table:style-name="ce1">
            <text:p>3730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1" table:style-name="ce1">
            <text:p>3731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52.5" table:style-name="ce1">
            <text:p>52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2" table:style-name="ce1">
            <text:p>3732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3" table:style-name="ce1">
            <text:p>373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4" table:style-name="ce1">
            <text:p>3734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5" table:style-name="ce1">
            <text:p>3735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6.1" table:style-name="ce1">
            <text:p>36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6" table:style-name="ce1">
            <text:p>3736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9.1" table:style-name="ce1">
            <text:p>59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37" table:style-name="ce1">
            <text:p>3737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8" table:style-name="ce1">
            <text:p>3738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39" table:style-name="ce1">
            <text:p>3739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8.200000000000003" table:style-name="ce1">
            <text:p>38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0" table:style-name="ce1">
            <text:p>3740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3.4" table:style-name="ce1">
            <text:p>53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1" table:style-name="ce1">
            <text:p>3741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2.8" table:style-name="ce1">
            <text:p>42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2" table:style-name="ce1">
            <text:p>374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43" table:style-name="ce1">
            <text:p>374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9.599999999999994" table:style-name="ce1">
            <text:p>69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4" table:style-name="ce1">
            <text:p>3744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45" table:style-name="ce1">
            <text:p>3745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69.3" table:style-name="ce1">
            <text:p>69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6" table:style-name="ce1">
            <text:p>3746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5.2" table:style-name="ce1">
            <text:p>65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7" table:style-name="ce1">
            <text:p>3747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48" table:style-name="ce1">
            <text:p>3748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7.9" table:style-name="ce1">
            <text:p>57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49" table:style-name="ce1">
            <text:p>3749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6.4" table:style-name="ce1">
            <text:p>46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0" table:style-name="ce1">
            <text:p>3750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0.1" table:style-name="ce1">
            <text:p>60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1" table:style-name="ce1">
            <text:p>3751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6.6" table:style-name="ce1">
            <text:p>46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2" table:style-name="ce1">
            <text:p>3752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3" table:style-name="ce1">
            <text:p>5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3" table:style-name="ce1">
            <text:p>3753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54" table:style-name="ce1">
            <text:p>3754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55" table:style-name="ce1">
            <text:p>3755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8.6" table:style-name="ce1">
            <text:p>48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6" table:style-name="ce1">
            <text:p>3756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57" table:style-name="ce1">
            <text:p>3757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9" table:style-name="ce1">
            <text:p>5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8" table:style-name="ce1">
            <text:p>3758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51.7" table:style-name="ce1">
            <text:p>51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59" table:style-name="ce1">
            <text:p>3759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1.3" table:style-name="ce1">
            <text:p>41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0" table:style-name="ce1">
            <text:p>3760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4.9" table:style-name="ce1">
            <text:p>54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1" table:style-name="ce1">
            <text:p>3761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2" table:style-name="ce1">
            <text:p>3762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3.1" table:style-name="ce1">
            <text:p>63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3" table:style-name="ce1">
            <text:p>3763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4" table:style-name="ce1">
            <text:p>3764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65" table:style-name="ce1">
            <text:p>3765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2.4" table:style-name="ce1">
            <text:p>52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6" table:style-name="ce1">
            <text:p>3766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0.700000000000003" table:style-name="ce1">
            <text:p>40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7" table:style-name="ce1">
            <text:p>3767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3.4" table:style-name="ce1">
            <text:p>53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8" table:style-name="ce1">
            <text:p>3768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3.299999999999997" table:style-name="ce1">
            <text:p>33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69" table:style-name="ce1">
            <text:p>3769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0" table:style-name="ce1">
            <text:p>3770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4.2" table:style-name="ce1">
            <text:p>44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1" table:style-name="ce1">
            <text:p>3771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9.099999999999994" table:style-name="ce1">
            <text:p>69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2" table:style-name="ce1">
            <text:p>3772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49" table:style-name="ce1">
            <text:p>4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3" table:style-name="ce1">
            <text:p>3773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8.8" table:style-name="ce1">
            <text:p>58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4" table:style-name="ce1">
            <text:p>3774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3.1" table:style-name="ce1">
            <text:p>43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5" table:style-name="ce1">
            <text:p>3775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5.5" table:style-name="ce1">
            <text:p>65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6" table:style-name="ce1">
            <text:p>3776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7" table:style-name="ce1">
            <text:p>3777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6.8" table:style-name="ce1">
            <text:p>56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78" table:style-name="ce1">
            <text:p>3778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79" table:style-name="ce1">
            <text:p>3779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4.6" table:style-name="ce1">
            <text:p>54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0" table:style-name="ce1">
            <text:p>3780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6.5" table:style-name="ce1">
            <text:p>56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1" table:style-name="ce1">
            <text:p>3781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6.5" table:style-name="ce1">
            <text:p>46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2" table:style-name="ce1">
            <text:p>3782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4.1" table:style-name="ce1">
            <text:p>44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3" table:style-name="ce1">
            <text:p>3783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8.3" table:style-name="ce1">
            <text:p>48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4" table:style-name="ce1">
            <text:p>3784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85" table:style-name="ce1">
            <text:p>3785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49.1" table:style-name="ce1">
            <text:p>49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6" table:style-name="ce1">
            <text:p>3786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8.2" table:style-name="ce1">
            <text:p>58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7" table:style-name="ce1">
            <text:p>3787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1.6" table:style-name="ce1">
            <text:p>51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8" table:style-name="ce1">
            <text:p>3788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2.5" table:style-name="ce1">
            <text:p>52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89" table:style-name="ce1">
            <text:p>3789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0" table:style-name="ce1">
            <text:p>3790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4.400000000000006" table:style-name="ce1">
            <text:p>74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1" table:style-name="ce1">
            <text:p>3791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3.7" table:style-name="ce1">
            <text:p>73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2" table:style-name="ce1">
            <text:p>3792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3" table:style-name="ce1">
            <text:p>3793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3.2" table:style-name="ce1">
            <text:p>43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4" table:style-name="ce1">
            <text:p>3794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62.1" table:style-name="ce1">
            <text:p>62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5" table:style-name="ce1">
            <text:p>3795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4.7" table:style-name="ce1">
            <text:p>54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6" table:style-name="ce1">
            <text:p>3796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797" table:style-name="ce1">
            <text:p>3797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5.5" table:style-name="ce1">
            <text:p>45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8" table:style-name="ce1">
            <text:p>3798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2.8" table:style-name="ce1">
            <text:p>62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799" table:style-name="ce1">
            <text:p>3799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00" table:style-name="ce1">
            <text:p>3800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01" table:style-name="ce1">
            <text:p>3801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2" table:style-name="ce1">
            <text:p>3802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6.8" table:style-name="ce1">
            <text:p>56,8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3" table:style-name="ce1">
            <text:p>3803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8.7" table:style-name="ce1">
            <text:p>58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4" table:style-name="ce1">
            <text:p>3804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05" table:style-name="ce1">
            <text:p>3805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9.2" table:style-name="ce1">
            <text:p>59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06" table:style-name="ce1">
            <text:p>3806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07" table:style-name="ce1">
            <text:p>3807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08" table:style-name="ce1">
            <text:p>3808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09" table:style-name="ce1">
            <text:p>3809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61.5" table:style-name="ce1">
            <text:p>61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0" table:style-name="ce1">
            <text:p>3810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2.3" table:style-name="ce1">
            <text:p>72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1" table:style-name="ce1">
            <text:p>3811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5.1" table:style-name="ce1">
            <text:p>55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2" table:style-name="ce1">
            <text:p>3812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5.6" table:style-name="ce1">
            <text:p>35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13" table:style-name="ce1">
            <text:p>3813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4" table:style-name="ce1">
            <text:p>3814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5" table:style-name="ce1">
            <text:p>3815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6" table:style-name="ce1">
            <text:p>3816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7" table:style-name="ce1">
            <text:p>3817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8" table:style-name="ce1">
            <text:p>3818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19" table:style-name="ce1">
            <text:p>3819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0" table:style-name="ce1">
            <text:p>3820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1" table:style-name="ce1">
            <text:p>3821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7.7" table:style-name="ce1">
            <text:p>47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2" table:style-name="ce1">
            <text:p>3822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9.4" table:style-name="ce1">
            <text:p>59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3" table:style-name="ce1">
            <text:p>3823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4" table:style-name="ce1">
            <text:p>3824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43.1" table:style-name="ce1">
            <text:p>43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5" table:style-name="ce1">
            <text:p>3825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3.7" table:style-name="ce1">
            <text:p>63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6" table:style-name="ce1">
            <text:p>3826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2.4" table:style-name="ce1">
            <text:p>62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7" table:style-name="ce1">
            <text:p>3827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2.5" table:style-name="ce1">
            <text:p>62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28" table:style-name="ce1">
            <text:p>3828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29" table:style-name="ce1">
            <text:p>3829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0" table:style-name="ce1">
            <text:p>3830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1" table:style-name="ce1">
            <text:p>3831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4" table:style-name="ce1">
            <text:p>4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2" table:style-name="ce1">
            <text:p>3832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3.7" table:style-name="ce1">
            <text:p>73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3" table:style-name="ce1">
            <text:p>3833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5.099999999999994" table:style-name="ce1">
            <text:p>75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4" table:style-name="ce1">
            <text:p>3834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5" table:style-name="ce1">
            <text:p>3835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36" table:style-name="ce1">
            <text:p>3836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4.7" table:style-name="ce1">
            <text:p>64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7" table:style-name="ce1">
            <text:p>3837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4.5" table:style-name="ce1">
            <text:p>34,5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8" table:style-name="ce1">
            <text:p>3838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4.9" table:style-name="ce1">
            <text:p>44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39" table:style-name="ce1">
            <text:p>3839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70.3" table:style-name="ce1">
            <text:p>70,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0" table:style-name="ce1">
            <text:p>3840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0.1" table:style-name="ce1">
            <text:p>60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1" table:style-name="ce1">
            <text:p>3841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42" table:style-name="ce1">
            <text:p>3842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40.200000000000003" table:style-name="ce1">
            <text:p>40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3" table:style-name="ce1">
            <text:p>3843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44" table:style-name="ce1">
            <text:p>3844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45" table:style-name="ce1">
            <text:p>3845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7.4" table:style-name="ce1">
            <text:p>47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6" table:style-name="ce1">
            <text:p>3846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46.2" table:style-name="ce1">
            <text:p>46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7" table:style-name="ce1">
            <text:p>3847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1.9" table:style-name="ce1">
            <text:p>51,9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48" table:style-name="ce1">
            <text:p>3848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49" table:style-name="ce1">
            <text:p>3849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6.6" table:style-name="ce1">
            <text:p>46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0" table:style-name="ce1">
            <text:p>3850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3.7" table:style-name="ce1">
            <text:p>63,7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1" table:style-name="ce1">
            <text:p>3851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8" table:formula="of:=2018" table:style-name="ce1">
            <text:p>2018</text:p>
          </table:table-cell>
          <table:table-cell office:value-type="float" office:value="3852" table:style-name="ce1">
            <text:p>3852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0.1" table:style-name="ce1">
            <text:p>50,1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3" table:style-name="ce1">
            <text:p>3853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3" table:style-name="ce1">
            <text:p>53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4" table:style-name="ce1">
            <text:p>3854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0.6" table:style-name="ce1">
            <text:p>30,6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5" table:style-name="ce1">
            <text:p>3855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0.4" table:style-name="ce1">
            <text:p>40,4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6" table:style-name="ce1">
            <text:p>3856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6.200000000000003" table:style-name="ce1">
            <text:p>36,2</text:p>
          </table:table-cell>
          <table:table-cell office:value-type="float" office:value="2018" table:formula="of:=2018" table:style-name="ce1">
            <text:p>2018</text:p>
          </table:table-cell>
          <table:table-cell office:value-type="float" office:value="3857" table:style-name="ce1">
            <text:p>3857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.7" table:style-name="ce1">
            <text:p>25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8" table:style-name="ce1">
            <text:p>3858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.1" table:style-name="ce1">
            <text:p>48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59" table:style-name="ce1">
            <text:p>3859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8.8" table:style-name="ce1">
            <text:p>48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0" table:style-name="ce1">
            <text:p>3860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0.1" table:style-name="ce1">
            <text:p>50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1" table:style-name="ce1">
            <text:p>3861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0.8" table:style-name="ce1">
            <text:p>70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2" table:style-name="ce1">
            <text:p>3862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3" table:style-name="ce1">
            <text:p>3863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4" table:style-name="ce1">
            <text:p>3864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65" table:style-name="ce1">
            <text:p>3865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64.099999999999994" table:style-name="ce1">
            <text:p>64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6" table:style-name="ce1">
            <text:p>3866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9.7" table:style-name="ce1">
            <text:p>59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7" table:style-name="ce1">
            <text:p>3867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46.8" table:style-name="ce1">
            <text:p>46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8" table:style-name="ce1">
            <text:p>3868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2.2" table:style-name="ce1">
            <text:p>72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69" table:style-name="ce1">
            <text:p>3869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2.900000000000006" table:style-name="ce1">
            <text:p>72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0" table:style-name="ce1">
            <text:p>3870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1.6" table:style-name="ce1">
            <text:p>51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1" table:style-name="ce1">
            <text:p>3871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2" table:style-name="ce1">
            <text:p>3872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62.3" table:style-name="ce1">
            <text:p>62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3" table:style-name="ce1">
            <text:p>3873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48.3" table:style-name="ce1">
            <text:p>48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4" table:style-name="ce1">
            <text:p>3874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5" table:style-name="ce1">
            <text:p>3875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5.4" table:style-name="ce1">
            <text:p>55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6" table:style-name="ce1">
            <text:p>3876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68.599999999999994" table:style-name="ce1">
            <text:p>68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7" table:style-name="ce1">
            <text:p>3877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78" table:style-name="ce1">
            <text:p>3878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52.2" table:style-name="ce1">
            <text:p>52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79" table:style-name="ce1">
            <text:p>3879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0" table:style-name="ce1">
            <text:p>3880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1" table:style-name="ce1">
            <text:p>3881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57.5" table:style-name="ce1">
            <text:p>57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2" table:style-name="ce1">
            <text:p>3882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56.7" table:style-name="ce1">
            <text:p>56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3" table:style-name="ce1">
            <text:p>3883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4" table:style-name="ce1">
            <text:p>3884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63.8" table:style-name="ce1">
            <text:p>63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5" table:style-name="ce1">
            <text:p>3885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86" table:style-name="ce1">
            <text:p>3886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51" table:style-name="ce1">
            <text:p>5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7" table:style-name="ce1">
            <text:p>3887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47.7" table:style-name="ce1">
            <text:p>47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8" table:style-name="ce1">
            <text:p>3888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7.799999999999997" table:style-name="ce1">
            <text:p>37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89" table:style-name="ce1">
            <text:p>3889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890" table:style-name="ce1">
            <text:p>3890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48.5" table:style-name="ce1">
            <text:p>48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1" table:style-name="ce1">
            <text:p>3891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0.8" table:style-name="ce1">
            <text:p>50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2" table:style-name="ce1">
            <text:p>3892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2.3" table:style-name="ce1">
            <text:p>72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3" table:style-name="ce1">
            <text:p>3893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62.3" table:style-name="ce1">
            <text:p>62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4" table:style-name="ce1">
            <text:p>3894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51.2" table:style-name="ce1">
            <text:p>51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5" table:style-name="ce1">
            <text:p>3895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61.6" table:style-name="ce1">
            <text:p>61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6" table:style-name="ce1">
            <text:p>3896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61.6" table:style-name="ce1">
            <text:p>61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7" table:style-name="ce1">
            <text:p>3897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2.9" table:style-name="ce1">
            <text:p>42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8" table:style-name="ce1">
            <text:p>3898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51.9" table:style-name="ce1">
            <text:p>51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899" table:style-name="ce1">
            <text:p>3899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3.1" table:style-name="ce1">
            <text:p>43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0" table:style-name="ce1">
            <text:p>3900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58.7" table:style-name="ce1">
            <text:p>58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1" table:style-name="ce1">
            <text:p>3901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2" table:style-name="ce1">
            <text:p>3902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71.2" table:style-name="ce1">
            <text:p>71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3" table:style-name="ce1">
            <text:p>3903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52.3" table:style-name="ce1">
            <text:p>52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4" table:style-name="ce1">
            <text:p>3904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55" table:style-name="ce1">
            <text:p>5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5" table:style-name="ce1">
            <text:p>390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6" table:style-name="ce1">
            <text:p>390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76.5" table:style-name="ce1">
            <text:p>76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7" table:style-name="ce1">
            <text:p>3907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08" table:style-name="ce1">
            <text:p>3908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56.9" table:style-name="ce1">
            <text:p>56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09" table:style-name="ce1">
            <text:p>3909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0" table:style-name="ce1">
            <text:p>3910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41.5" table:style-name="ce1">
            <text:p>41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1" table:style-name="ce1">
            <text:p>3911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63.5" table:style-name="ce1">
            <text:p>63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2" table:style-name="ce1">
            <text:p>3912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67.900000000000006" table:style-name="ce1">
            <text:p>67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3" table:style-name="ce1">
            <text:p>3913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59.3" table:style-name="ce1">
            <text:p>59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4" table:style-name="ce1">
            <text:p>3914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15" table:style-name="ce1">
            <text:p>3915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64" table:style-name="ce1">
            <text:p>6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6" table:style-name="ce1">
            <text:p>3916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0.2" table:style-name="ce1">
            <text:p>60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7" table:style-name="ce1">
            <text:p>3917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3.1" table:style-name="ce1">
            <text:p>43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8" table:style-name="ce1">
            <text:p>3918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9.400000000000006" table:style-name="ce1">
            <text:p>69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19" table:style-name="ce1">
            <text:p>3919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1.9" table:style-name="ce1">
            <text:p>41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0" table:style-name="ce1">
            <text:p>3920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1" table:style-name="ce1">
            <text:p>3921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2" table:style-name="ce1">
            <text:p>3922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78.099999999999994" table:style-name="ce1">
            <text:p>78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3" table:style-name="ce1">
            <text:p>3923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6.599999999999994" table:style-name="ce1">
            <text:p>66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4" table:style-name="ce1">
            <text:p>392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48.3" table:style-name="ce1">
            <text:p>48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5" table:style-name="ce1">
            <text:p>3925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47.5" table:style-name="ce1">
            <text:p>47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6" table:style-name="ce1">
            <text:p>3926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46.7" table:style-name="ce1">
            <text:p>46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7" table:style-name="ce1">
            <text:p>3927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51.5" table:style-name="ce1">
            <text:p>51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28" table:style-name="ce1">
            <text:p>3928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29" table:style-name="ce1">
            <text:p>3929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55.1" table:style-name="ce1">
            <text:p>55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0" table:style-name="ce1">
            <text:p>3930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1" table:style-name="ce1">
            <text:p>3931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2" table:style-name="ce1">
            <text:p>3932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4" table:style-name="ce1">
            <text:p>6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3" table:style-name="ce1">
            <text:p>3933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4" table:style-name="ce1">
            <text:p>3934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49.5" table:style-name="ce1">
            <text:p>49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5" table:style-name="ce1">
            <text:p>3935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6" table:style-name="ce1">
            <text:p>3936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7" table:style-name="ce1">
            <text:p>3937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38" table:style-name="ce1">
            <text:p>3938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7.200000000000003" table:style-name="ce1">
            <text:p>37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39" table:style-name="ce1">
            <text:p>3939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9.5" table:style-name="ce1">
            <text:p>59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0" table:style-name="ce1">
            <text:p>3940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5.1" table:style-name="ce1">
            <text:p>55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1" table:style-name="ce1">
            <text:p>3941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60" table:style-name="ce1">
            <text:p>6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2" table:style-name="ce1">
            <text:p>3942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5.700000000000003" table:style-name="ce1">
            <text:p>35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3" table:style-name="ce1">
            <text:p>394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52.9" table:style-name="ce1">
            <text:p>52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4" table:style-name="ce1">
            <text:p>3944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6.7" table:style-name="ce1">
            <text:p>46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5" table:style-name="ce1">
            <text:p>3945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47.8" table:style-name="ce1">
            <text:p>47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6" table:style-name="ce1">
            <text:p>3946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0.900000000000006" table:style-name="ce1">
            <text:p>70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7" table:style-name="ce1">
            <text:p>3947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5" table:style-name="ce1">
            <text:p>7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8" table:style-name="ce1">
            <text:p>3948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1.3" table:style-name="ce1">
            <text:p>71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49" table:style-name="ce1">
            <text:p>3949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63.9" table:style-name="ce1">
            <text:p>63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0" table:style-name="ce1">
            <text:p>3950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58.9" table:style-name="ce1">
            <text:p>58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1" table:style-name="ce1">
            <text:p>3951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58.7" table:style-name="ce1">
            <text:p>58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2" table:style-name="ce1">
            <text:p>3952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46.3" table:style-name="ce1">
            <text:p>46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3" table:style-name="ce1">
            <text:p>3953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60.6" table:style-name="ce1">
            <text:p>60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4" table:style-name="ce1">
            <text:p>3954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45.8" table:style-name="ce1">
            <text:p>45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5" table:style-name="ce1">
            <text:p>3955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55.4" table:style-name="ce1">
            <text:p>55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6" table:style-name="ce1">
            <text:p>3956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57" table:style-name="ce1">
            <text:p>3957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61" table:style-name="ce1">
            <text:p>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8" table:style-name="ce1">
            <text:p>3958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48.9" table:style-name="ce1">
            <text:p>48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59" table:style-name="ce1">
            <text:p>3959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36.5" table:style-name="ce1">
            <text:p>36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0" table:style-name="ce1">
            <text:p>3960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59.5" table:style-name="ce1">
            <text:p>59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1" table:style-name="ce1">
            <text:p>3961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47.7" table:style-name="ce1">
            <text:p>47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2" table:style-name="ce1">
            <text:p>3962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45.6" table:style-name="ce1">
            <text:p>45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3" table:style-name="ce1">
            <text:p>3963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4.9" table:style-name="ce1">
            <text:p>54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4" table:style-name="ce1">
            <text:p>3964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5" table:style-name="ce1">
            <text:p>3965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62.2" table:style-name="ce1">
            <text:p>62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6" table:style-name="ce1">
            <text:p>3966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72.400000000000006" table:style-name="ce1">
            <text:p>72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7" table:style-name="ce1">
            <text:p>3967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68" table:style-name="ce1">
            <text:p>3968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51.6" table:style-name="ce1">
            <text:p>51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69" table:style-name="ce1">
            <text:p>3969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41.7" table:style-name="ce1">
            <text:p>41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0" table:style-name="ce1">
            <text:p>3970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53.8" table:style-name="ce1">
            <text:p>53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1" table:style-name="ce1">
            <text:p>3971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5.4" table:style-name="ce1">
            <text:p>35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2" table:style-name="ce1">
            <text:p>3972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2" table:style-name="ce1">
            <text:p>5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3" table:style-name="ce1">
            <text:p>3973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47.3" table:style-name="ce1">
            <text:p>47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4" table:style-name="ce1">
            <text:p>3974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67.7" table:style-name="ce1">
            <text:p>67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5" table:style-name="ce1">
            <text:p>3975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0.9" table:style-name="ce1">
            <text:p>50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6" table:style-name="ce1">
            <text:p>3976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61" table:style-name="ce1">
            <text:p>6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7" table:style-name="ce1">
            <text:p>3977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3.7" table:style-name="ce1">
            <text:p>43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8" table:style-name="ce1">
            <text:p>3978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64.7" table:style-name="ce1">
            <text:p>64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79" table:style-name="ce1">
            <text:p>3979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0" table:style-name="ce1">
            <text:p>3980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6.1" table:style-name="ce1">
            <text:p>56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1" table:style-name="ce1">
            <text:p>3981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2" table:style-name="ce1">
            <text:p>3982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4.6" table:style-name="ce1">
            <text:p>54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3" table:style-name="ce1">
            <text:p>3983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5.5" table:style-name="ce1">
            <text:p>55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4" table:style-name="ce1">
            <text:p>3984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46.2" table:style-name="ce1">
            <text:p>46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5" table:style-name="ce1">
            <text:p>3985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43.1" table:style-name="ce1">
            <text:p>43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6" table:style-name="ce1">
            <text:p>3986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5.7" table:style-name="ce1">
            <text:p>45,7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7" table:style-name="ce1">
            <text:p>3987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88" table:style-name="ce1">
            <text:p>3988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1.4" table:style-name="ce1">
            <text:p>51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89" table:style-name="ce1">
            <text:p>3989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61.4" table:style-name="ce1">
            <text:p>61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0" table:style-name="ce1">
            <text:p>3990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9.1" table:style-name="ce1">
            <text:p>49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1" table:style-name="ce1">
            <text:p>3991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47.2" table:style-name="ce1">
            <text:p>47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2" table:style-name="ce1">
            <text:p>3992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3" table:style-name="ce1">
            <text:p>3993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4" table:style-name="ce1">
            <text:p>3994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73" table:style-name="ce1">
            <text:p>7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5" table:style-name="ce1">
            <text:p>3995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3996" table:style-name="ce1">
            <text:p>3996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4.3" table:style-name="ce1">
            <text:p>44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7" table:style-name="ce1">
            <text:p>3997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62.6" table:style-name="ce1">
            <text:p>62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8" table:style-name="ce1">
            <text:p>3998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6.9" table:style-name="ce1">
            <text:p>56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3999" table:style-name="ce1">
            <text:p>3999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0" table:style-name="ce1">
            <text:p>4000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45.5" table:style-name="ce1">
            <text:p>45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1" table:style-name="ce1">
            <text:p>4001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63" table:style-name="ce1">
            <text:p>6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2" table:style-name="ce1">
            <text:p>4002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03" table:style-name="ce1">
            <text:p>4003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6.9" table:style-name="ce1">
            <text:p>56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4" table:style-name="ce1">
            <text:p>4004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74.5" table:style-name="ce1">
            <text:p>74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5" table:style-name="ce1">
            <text:p>4005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8" table:style-name="ce1">
            <text:p>5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6" table:style-name="ce1">
            <text:p>4006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0.1" table:style-name="ce1">
            <text:p>60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7" table:style-name="ce1">
            <text:p>4007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61.9" table:style-name="ce1">
            <text:p>61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8" table:style-name="ce1">
            <text:p>4008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9.1" table:style-name="ce1">
            <text:p>59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09" table:style-name="ce1">
            <text:p>4009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0" table:style-name="ce1">
            <text:p>4010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1" table:style-name="ce1">
            <text:p>4011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2" table:style-name="ce1">
            <text:p>4012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61.2" table:style-name="ce1">
            <text:p>61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3" table:style-name="ce1">
            <text:p>4013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1.599999999999994" table:style-name="ce1">
            <text:p>71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4" table:style-name="ce1">
            <text:p>4014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5.5" table:style-name="ce1">
            <text:p>55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5" table:style-name="ce1">
            <text:p>4015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3.1" table:style-name="ce1">
            <text:p>33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16" table:style-name="ce1">
            <text:p>4016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7" table:style-name="ce1">
            <text:p>4017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8" table:style-name="ce1">
            <text:p>4018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19" table:style-name="ce1">
            <text:p>4019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0" table:style-name="ce1">
            <text:p>4020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1" table:style-name="ce1">
            <text:p>4021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2" table:style-name="ce1">
            <text:p>4022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3" table:style-name="ce1">
            <text:p>4023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4" table:style-name="ce1">
            <text:p>4024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9.8" table:style-name="ce1">
            <text:p>49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5" table:style-name="ce1">
            <text:p>4025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7.8" table:style-name="ce1">
            <text:p>57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6" table:style-name="ce1">
            <text:p>4026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27" table:style-name="ce1">
            <text:p>4027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9.299999999999997" table:style-name="ce1">
            <text:p>39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8" table:style-name="ce1">
            <text:p>4028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63.8" table:style-name="ce1">
            <text:p>63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29" table:style-name="ce1">
            <text:p>4029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62.8" table:style-name="ce1">
            <text:p>62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0" table:style-name="ce1">
            <text:p>4030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63.6" table:style-name="ce1">
            <text:p>63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1" table:style-name="ce1">
            <text:p>4031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2" table:style-name="ce1">
            <text:p>4032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3" table:style-name="ce1">
            <text:p>4033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8.2" table:style-name="ce1">
            <text:p>28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4" table:style-name="ce1">
            <text:p>4034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43.3" table:style-name="ce1">
            <text:p>43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5" table:style-name="ce1">
            <text:p>4035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73.5" table:style-name="ce1">
            <text:p>73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6" table:style-name="ce1">
            <text:p>4036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75.599999999999994" table:style-name="ce1">
            <text:p>75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7" table:style-name="ce1">
            <text:p>4037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38" table:style-name="ce1">
            <text:p>4038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5.6" table:style-name="ce1">
            <text:p>55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39" table:style-name="ce1">
            <text:p>4039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64.599999999999994" table:style-name="ce1">
            <text:p>64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0" table:style-name="ce1">
            <text:p>4040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4.799999999999997" table:style-name="ce1">
            <text:p>34,8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1" table:style-name="ce1">
            <text:p>4041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44.2" table:style-name="ce1">
            <text:p>44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2" table:style-name="ce1">
            <text:p>4042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69.099999999999994" table:style-name="ce1">
            <text:p>69,1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3" table:style-name="ce1">
            <text:p>4043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60" table:style-name="ce1">
            <text:p>60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4" table:style-name="ce1">
            <text:p>4044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5" table:style-name="ce1">
            <text:p>4045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41.9" table:style-name="ce1">
            <text:p>41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6" table:style-name="ce1">
            <text:p>4046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47" table:style-name="ce1">
            <text:p>4047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61.9" table:style-name="ce1">
            <text:p>61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8" table:style-name="ce1">
            <text:p>4048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43.9" table:style-name="ce1">
            <text:p>43,9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49" table:style-name="ce1">
            <text:p>4049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1.2" table:style-name="ce1">
            <text:p>51,2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0" table:style-name="ce1">
            <text:p>4050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1.3" table:style-name="ce1">
            <text:p>51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1" table:style-name="ce1">
            <text:p>4051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2" table:style-name="ce1">
            <text:p>4052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45.6" table:style-name="ce1">
            <text:p>45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3" table:style-name="ce1">
            <text:p>4053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4.400000000000006" table:style-name="ce1">
            <text:p>64,4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4" table:style-name="ce1">
            <text:p>4054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19" table:formula="of:=2019" table:style-name="ce1">
            <text:p>2019</text:p>
          </table:table-cell>
          <table:table-cell office:value-type="float" office:value="4055" table:style-name="ce1">
            <text:p>4055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0.5" table:style-name="ce1">
            <text:p>50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6" table:style-name="ce1">
            <text:p>4056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3.5" table:style-name="ce1">
            <text:p>53,5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7" table:style-name="ce1">
            <text:p>4057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35.299999999999997" table:style-name="ce1">
            <text:p>35,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8" table:style-name="ce1">
            <text:p>4058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7.6" table:style-name="ce1">
            <text:p>37,6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59" table:style-name="ce1">
            <text:p>4059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3" table:style-name="ce1">
            <text:p>33</text:p>
          </table:table-cell>
          <table:table-cell office:value-type="float" office:value="2019" table:formula="of:=2019" table:style-name="ce1">
            <text:p>2019</text:p>
          </table:table-cell>
          <table:table-cell office:value-type="float" office:value="4060" table:style-name="ce1">
            <text:p>4060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1" table:style-name="ce1">
            <text:p>406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2" table:style-name="ce1">
            <text:p>4062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3" table:style-name="ce1">
            <text:p>4063</text:p>
          </table:table-cell>
          <table:table-cell table:number-columns-repeated="16380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4" table:style-name="ce1">
            <text:p>4064</text:p>
          </table:table-cell>
          <table:table-cell table:number-columns-repeated="16380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5" table:style-name="ce1">
            <text:p>4065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066" table:style-name="ce1">
            <text:p>4066</text:p>
          </table:table-cell>
          <table:table-cell table:number-columns-repeated="16380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7" table:style-name="ce1">
            <text:p>4067</text:p>
          </table:table-cell>
          <table:table-cell table:number-columns-repeated="16380"/>
        </table:table-row>
        <table:table-row table:style-name="ro1">
          <table:table-cell office:value-type="float" office:value="8" table:style-name="ce2">
            <text:p>8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068" table:style-name="ce1">
            <text:p>4068</text:p>
          </table:table-cell>
          <table:table-cell table:number-columns-repeated="16380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69" table:style-name="ce1">
            <text:p>4069</text:p>
          </table:table-cell>
          <table:table-cell table:number-columns-repeated="16380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0" table:style-name="ce1">
            <text:p>4070</text:p>
          </table:table-cell>
          <table:table-cell table:number-columns-repeated="16380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1" table:style-name="ce1">
            <text:p>4071</text:p>
          </table:table-cell>
          <table:table-cell table:number-columns-repeated="16380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2" table:style-name="ce1">
            <text:p>4072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3" table:style-name="ce1">
            <text:p>4073</text:p>
          </table:table-cell>
          <table:table-cell table:number-columns-repeated="16380"/>
        </table:table-row>
        <table:table-row table:style-name="ro1"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4" table:style-name="ce1">
            <text:p>4074</text:p>
          </table:table-cell>
          <table:table-cell table:number-columns-repeated="16380"/>
        </table:table-row>
        <table:table-row table:style-name="ro1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5" table:style-name="ce1">
            <text:p>4075</text:p>
          </table:table-cell>
          <table:table-cell table:number-columns-repeated="16380"/>
        </table:table-row>
        <table:table-row table:style-name="ro1"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6" table:style-name="ce1">
            <text:p>4076</text:p>
          </table:table-cell>
          <table:table-cell table:number-columns-repeated="16380"/>
        </table:table-row>
        <table:table-row table:style-name="ro1"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7" table:style-name="ce1">
            <text:p>4077</text:p>
          </table:table-cell>
          <table:table-cell table:number-columns-repeated="16380"/>
        </table:table-row>
        <table:table-row table:style-name="ro1"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8" table:style-name="ce1">
            <text:p>4078</text:p>
          </table:table-cell>
          <table:table-cell table:number-columns-repeated="16380"/>
        </table:table-row>
        <table:table-row table:style-name="ro1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79" table:style-name="ce1">
            <text:p>4079</text:p>
          </table:table-cell>
          <table:table-cell table:number-columns-repeated="16380"/>
        </table:table-row>
        <table:table-row table:style-name="ro1"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0" table:style-name="ce1">
            <text:p>4080</text:p>
          </table:table-cell>
          <table:table-cell table:number-columns-repeated="16380"/>
        </table:table-row>
        <table:table-row table:style-name="ro1">
          <table:table-cell office:value-type="float" office:value="21" table:style-name="ce2">
            <text:p>21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081" table:style-name="ce1">
            <text:p>4081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2" table:style-name="ce1">
            <text:p>4082</text:p>
          </table:table-cell>
          <table:table-cell table:number-columns-repeated="16380"/>
        </table:table-row>
        <table:table-row table:style-name="ro1">
          <table:table-cell office:value-type="float" office:value="23" table:style-name="ce2">
            <text:p>23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083" table:style-name="ce1">
            <text:p>4083</text:p>
          </table:table-cell>
          <table:table-cell table:number-columns-repeated="16380"/>
        </table:table-row>
        <table:table-row table:style-name="ro1"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4" table:style-name="ce1">
            <text:p>4084</text:p>
          </table:table-cell>
          <table:table-cell table:number-columns-repeated="16380"/>
        </table:table-row>
        <table:table-row table:style-name="ro1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5" table:style-name="ce1">
            <text:p>4085</text:p>
          </table:table-cell>
          <table:table-cell table:number-columns-repeated="16380"/>
        </table:table-row>
        <table:table-row table:style-name="ro1"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6" table:style-name="ce1">
            <text:p>4086</text:p>
          </table:table-cell>
          <table:table-cell table:number-columns-repeated="16380"/>
        </table:table-row>
        <table:table-row table:style-name="ro1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7" table:style-name="ce1">
            <text:p>4087</text:p>
          </table:table-cell>
          <table:table-cell table:number-columns-repeated="16380"/>
        </table:table-row>
        <table:table-row table:style-name="ro1"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8" table:style-name="ce1">
            <text:p>4088</text:p>
          </table:table-cell>
          <table:table-cell table:number-columns-repeated="16380"/>
        </table:table-row>
        <table:table-row table:style-name="ro1"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89" table:style-name="ce1">
            <text:p>4089</text:p>
          </table:table-cell>
          <table:table-cell table:number-columns-repeated="16380"/>
        </table:table-row>
        <table:table-row table:style-name="ro1"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0" table:style-name="ce1">
            <text:p>4090</text:p>
          </table:table-cell>
          <table:table-cell table:number-columns-repeated="16380"/>
        </table:table-row>
        <table:table-row table:style-name="ro1"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1" table:style-name="ce1">
            <text:p>4091</text:p>
          </table:table-cell>
          <table:table-cell table:number-columns-repeated="16380"/>
        </table:table-row>
        <table:table-row table:style-name="ro1"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2" table:style-name="ce1">
            <text:p>4092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3" table:style-name="ce1">
            <text:p>4093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4" table:style-name="ce1">
            <text:p>4094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5" table:style-name="ce1">
            <text:p>4095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6" table:style-name="ce1">
            <text:p>409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7" table:style-name="ce1">
            <text:p>409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8" table:style-name="ce1">
            <text:p>4098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099" table:style-name="ce1">
            <text:p>4099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0" table:style-name="ce1">
            <text:p>4100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1" table:style-name="ce1">
            <text:p>4101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2" table:style-name="ce1">
            <text:p>4102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3" table:style-name="ce1">
            <text:p>4103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4" table:style-name="ce1">
            <text:p>4104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5" table:style-name="ce1">
            <text:p>4105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6" table:style-name="ce1">
            <text:p>410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7" table:style-name="ce1">
            <text:p>4107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8" table:style-name="ce1">
            <text:p>4108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09" table:style-name="ce1">
            <text:p>4109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0" table:style-name="ce1">
            <text:p>4110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1" table:style-name="ce1">
            <text:p>4111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2" table:style-name="ce1">
            <text:p>4112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3" table:style-name="ce1">
            <text:p>4113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4" table:style-name="ce1">
            <text:p>4114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5" table:style-name="ce1">
            <text:p>411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6" table:style-name="ce1">
            <text:p>4116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7" table:style-name="ce1">
            <text:p>4117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8" table:style-name="ce1">
            <text:p>4118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19" table:style-name="ce1">
            <text:p>4119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0" table:style-name="ce1">
            <text:p>4120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1" table:style-name="ce1">
            <text:p>4121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2" table:style-name="ce1">
            <text:p>4122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3" table:style-name="ce1">
            <text:p>4123</text:p>
          </table:table-cell>
          <table:table-cell table:number-columns-repeated="16380"/>
        </table:table-row>
        <table:table-row table:style-name="ro1">
          <table:table-cell office:value-type="float" office:value="64" table:style-name="ce2">
            <text:p>64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24" table:style-name="ce1">
            <text:p>4124</text:p>
          </table:table-cell>
          <table:table-cell table:number-columns-repeated="16380"/>
        </table:table-row>
        <table:table-row table:style-name="ro1">
          <table:table-cell office:value-type="float" office:value="65" table:style-name="ce2">
            <text:p>65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25" table:style-name="ce1">
            <text:p>412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6" table:style-name="ce1">
            <text:p>4126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7" table:style-name="ce1">
            <text:p>4127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8" table:style-name="ce1">
            <text:p>4128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29" table:style-name="ce1">
            <text:p>4129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0" table:style-name="ce1">
            <text:p>4130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1" table:style-name="ce1">
            <text:p>4131</text:p>
          </table:table-cell>
          <table:table-cell table:number-columns-repeated="16380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32" table:style-name="ce1">
            <text:p>4132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3" table:style-name="ce1">
            <text:p>413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4" table:style-name="ce1">
            <text:p>4134</text:p>
          </table:table-cell>
          <table:table-cell table:number-columns-repeated="16380"/>
        </table:table-row>
        <table:table-row table:style-name="ro1">
          <table:table-cell office:value-type="float" office:value="75" table:style-name="ce2">
            <text:p>75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35" table:style-name="ce1">
            <text:p>4135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6" table:style-name="ce1">
            <text:p>4136</text:p>
          </table:table-cell>
          <table:table-cell table:number-columns-repeated="16380"/>
        </table:table-row>
        <table:table-row table:style-name="ro1">
          <table:table-cell office:value-type="float" office:value="77" table:style-name="ce2">
            <text:p>77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37" table:style-name="ce1">
            <text:p>4137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8" table:style-name="ce1">
            <text:p>4138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39" table:style-name="ce1">
            <text:p>4139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0" table:style-name="ce1">
            <text:p>4140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1" table:style-name="ce1">
            <text:p>4141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2" table:style-name="ce1">
            <text:p>4142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3" table:style-name="ce1">
            <text:p>4143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4" table:style-name="ce1">
            <text:p>4144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5" table:style-name="ce1">
            <text:p>4145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6" table:style-name="ce1">
            <text:p>4146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7" table:style-name="ce1">
            <text:p>4147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8" table:style-name="ce1">
            <text:p>4148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49" table:style-name="ce1">
            <text:p>4149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50" table:style-name="ce1">
            <text:p>4150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51" table:style-name="ce1">
            <text:p>4151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52" table:style-name="ce1">
            <text:p>4152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53" table:style-name="ce1">
            <text:p>4153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54" table:style-name="ce1">
            <text:p>4154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55" table:style-name="ce1">
            <text:p>4155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56" table:style-name="ce1">
            <text:p>4156</text:p>
          </table:table-cell>
          <table:table-cell table:number-columns-repeated="16380"/>
        </table:table-row>
        <table:table-row table:style-name="ro1"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57" table:style-name="ce1">
            <text:p>4157</text:p>
          </table:table-cell>
          <table:table-cell table:number-columns-repeated="16380"/>
        </table:table-row>
        <table:table-row table:style-name="ro1"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58" table:style-name="ce1">
            <text:p>4158</text:p>
          </table:table-cell>
          <table:table-cell table:number-columns-repeated="16380"/>
        </table:table-row>
        <table:table-row table:style-name="ro1"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59" table:style-name="ce1">
            <text:p>4159</text:p>
          </table:table-cell>
          <table:table-cell table:number-columns-repeated="16380"/>
        </table:table-row>
        <table:table-row table:style-name="ro1">
          <table:table-cell office:value-type="float" office:value="100" table:style-name="ce2">
            <text:p>100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60" table:style-name="ce1">
            <text:p>4160</text:p>
          </table:table-cell>
          <table:table-cell table:number-columns-repeated="16380"/>
        </table:table-row>
        <table:table-row table:style-name="ro1"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1" table:style-name="ce1">
            <text:p>4161</text:p>
          </table:table-cell>
          <table:table-cell table:number-columns-repeated="16380"/>
        </table:table-row>
        <table:table-row table:style-name="ro1"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2" table:style-name="ce1">
            <text:p>4162</text:p>
          </table:table-cell>
          <table:table-cell table:number-columns-repeated="16380"/>
        </table:table-row>
        <table:table-row table:style-name="ro1"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3" table:style-name="ce1">
            <text:p>4163</text:p>
          </table:table-cell>
          <table:table-cell table:number-columns-repeated="16380"/>
        </table:table-row>
        <table:table-row table:style-name="ro1">
          <table:table-cell office:value-type="float" office:value="104" table:style-name="ce1">
            <text:p>10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4" table:style-name="ce1">
            <text:p>4164</text:p>
          </table:table-cell>
          <table:table-cell table:number-columns-repeated="16380"/>
        </table:table-row>
        <table:table-row table:style-name="ro1"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5" table:style-name="ce1">
            <text:p>4165</text:p>
          </table:table-cell>
          <table:table-cell table:number-columns-repeated="16380"/>
        </table:table-row>
        <table:table-row table:style-name="ro1">
          <table:table-cell office:value-type="float" office:value="106" table:style-name="ce1">
            <text:p>10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6" table:style-name="ce1">
            <text:p>4166</text:p>
          </table:table-cell>
          <table:table-cell table:number-columns-repeated="16380"/>
        </table:table-row>
        <table:table-row table:style-name="ro1"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7" table:style-name="ce1">
            <text:p>4167</text:p>
          </table:table-cell>
          <table:table-cell table:number-columns-repeated="16380"/>
        </table:table-row>
        <table:table-row table:style-name="ro1">
          <table:table-cell office:value-type="float" office:value="108" table:style-name="ce2">
            <text:p>108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68" table:style-name="ce1">
            <text:p>4168</text:p>
          </table:table-cell>
          <table:table-cell table:number-columns-repeated="16380"/>
        </table:table-row>
        <table:table-row table:style-name="ro1">
          <table:table-cell office:value-type="float" office:value="109" table:style-name="ce1">
            <text:p>10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69" table:style-name="ce1">
            <text:p>4169</text:p>
          </table:table-cell>
          <table:table-cell table:number-columns-repeated="16380"/>
        </table:table-row>
        <table:table-row table:style-name="ro1"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0" table:style-name="ce1">
            <text:p>4170</text:p>
          </table:table-cell>
          <table:table-cell table:number-columns-repeated="16380"/>
        </table:table-row>
        <table:table-row table:style-name="ro1">
          <table:table-cell office:value-type="float" office:value="111" table:style-name="ce2">
            <text:p>111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71" table:style-name="ce1">
            <text:p>4171</text:p>
          </table:table-cell>
          <table:table-cell table:number-columns-repeated="16380"/>
        </table:table-row>
        <table:table-row table:style-name="ro1"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2" table:style-name="ce1">
            <text:p>4172</text:p>
          </table:table-cell>
          <table:table-cell table:number-columns-repeated="16380"/>
        </table:table-row>
        <table:table-row table:style-name="ro1"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3" table:style-name="ce1">
            <text:p>4173</text:p>
          </table:table-cell>
          <table:table-cell table:number-columns-repeated="16380"/>
        </table:table-row>
        <table:table-row table:style-name="ro1"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4" table:style-name="ce1">
            <text:p>4174</text:p>
          </table:table-cell>
          <table:table-cell table:number-columns-repeated="16380"/>
        </table:table-row>
        <table:table-row table:style-name="ro1"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5" table:style-name="ce1">
            <text:p>4175</text:p>
          </table:table-cell>
          <table:table-cell table:number-columns-repeated="16380"/>
        </table:table-row>
        <table:table-row table:style-name="ro1"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6" table:style-name="ce1">
            <text:p>4176</text:p>
          </table:table-cell>
          <table:table-cell table:number-columns-repeated="16380"/>
        </table:table-row>
        <table:table-row table:style-name="ro1"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7" table:style-name="ce1">
            <text:p>4177</text:p>
          </table:table-cell>
          <table:table-cell table:number-columns-repeated="16380"/>
        </table:table-row>
        <table:table-row table:style-name="ro1"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8" table:style-name="ce1">
            <text:p>4178</text:p>
          </table:table-cell>
          <table:table-cell table:number-columns-repeated="16380"/>
        </table:table-row>
        <table:table-row table:style-name="ro1"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79" table:style-name="ce1">
            <text:p>4179</text:p>
          </table:table-cell>
          <table:table-cell table:number-columns-repeated="16380"/>
        </table:table-row>
        <table:table-row table:style-name="ro1"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0" table:style-name="ce1">
            <text:p>4180</text:p>
          </table:table-cell>
          <table:table-cell table:number-columns-repeated="16380"/>
        </table:table-row>
        <table:table-row table:style-name="ro1"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1" table:style-name="ce1">
            <text:p>4181</text:p>
          </table:table-cell>
          <table:table-cell table:number-columns-repeated="16380"/>
        </table:table-row>
        <table:table-row table:style-name="ro1"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2" table:style-name="ce1">
            <text:p>4182</text:p>
          </table:table-cell>
          <table:table-cell table:number-columns-repeated="16380"/>
        </table:table-row>
        <table:table-row table:style-name="ro1">
          <table:table-cell office:value-type="float" office:value="123" table:style-name="ce2">
            <text:p>123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83" table:style-name="ce1">
            <text:p>4183</text:p>
          </table:table-cell>
          <table:table-cell table:number-columns-repeated="16380"/>
        </table:table-row>
        <table:table-row table:style-name="ro1"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4" table:style-name="ce1">
            <text:p>4184</text:p>
          </table:table-cell>
          <table:table-cell table:number-columns-repeated="16380"/>
        </table:table-row>
        <table:table-row table:style-name="ro1">
          <table:table-cell office:value-type="float" office:value="125" table:style-name="ce2">
            <text:p>125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85" table:style-name="ce1">
            <text:p>4185</text:p>
          </table:table-cell>
          <table:table-cell table:number-columns-repeated="16380"/>
        </table:table-row>
        <table:table-row table:style-name="ro1"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6" table:style-name="ce1">
            <text:p>4186</text:p>
          </table:table-cell>
          <table:table-cell table:number-columns-repeated="16380"/>
        </table:table-row>
        <table:table-row table:style-name="ro1">
          <table:table-cell office:value-type="float" office:value="127" table:style-name="ce1">
            <text:p>12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7" table:style-name="ce1">
            <text:p>4187</text:p>
          </table:table-cell>
          <table:table-cell table:number-columns-repeated="16380"/>
        </table:table-row>
        <table:table-row table:style-name="ro1">
          <table:table-cell office:value-type="float" office:value="128" table:style-name="ce1">
            <text:p>12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8" table:style-name="ce1">
            <text:p>4188</text:p>
          </table:table-cell>
          <table:table-cell table:number-columns-repeated="16380"/>
        </table:table-row>
        <table:table-row table:style-name="ro1"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89" table:style-name="ce1">
            <text:p>4189</text:p>
          </table:table-cell>
          <table:table-cell table:number-columns-repeated="16380"/>
        </table:table-row>
        <table:table-row table:style-name="ro1"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0" table:style-name="ce1">
            <text:p>4190</text:p>
          </table:table-cell>
          <table:table-cell table:number-columns-repeated="16380"/>
        </table:table-row>
        <table:table-row table:style-name="ro1">
          <table:table-cell office:value-type="float" office:value="131" table:style-name="ce2">
            <text:p>131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91" table:style-name="ce1">
            <text:p>4191</text:p>
          </table:table-cell>
          <table:table-cell table:number-columns-repeated="16380"/>
        </table:table-row>
        <table:table-row table:style-name="ro1"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2" table:style-name="ce1">
            <text:p>4192</text:p>
          </table:table-cell>
          <table:table-cell table:number-columns-repeated="16380"/>
        </table:table-row>
        <table:table-row table:style-name="ro1"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3" table:style-name="ce1">
            <text:p>4193</text:p>
          </table:table-cell>
          <table:table-cell table:number-columns-repeated="16380"/>
        </table:table-row>
        <table:table-row table:style-name="ro1"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4" table:style-name="ce1">
            <text:p>4194</text:p>
          </table:table-cell>
          <table:table-cell table:number-columns-repeated="16380"/>
        </table:table-row>
        <table:table-row table:style-name="ro1"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5" table:style-name="ce1">
            <text:p>4195</text:p>
          </table:table-cell>
          <table:table-cell table:number-columns-repeated="16380"/>
        </table:table-row>
        <table:table-row table:style-name="ro1">
          <table:table-cell office:value-type="float" office:value="136" table:style-name="ce2">
            <text:p>136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196" table:style-name="ce1">
            <text:p>4196</text:p>
          </table:table-cell>
          <table:table-cell table:number-columns-repeated="16380"/>
        </table:table-row>
        <table:table-row table:style-name="ro1"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7" table:style-name="ce1">
            <text:p>4197</text:p>
          </table:table-cell>
          <table:table-cell table:number-columns-repeated="16380"/>
        </table:table-row>
        <table:table-row table:style-name="ro1"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8" table:style-name="ce1">
            <text:p>4198</text:p>
          </table:table-cell>
          <table:table-cell table:number-columns-repeated="16380"/>
        </table:table-row>
        <table:table-row table:style-name="ro1"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199" table:style-name="ce1">
            <text:p>4199</text:p>
          </table:table-cell>
          <table:table-cell table:number-columns-repeated="16380"/>
        </table:table-row>
        <table:table-row table:style-name="ro1"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0" table:style-name="ce1">
            <text:p>4200</text:p>
          </table:table-cell>
          <table:table-cell table:number-columns-repeated="16380"/>
        </table:table-row>
        <table:table-row table:style-name="ro1">
          <table:table-cell office:value-type="float" office:value="141" table:style-name="ce1">
            <text:p>14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1" table:style-name="ce1">
            <text:p>4201</text:p>
          </table:table-cell>
          <table:table-cell table:number-columns-repeated="16380"/>
        </table:table-row>
        <table:table-row table:style-name="ro1">
          <table:table-cell office:value-type="float" office:value="142" table:style-name="ce1">
            <text:p>14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2" table:style-name="ce1">
            <text:p>4202</text:p>
          </table:table-cell>
          <table:table-cell table:number-columns-repeated="16380"/>
        </table:table-row>
        <table:table-row table:style-name="ro1">
          <table:table-cell office:value-type="float" office:value="143" table:style-name="ce2">
            <text:p>143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203" table:style-name="ce1">
            <text:p>4203</text:p>
          </table:table-cell>
          <table:table-cell table:number-columns-repeated="16380"/>
        </table:table-row>
        <table:table-row table:style-name="ro1">
          <table:table-cell office:value-type="float" office:value="144" table:style-name="ce2">
            <text:p>144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204" table:style-name="ce1">
            <text:p>4204</text:p>
          </table:table-cell>
          <table:table-cell table:number-columns-repeated="16380"/>
        </table:table-row>
        <table:table-row table:style-name="ro1">
          <table:table-cell office:value-type="float" office:value="145" table:style-name="ce1">
            <text:p>14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5" table:style-name="ce1">
            <text:p>4205</text:p>
          </table:table-cell>
          <table:table-cell table:number-columns-repeated="16380"/>
        </table:table-row>
        <table:table-row table:style-name="ro1">
          <table:table-cell office:value-type="float" office:value="146" table:style-name="ce1">
            <text:p>14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6" table:style-name="ce1">
            <text:p>4206</text:p>
          </table:table-cell>
          <table:table-cell table:number-columns-repeated="16380"/>
        </table:table-row>
        <table:table-row table:style-name="ro1">
          <table:table-cell office:value-type="float" office:value="147" table:style-name="ce1">
            <text:p>14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7" table:style-name="ce1">
            <text:p>4207</text:p>
          </table:table-cell>
          <table:table-cell table:number-columns-repeated="16380"/>
        </table:table-row>
        <table:table-row table:style-name="ro1">
          <table:table-cell office:value-type="float" office:value="148" table:style-name="ce1">
            <text:p>14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8" table:style-name="ce1">
            <text:p>4208</text:p>
          </table:table-cell>
          <table:table-cell table:number-columns-repeated="16380"/>
        </table:table-row>
        <table:table-row table:style-name="ro1"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09" table:style-name="ce1">
            <text:p>4209</text:p>
          </table:table-cell>
          <table:table-cell table:number-columns-repeated="16380"/>
        </table:table-row>
        <table:table-row table:style-name="ro1"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10" table:style-name="ce1">
            <text:p>4210</text:p>
          </table:table-cell>
          <table:table-cell table:number-columns-repeated="16380"/>
        </table:table-row>
        <table:table-row table:style-name="ro1">
          <table:table-cell office:value-type="float" office:value="151" table:style-name="ce1">
            <text:p>15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11" table:style-name="ce1">
            <text:p>4211</text:p>
          </table:table-cell>
          <table:table-cell table:number-columns-repeated="16380"/>
        </table:table-row>
        <table:table-row table:style-name="ro1">
          <table:table-cell office:value-type="float" office:value="152" table:style-name="ce1">
            <text:p>15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12" table:style-name="ce1">
            <text:p>4212</text:p>
          </table:table-cell>
          <table:table-cell table:number-columns-repeated="16380"/>
        </table:table-row>
        <table:table-row table:style-name="ro1">
          <table:table-cell office:value-type="float" office:value="153" table:style-name="ce1">
            <text:p>15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13" table:style-name="ce1">
            <text:p>4213</text:p>
          </table:table-cell>
          <table:table-cell table:number-columns-repeated="16380"/>
        </table:table-row>
        <table:table-row table:style-name="ro1">
          <table:table-cell office:value-type="float" office:value="154" table:style-name="ce1">
            <text:p>15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14" table:style-name="ce1">
            <text:p>4214</text:p>
          </table:table-cell>
          <table:table-cell table:number-columns-repeated="16380"/>
        </table:table-row>
        <table:table-row table:style-name="ro1">
          <table:table-cell office:value-type="float" office:value="155" table:style-name="ce1">
            <text:p>15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15" table:style-name="ce1">
            <text:p>4215</text:p>
          </table:table-cell>
          <table:table-cell table:number-columns-repeated="16380"/>
        </table:table-row>
        <table:table-row table:style-name="ro1">
          <table:table-cell office:value-type="float" office:value="156" table:style-name="ce1">
            <text:p>15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16" table:style-name="ce1">
            <text:p>4216</text:p>
          </table:table-cell>
          <table:table-cell table:number-columns-repeated="16380"/>
        </table:table-row>
        <table:table-row table:style-name="ro1">
          <table:table-cell office:value-type="float" office:value="157" table:style-name="ce1">
            <text:p>15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17" table:style-name="ce1">
            <text:p>4217</text:p>
          </table:table-cell>
          <table:table-cell table:number-columns-repeated="16380"/>
        </table:table-row>
        <table:table-row table:style-name="ro1">
          <table:table-cell office:value-type="float" office:value="158" table:style-name="ce1">
            <text:p>15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18" table:style-name="ce1">
            <text:p>4218</text:p>
          </table:table-cell>
          <table:table-cell table:number-columns-repeated="16380"/>
        </table:table-row>
        <table:table-row table:style-name="ro1">
          <table:table-cell office:value-type="float" office:value="159" table:style-name="ce1">
            <text:p>15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19" table:style-name="ce1">
            <text:p>4219</text:p>
          </table:table-cell>
          <table:table-cell table:number-columns-repeated="16380"/>
        </table:table-row>
        <table:table-row table:style-name="ro1">
          <table:table-cell office:value-type="float" office:value="160" table:style-name="ce1">
            <text:p>16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0" table:style-name="ce1">
            <text:p>4220</text:p>
          </table:table-cell>
          <table:table-cell table:number-columns-repeated="16380"/>
        </table:table-row>
        <table:table-row table:style-name="ro1">
          <table:table-cell office:value-type="float" office:value="161" table:style-name="ce2">
            <text:p>161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221" table:style-name="ce1">
            <text:p>4221</text:p>
          </table:table-cell>
          <table:table-cell table:number-columns-repeated="16380"/>
        </table:table-row>
        <table:table-row table:style-name="ro1">
          <table:table-cell office:value-type="float" office:value="162" table:style-name="ce2">
            <text:p>162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222" table:style-name="ce1">
            <text:p>4222</text:p>
          </table:table-cell>
          <table:table-cell table:number-columns-repeated="16380"/>
        </table:table-row>
        <table:table-row table:style-name="ro1">
          <table:table-cell office:value-type="float" office:value="163" table:style-name="ce2">
            <text:p>163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223" table:style-name="ce1">
            <text:p>4223</text:p>
          </table:table-cell>
          <table:table-cell table:number-columns-repeated="16380"/>
        </table:table-row>
        <table:table-row table:style-name="ro1">
          <table:table-cell office:value-type="float" office:value="164" table:style-name="ce1">
            <text:p>16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4" table:style-name="ce1">
            <text:p>4224</text:p>
          </table:table-cell>
          <table:table-cell table:number-columns-repeated="16380"/>
        </table:table-row>
        <table:table-row table:style-name="ro1">
          <table:table-cell office:value-type="float" office:value="165" table:style-name="ce1">
            <text:p>16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5" table:style-name="ce1">
            <text:p>4225</text:p>
          </table:table-cell>
          <table:table-cell table:number-columns-repeated="16380"/>
        </table:table-row>
        <table:table-row table:style-name="ro1">
          <table:table-cell office:value-type="float" office:value="166" table:style-name="ce2">
            <text:p>166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226" table:style-name="ce1">
            <text:p>4226</text:p>
          </table:table-cell>
          <table:table-cell table:number-columns-repeated="16380"/>
        </table:table-row>
        <table:table-row table:style-name="ro1">
          <table:table-cell office:value-type="float" office:value="167" table:style-name="ce1">
            <text:p>16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7" table:style-name="ce1">
            <text:p>4227</text:p>
          </table:table-cell>
          <table:table-cell table:number-columns-repeated="16380"/>
        </table:table-row>
        <table:table-row table:style-name="ro1">
          <table:table-cell office:value-type="float" office:value="168" table:style-name="ce1">
            <text:p>16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8" table:style-name="ce1">
            <text:p>4228</text:p>
          </table:table-cell>
          <table:table-cell table:number-columns-repeated="16380"/>
        </table:table-row>
        <table:table-row table:style-name="ro1">
          <table:table-cell office:value-type="float" office:value="169" table:style-name="ce1">
            <text:p>16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29" table:style-name="ce1">
            <text:p>4229</text:p>
          </table:table-cell>
          <table:table-cell table:number-columns-repeated="16380"/>
        </table:table-row>
        <table:table-row table:style-name="ro1">
          <table:table-cell office:value-type="float" office:value="170" table:style-name="ce1">
            <text:p>17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0" table:style-name="ce1">
            <text:p>4230</text:p>
          </table:table-cell>
          <table:table-cell table:number-columns-repeated="16380"/>
        </table:table-row>
        <table:table-row table:style-name="ro1">
          <table:table-cell office:value-type="float" office:value="171" table:style-name="ce1">
            <text:p>17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1" table:style-name="ce1">
            <text:p>4231</text:p>
          </table:table-cell>
          <table:table-cell table:number-columns-repeated="16380"/>
        </table:table-row>
        <table:table-row table:style-name="ro1">
          <table:table-cell office:value-type="float" office:value="172" table:style-name="ce1">
            <text:p>17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2" table:style-name="ce1">
            <text:p>4232</text:p>
          </table:table-cell>
          <table:table-cell table:number-columns-repeated="16380"/>
        </table:table-row>
        <table:table-row table:style-name="ro1">
          <table:table-cell office:value-type="float" office:value="173" table:style-name="ce1">
            <text:p>17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3" table:style-name="ce1">
            <text:p>4233</text:p>
          </table:table-cell>
          <table:table-cell table:number-columns-repeated="16380"/>
        </table:table-row>
        <table:table-row table:style-name="ro1">
          <table:table-cell office:value-type="float" office:value="174" table:style-name="ce1">
            <text:p>17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4" table:style-name="ce1">
            <text:p>4234</text:p>
          </table:table-cell>
          <table:table-cell table:number-columns-repeated="16380"/>
        </table:table-row>
        <table:table-row table:style-name="ro1">
          <table:table-cell office:value-type="float" office:value="175" table:style-name="ce1">
            <text:p>17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5" table:style-name="ce1">
            <text:p>4235</text:p>
          </table:table-cell>
          <table:table-cell table:number-columns-repeated="16380"/>
        </table:table-row>
        <table:table-row table:style-name="ro1">
          <table:table-cell office:value-type="float" office:value="176" table:style-name="ce1">
            <text:p>17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6" table:style-name="ce1">
            <text:p>4236</text:p>
          </table:table-cell>
          <table:table-cell table:number-columns-repeated="16380"/>
        </table:table-row>
        <table:table-row table:style-name="ro1">
          <table:table-cell office:value-type="float" office:value="177" table:style-name="ce1">
            <text:p>17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7" table:style-name="ce1">
            <text:p>4237</text:p>
          </table:table-cell>
          <table:table-cell table:number-columns-repeated="16380"/>
        </table:table-row>
        <table:table-row table:style-name="ro1">
          <table:table-cell office:value-type="float" office:value="178" table:style-name="ce1">
            <text:p>17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8" table:style-name="ce1">
            <text:p>4238</text:p>
          </table:table-cell>
          <table:table-cell table:number-columns-repeated="16380"/>
        </table:table-row>
        <table:table-row table:style-name="ro1">
          <table:table-cell office:value-type="float" office:value="179" table:style-name="ce1">
            <text:p>17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39" table:style-name="ce1">
            <text:p>4239</text:p>
          </table:table-cell>
          <table:table-cell table:number-columns-repeated="16380"/>
        </table:table-row>
        <table:table-row table:style-name="ro1">
          <table:table-cell office:value-type="float" office:value="180" table:style-name="ce1">
            <text:p>18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0" table:style-name="ce1">
            <text:p>4240</text:p>
          </table:table-cell>
          <table:table-cell table:number-columns-repeated="16380"/>
        </table:table-row>
        <table:table-row table:style-name="ro1">
          <table:table-cell office:value-type="float" office:value="181" table:style-name="ce1">
            <text:p>18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1" table:style-name="ce1">
            <text:p>4241</text:p>
          </table:table-cell>
          <table:table-cell table:number-columns-repeated="16380"/>
        </table:table-row>
        <table:table-row table:style-name="ro1">
          <table:table-cell office:value-type="float" office:value="182" table:style-name="ce1">
            <text:p>18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2" table:style-name="ce1">
            <text:p>4242</text:p>
          </table:table-cell>
          <table:table-cell table:number-columns-repeated="16380"/>
        </table:table-row>
        <table:table-row table:style-name="ro1">
          <table:table-cell office:value-type="float" office:value="183" table:style-name="ce1">
            <text:p>18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3" table:style-name="ce1">
            <text:p>4243</text:p>
          </table:table-cell>
          <table:table-cell table:number-columns-repeated="16380"/>
        </table:table-row>
        <table:table-row table:style-name="ro1">
          <table:table-cell office:value-type="float" office:value="184" table:style-name="ce1">
            <text:p>18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4" table:style-name="ce1">
            <text:p>4244</text:p>
          </table:table-cell>
          <table:table-cell table:number-columns-repeated="16380"/>
        </table:table-row>
        <table:table-row table:style-name="ro1">
          <table:table-cell office:value-type="float" office:value="185" table:style-name="ce1">
            <text:p>185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5" table:style-name="ce1">
            <text:p>4245</text:p>
          </table:table-cell>
          <table:table-cell table:number-columns-repeated="16380"/>
        </table:table-row>
        <table:table-row table:style-name="ro1">
          <table:table-cell office:value-type="float" office:value="186" table:style-name="ce1">
            <text:p>18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6" table:style-name="ce1">
            <text:p>4246</text:p>
          </table:table-cell>
          <table:table-cell table:number-columns-repeated="16380"/>
        </table:table-row>
        <table:table-row table:style-name="ro1">
          <table:table-cell office:value-type="float" office:value="187" table:style-name="ce1">
            <text:p>18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7" table:style-name="ce1">
            <text:p>4247</text:p>
          </table:table-cell>
          <table:table-cell table:number-columns-repeated="16380"/>
        </table:table-row>
        <table:table-row table:style-name="ro1">
          <table:table-cell office:value-type="float" office:value="188" table:style-name="ce1">
            <text:p>18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8" table:style-name="ce1">
            <text:p>4248</text:p>
          </table:table-cell>
          <table:table-cell table:number-columns-repeated="16380"/>
        </table:table-row>
        <table:table-row table:style-name="ro1">
          <table:table-cell office:value-type="float" office:value="189" table:style-name="ce1">
            <text:p>18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49" table:style-name="ce1">
            <text:p>4249</text:p>
          </table:table-cell>
          <table:table-cell table:number-columns-repeated="16380"/>
        </table:table-row>
        <table:table-row table:style-name="ro1">
          <table:table-cell office:value-type="float" office:value="190" table:style-name="ce2">
            <text:p>190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250" table:style-name="ce1">
            <text:p>4250</text:p>
          </table:table-cell>
          <table:table-cell table:number-columns-repeated="16380"/>
        </table:table-row>
        <table:table-row table:style-name="ro1">
          <table:table-cell office:value-type="float" office:value="191" table:style-name="ce1">
            <text:p>19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1" table:style-name="ce1">
            <text:p>4251</text:p>
          </table:table-cell>
          <table:table-cell table:number-columns-repeated="16380"/>
        </table:table-row>
        <table:table-row table:style-name="ro1">
          <table:table-cell office:value-type="float" office:value="192" table:style-name="ce1">
            <text:p>19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2" table:style-name="ce1">
            <text:p>4252</text:p>
          </table:table-cell>
          <table:table-cell table:number-columns-repeated="16380"/>
        </table:table-row>
        <table:table-row table:style-name="ro1">
          <table:table-cell office:value-type="float" office:value="193" table:style-name="ce1">
            <text:p>19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3" table:style-name="ce1">
            <text:p>4253</text:p>
          </table:table-cell>
          <table:table-cell table:number-columns-repeated="16380"/>
        </table:table-row>
        <table:table-row table:style-name="ro1">
          <table:table-cell office:value-type="float" office:value="194" table:style-name="ce1">
            <text:p>194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4" table:style-name="ce1">
            <text:p>4254</text:p>
          </table:table-cell>
          <table:table-cell table:number-columns-repeated="16380"/>
        </table:table-row>
        <table:table-row table:style-name="ro1">
          <table:table-cell office:value-type="float" office:value="195" table:style-name="ce2">
            <text:p>195</text:p>
          </table:table-cell>
          <table:table-cell table:style-name="ce2"/>
          <table:table-cell office:value-type="float" office:value="2020" table:formula="of:=2020" table:style-name="ce1">
            <text:p>2020</text:p>
          </table:table-cell>
          <table:table-cell office:value-type="float" office:value="4255" table:style-name="ce1">
            <text:p>4255</text:p>
          </table:table-cell>
          <table:table-cell table:number-columns-repeated="16380"/>
        </table:table-row>
        <table:table-row table:style-name="ro1">
          <table:table-cell office:value-type="float" office:value="196" table:style-name="ce1">
            <text:p>196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6" table:style-name="ce1">
            <text:p>4256</text:p>
          </table:table-cell>
          <table:table-cell table:number-columns-repeated="16380"/>
        </table:table-row>
        <table:table-row table:style-name="ro1">
          <table:table-cell office:value-type="float" office:value="197" table:style-name="ce1">
            <text:p>197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7" table:style-name="ce1">
            <text:p>4257</text:p>
          </table:table-cell>
          <table:table-cell table:number-columns-repeated="16380"/>
        </table:table-row>
        <table:table-row table:style-name="ro1">
          <table:table-cell office:value-type="float" office:value="198" table:style-name="ce1">
            <text:p>198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8" table:style-name="ce1">
            <text:p>4258</text:p>
          </table:table-cell>
          <table:table-cell table:number-columns-repeated="16380"/>
        </table:table-row>
        <table:table-row table:style-name="ro1">
          <table:table-cell office:value-type="float" office:value="199" table:style-name="ce1">
            <text:p>199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59" table:style-name="ce1">
            <text:p>4259</text:p>
          </table:table-cell>
          <table:table-cell table:number-columns-repeated="16380"/>
        </table:table-row>
        <table:table-row table:style-name="ro1">
          <table:table-cell office:value-type="float" office:value="200" table:style-name="ce1">
            <text:p>200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60" table:style-name="ce1">
            <text:p>4260</text:p>
          </table:table-cell>
          <table:table-cell table:number-columns-repeated="16380"/>
        </table:table-row>
        <table:table-row table:style-name="ro1">
          <table:table-cell office:value-type="float" office:value="201" table:style-name="ce1">
            <text:p>201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61" table:style-name="ce1">
            <text:p>4261</text:p>
          </table:table-cell>
          <table:table-cell table:number-columns-repeated="16380"/>
        </table:table-row>
        <table:table-row table:style-name="ro1">
          <table:table-cell office:value-type="float" office:value="202" table:style-name="ce1">
            <text:p>202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62" table:style-name="ce1">
            <text:p>4262</text:p>
          </table:table-cell>
          <table:table-cell table:number-columns-repeated="16380"/>
        </table:table-row>
        <table:table-row table:style-name="ro1">
          <table:table-cell office:value-type="float" office:value="203" table:style-name="ce1">
            <text:p>203</text:p>
          </table:table-cell>
          <table:table-cell table:style-name="ce1"/>
          <table:table-cell office:value-type="float" office:value="2020" table:formula="of:=2020" table:style-name="ce1">
            <text:p>2020</text:p>
          </table:table-cell>
          <table:table-cell office:value-type="float" office:value="4263" table:style-name="ce1">
            <text:p>4263</text:p>
          </table:table-cell>
          <table:table-cell table:number-columns-repeated="16380"/>
        </table:table-row>
        <table:table-row table:number-rows-repeated="104431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dc:creator>Clément Calia</dc:creator>
    <dc:date>2022-03-14T12:26:43Z</dc:date>
    <meta:editing-cycles>9</meta:editing-cycles>
    <meta:editing-duration>PT1809S</meta:editing-duration>
  </office:meta>
</office:document-meta>
</file>